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4cm"/>
    </style:style>
    <style:style style:name="co2" style:family="table-column">
      <style:table-column-properties fo:break-before="auto" style:column-width="2.321cm"/>
    </style:style>
    <style:style style:name="co3" style:family="table-column">
      <style:table-column-properties fo:break-before="auto" style:column-width="18.411cm"/>
    </style:style>
    <style:style style:name="co4" style:family="table-column">
      <style:table-column-properties fo:break-before="auto" style:column-width="1.221cm"/>
    </style:style>
    <style:style style:name="co5" style:family="table-column">
      <style:table-column-properties fo:break-before="auto" style:column-width="1.58cm"/>
    </style:style>
    <style:style style:name="co6" style:family="table-column">
      <style:table-column-properties fo:break-before="auto" style:column-width="0.718cm"/>
    </style:style>
    <style:style style:name="co7" style:family="table-column">
      <style:table-column-properties fo:break-before="auto" style:column-width="3.427cm"/>
    </style:style>
    <style:style style:name="co8" style:family="table-column">
      <style:table-column-properties fo:break-before="auto" style:column-width="2.258cm"/>
    </style:style>
    <style:style style:name="co9" style:family="table-column">
      <style:table-column-properties fo:break-before="auto" style:column-width="0.855cm"/>
    </style:style>
    <style:style style:name="co10" style:family="table-column">
      <style:table-column-properties fo:break-before="auto" style:column-width="11.527cm"/>
    </style:style>
    <style:style style:name="co11" style:family="table-column">
      <style:table-column-properties fo:break-before="auto" style:column-width="1.353cm"/>
    </style:style>
    <style:style style:name="co12" style:family="table-column">
      <style:table-column-properties fo:break-before="auto" style:column-width="4.173cm"/>
    </style:style>
    <style:style style:name="co13" style:family="table-column">
      <style:table-column-properties fo:break-before="auto" style:column-width="0.938cm"/>
    </style:style>
    <style:style style:name="co14" style:family="table-column">
      <style:table-column-properties fo:break-before="auto" style:column-width="1.298cm"/>
    </style:style>
    <style:style style:name="co15" style:family="table-column">
      <style:table-column-properties fo:break-before="auto" style:column-width="1.769cm"/>
    </style:style>
    <style:style style:name="co16" style:family="table-column">
      <style:table-column-properties fo:break-before="auto" style:column-width="1.935cm"/>
    </style:style>
    <style:style style:name="co17" style:family="table-column">
      <style:table-column-properties fo:break-before="auto" style:column-width="2.073cm"/>
    </style:style>
    <style:style style:name="co18" style:family="table-column">
      <style:table-column-properties fo:break-before="auto" style:column-width="1.27cm"/>
    </style:style>
    <style:style style:name="co19" style:family="table-column">
      <style:table-column-properties fo:break-before="auto" style:column-width="6.302cm"/>
    </style:style>
    <style:style style:name="co20" style:family="table-column">
      <style:table-column-properties fo:break-before="auto" style:column-width="0.607cm"/>
    </style:style>
    <style:style style:name="co21" style:family="table-column">
      <style:table-column-properties fo:break-before="auto" style:column-width="1.083cm"/>
    </style:style>
    <style:style style:name="co22" style:family="table-column">
      <style:table-column-properties fo:break-before="auto" style:column-width="1.166cm"/>
    </style:style>
    <style:style style:name="co23" style:family="table-column">
      <style:table-column-properties fo:break-before="auto" style:column-width="2.792cm"/>
    </style:style>
    <style:style style:name="co24" style:family="table-column">
      <style:table-column-properties fo:break-before="auto" style:column-width="4.616cm"/>
    </style:style>
    <style:style style:name="co25" style:family="table-column">
      <style:table-column-properties fo:break-before="auto" style:column-width="2.293cm"/>
    </style:style>
    <style:style style:name="co26" style:family="table-column">
      <style:table-column-properties fo:break-before="auto" style:column-width="12.661cm"/>
    </style:style>
    <style:style style:name="co27" style:family="table-column">
      <style:table-column-properties fo:break-before="auto" style:column-width="2.35cm"/>
    </style:style>
    <style:style style:name="co28" style:family="table-column">
      <style:table-column-properties fo:break-before="auto" style:column-width="10.478cm"/>
    </style:style>
    <style:style style:name="co29" style:family="table-column">
      <style:table-column-properties fo:break-before="auto" style:column-width="4.976cm"/>
    </style:style>
    <style:style style:name="ro1" style:family="table-row">
      <style:table-row-properties style:row-height="0.631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text-properties style:text-position="" fo:font-size="14pt" fo:font-weight="bold" style:font-size-asian="14pt" style:font-weight-asian="bold" style:font-size-complex="14pt"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800000" style:text-position="" fo:font-weight="bold" style:font-weight-asian="bold" style:font-weight-complex="bold"/>
    </style:style>
    <style:style style:name="ce5" style:family="table-cell" style:parent-style-name="Default">
      <style:text-properties style:text-position="" fo:font-weight="normal" style:font-weight-asian="normal" style:font-weight-complex="normal"/>
    </style:style>
    <style:style style:name="ce6"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ext-properties fo:color="#0047ff" fo:font-weight="bold" style:font-weight-asian="bold" style:font-weight-complex="bold"/>
    </style:style>
    <style:style style:name="ce9" style:family="table-cell" style:parent-style-name="Default">
      <style:text-properties fo:color="#999999"/>
    </style:style>
    <style:style style:name="ce10" style:family="table-cell" style:parent-style-name="Default">
      <style:text-properties fo:color="#999999" fo:font-weight="bold" style:font-weight-asian="bold" style:font-weight-complex="bold"/>
    </style:style>
    <style:style style:name="ce11" style:family="table-cell" style:parent-style-name="Default" style:data-style-name="N0"/>
    <style:style style:name="ce12" style:family="table-cell" style:parent-style-name="Default">
      <style:text-properties fo:font-weight="normal" style:font-weight-asian="normal" style:font-weight-complex="normal"/>
    </style:style>
    <style:style style:name="ta_extref" style:family="table">
      <style:table-properties table:display="false"/>
    </style:style>
  </office:automatic-styles>
  <office:body>
    <office:spreadsheet>
      <table:table table:name="achievement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07" table:default-cell-style-name="Default"/>
        <table:table-row table:style-name="ro1">
          <table:table-cell table:style-name="ce2" office:value-type="string" calcext:value-type="string">
            <text:p>achievements</text:p>
          </table:table-cell>
          <table:table-cell table:number-columns-repeated="6"/>
          <table:table-cell table:style-name="ce3" office:value-type="string" calcext:value-type="string">
            <text:p>SQL</text:p>
          </table:table-cell>
          <table:table-cell table:number-columns-repeated="1007"/>
        </table:table-row>
        <table:table-row table:style-name="ro2">
          <table:table-cell table:number-columns-repeated="7"/>
          <table:table-cell table:style-name="ce5" table:formula="of:=&quot;--&quot;&amp;CHAR(13)&amp;CHAR(10)&amp;&quot;-- Dump dei dati per la tabella &quot;&amp;[.$A$1]&amp;CHAR(13)&amp;CHAR(10)&amp;&quot;-- &quot;" office:value-type="string" office:string-value="--&#13;&#10;-- Dump dei dati per la tabella achievements&#13;&#10;-- " calcext:value-type="string">
            <text:p>--</text:p>
            <text:p>-- Dump dei dati per la tabella achievements</text:p>
            <text:p>-- </text:p>
          </table:table-cell>
          <table:table-cell table:number-columns-repeated="1007"/>
        </table:table-row>
        <table:table-row table:style-name="ro3">
          <table:table-cell table:style-name="ce3" office:value-type="string" calcext:value-type="string">
            <text:p>id</text:p>
          </table:table-cell>
          <table:table-cell table:style-name="ce3" office:value-type="string" calcext:value-type="string">
            <text:p>code</text:p>
          </table:table-cell>
          <table:table-cell table:style-name="ce4" office:value-type="string" calcext:value-type="string">
            <text:p>description</text:p>
          </table:table-cell>
          <table:table-cell table:style-name="ce4" office:value-type="string" calcext:value-type="string">
            <text:p>check</text:p>
          </table:table-cell>
          <table:table-cell table:style-name="ce4" office:value-type="string" calcext:value-type="string">
            <text:p>righe</text:p>
          </table:table-cell>
          <table:table-cell table:style-name="ce3" office:value-type="string" calcext:value-type="string">
            <text:p>user_id</text:p>
          </table:table-cell>
          <table:table-cell table:style-name="ce3"/>
          <table:table-cell table:formula="of:=&quot;INSERT INTO &quot;&amp;[.$A$1]&amp;&quot; (&quot;&amp;[.$A$3]&amp;&quot;,&quot;&amp;[.$B$3]&amp;&quot;,&quot;&amp;[.$F$3]&amp;&quot;,lock_version,created_at,updated_at) VALUES &quot;" office:value-type="string" office:string-value="INSERT INTO achievements (id,code,user_id,lock_version,created_at,updated_at) VALUES " calcext:value-type="string">
            <text:p>INSERT INTO achievements (id,code,user_id,lock_version,created_at,updated_at) VALUES </text:p>
          </table:table-cell>
          <table:table-cell table:style-name="ce3" table:number-columns-repeated="1007"/>
        </table:table-row>
        <table:table-row table:style-name="ro3">
          <table:table-cell table:formula="of:=ROW([.A4])-3" office:value-type="float" office:value="1" calcext:value-type="float">
            <text:p>1</text:p>
          </table:table-cell>
          <table:table-cell office:value-type="string" calcext:value-type="string">
            <text:p>NEWENTRY</text:p>
          </table:table-cell>
          <table:table-cell office:value-type="string" calcext:value-type="string">
            <text:p>3 gare e 600 punti max</text:p>
          </table:table-cell>
          <table:table-cell table:formula="of:=COUNTIF([.$B$4:.$B$323];[.B4])" office:value-type="float" office:value="1" calcext:value-type="float">
            <text:p>1</text:p>
          </table:table-cell>
          <table:table-cell table:formula="of:=COUNTIF([achievement_rows.$B$4:.$B$331];[.B4])" office:value-type="float" office:value="2" calcext:value-type="float">
            <text:p>2</text:p>
          </table:table-cell>
          <table:table-cell office:value-type="float" office:value="2" calcext:value-type="float">
            <text:p>2</text:p>
          </table:table-cell>
          <table:table-cell/>
          <table:table-cell table:formula="of:=&quot;(&quot;&amp;[.A4]&amp;&quot;,'&quot;&amp;[.B4]&amp;&quot;',&quot;&amp;[.F4]&amp;&quot;,0,CURDATE(),CURDATE())&quot;&amp;IF(INDIRECT(ADDRESS(ROW([.A4])+1;1))&gt;0;&quot;,&quot;;&quot;;&quot;)" office:value-type="string" office:string-value="(1,'NEWENTRY',2,0,CURDATE(),CURDATE())," calcext:value-type="string">
            <text:p>(1,'NEWENTRY',2,0,CURDATE(),CURDATE()),</text:p>
          </table:table-cell>
          <table:table-cell table:number-columns-repeated="1007"/>
        </table:table-row>
        <table:table-row table:style-name="ro3">
          <table:table-cell table:formula="of:=ROW([.A5])-3" office:value-type="float" office:value="2" calcext:value-type="float">
            <text:p>2</text:p>
          </table:table-cell>
          <table:table-cell office:value-type="string" calcext:value-type="string">
            <text:p>YUPPIES</text:p>
          </table:table-cell>
          <table:table-cell office:value-type="string" calcext:value-type="string">
            <text:p>25 gare e 650 punti max e (ironmaster o 300 km o 5 personal bests)</text:p>
          </table:table-cell>
          <table:table-cell table:formula="of:=COUNTIF([.$B$4:.$B$323];[.B5])" office:value-type="float" office:value="1" calcext:value-type="float">
            <text:p>1</text:p>
          </table:table-cell>
          <table:table-cell table:formula="of:=COUNTIF([achievement_rows.$B$4:.$B$331];[.B5])" office:value-type="float" office:value="5" calcext:value-type="float">
            <text:p>5</text:p>
          </table:table-cell>
          <table:table-cell office:value-type="float" office:value="2" calcext:value-type="float">
            <text:p>2</text:p>
          </table:table-cell>
          <table:table-cell/>
          <table:table-cell table:formula="of:=&quot;(&quot;&amp;[.A5]&amp;&quot;,'&quot;&amp;[.B5]&amp;&quot;',&quot;&amp;[.F5]&amp;&quot;,0,CURDATE(),CURDATE())&quot;&amp;IF(INDIRECT(ADDRESS(ROW([.A5])+1;1))&gt;0;&quot;,&quot;;&quot;;&quot;)" office:value-type="string" office:string-value="(2,'YUPPIES',2,0,CURDATE(),CURDATE())," calcext:value-type="string">
            <text:p>(2,'YUPPIES',2,0,CURDATE(),CURDATE()),</text:p>
          </table:table-cell>
          <table:table-cell table:number-columns-repeated="1007"/>
        </table:table-row>
        <table:table-row table:style-name="ro3">
          <table:table-cell table:formula="of:=ROW([.A6])-3" office:value-type="float" office:value="3" calcext:value-type="float">
            <text:p>3</text:p>
          </table:table-cell>
          <table:table-cell office:value-type="string" calcext:value-type="string">
            <text:p>SECURE</text:p>
          </table:table-cell>
          <table:table-cell office:value-type="string" calcext:value-type="string">
            <text:p>50 gare e 700 punti max e (2 ironmaster o 400 km anno o 100 gogglers amici o 5 stagioni)</text:p>
          </table:table-cell>
          <table:table-cell table:formula="of:=COUNTIF([.$B$4:.$B$323];[.B6])" office:value-type="float" office:value="1" calcext:value-type="float">
            <text:p>1</text:p>
          </table:table-cell>
          <table:table-cell table:formula="of:=COUNTIF([achievement_rows.$B$4:.$B$331];[.B6])" office:value-type="float" office:value="6" calcext:value-type="float">
            <text:p>6</text:p>
          </table:table-cell>
          <table:table-cell office:value-type="float" office:value="2" calcext:value-type="float">
            <text:p>2</text:p>
          </table:table-cell>
          <table:table-cell/>
          <table:table-cell table:formula="of:=&quot;(&quot;&amp;[.A6]&amp;&quot;,'&quot;&amp;[.B6]&amp;&quot;',&quot;&amp;[.F6]&amp;&quot;,0,CURDATE(),CURDATE())&quot;&amp;IF(INDIRECT(ADDRESS(ROW([.A6])+1;1))&gt;0;&quot;,&quot;;&quot;;&quot;)" office:value-type="string" office:string-value="(3,'SECURE',2,0,CURDATE(),CURDATE())," calcext:value-type="string">
            <text:p>(3,'SECURE',2,0,CURDATE(),CURDATE()),</text:p>
          </table:table-cell>
          <table:table-cell table:number-columns-repeated="1007"/>
        </table:table-row>
        <table:table-row table:style-name="ro4">
          <table:table-cell table:formula="of:=ROW([.A7])-3" office:value-type="float" office:value="4" calcext:value-type="float">
            <text:p>4</text:p>
          </table:table-cell>
          <table:table-cell office:value-type="string" calcext:value-type="string">
            <text:p>ADVANCED</text:p>
          </table:table-cell>
          <table:table-cell office:value-type="string" calcext:value-type="string">
            <text:p>75 gare e 750 punti max e (800 punti max o 500 km anno o 100 gare o 20 km gara o 8 ore gara)</text:p>
          </table:table-cell>
          <table:table-cell table:formula="of:=COUNTIF([.$B$4:.$B$323];[.B7])" office:value-type="float" office:value="1" calcext:value-type="float">
            <text:p>1</text:p>
          </table:table-cell>
          <table:table-cell table:formula="of:=COUNTIF([achievement_rows.$B$4:.$B$331];[.B7])" office:value-type="float" office:value="7" calcext:value-type="float">
            <text:p>7</text:p>
          </table:table-cell>
          <table:table-cell office:value-type="float" office:value="2" calcext:value-type="float">
            <text:p>2</text:p>
          </table:table-cell>
          <table:table-cell/>
          <table:table-cell table:formula="of:=&quot;(&quot;&amp;[.A7]&amp;&quot;,'&quot;&amp;[.B7]&amp;&quot;',&quot;&amp;[.F7]&amp;&quot;,0,CURDATE(),CURDATE())&quot;&amp;IF(INDIRECT(ADDRESS(ROW([.A7])+1;1))&gt;0;&quot;,&quot;;&quot;;&quot;)" office:value-type="string" office:string-value="(4,'ADVANCED',2,0,CURDATE(),CURDATE())," calcext:value-type="string">
            <text:p>(4,'ADVANCED',2,0,CURDATE(),CURDATE()),</text:p>
          </table:table-cell>
          <table:table-cell table:number-columns-repeated="1007"/>
        </table:table-row>
        <table:table-row table:style-name="ro3">
          <table:table-cell table:formula="of:=ROW([.A8])-3" office:value-type="float" office:value="5" calcext:value-type="float">
            <text:p>5</text:p>
          </table:table-cell>
          <table:table-cell office:value-type="string" calcext:value-type="string">
            <text:p>EXPERT</text:p>
          </table:table-cell>
          <table:table-cell office:value-type="string" calcext:value-type="string">
            <text:p>100 gare e 750 punti max e (800 punti max o 600 km anno o 125 gare o 30 km gara o 12 ore gara o 10 stagioni)</text:p>
          </table:table-cell>
          <table:table-cell table:formula="of:=COUNTIF([.$B$4:.$B$323];[.B8])" office:value-type="float" office:value="1" calcext:value-type="float">
            <text:p>1</text:p>
          </table:table-cell>
          <table:table-cell table:formula="of:=COUNTIF([achievement_rows.$B$4:.$B$331];[.B8])" office:value-type="float" office:value="8" calcext:value-type="float">
            <text:p>8</text:p>
          </table:table-cell>
          <table:table-cell office:value-type="float" office:value="2" calcext:value-type="float">
            <text:p>2</text:p>
          </table:table-cell>
          <table:table-cell/>
          <table:table-cell table:formula="of:=&quot;(&quot;&amp;[.A8]&amp;&quot;,'&quot;&amp;[.B8]&amp;&quot;',&quot;&amp;[.F8]&amp;&quot;,0,CURDATE(),CURDATE())&quot;&amp;IF(INDIRECT(ADDRESS(ROW([.A8])+1;1))&gt;0;&quot;,&quot;;&quot;;&quot;)" office:value-type="string" office:string-value="(5,'EXPERT',2,0,CURDATE(),CURDATE())," calcext:value-type="string">
            <text:p>(5,'EXPERT',2,0,CURDATE(),CURDATE()),</text:p>
          </table:table-cell>
          <table:table-cell table:number-columns-repeated="1007"/>
        </table:table-row>
        <table:table-row table:style-name="ro3">
          <table:table-cell table:formula="of:=ROW([.A9])-3" office:value-type="float" office:value="6" calcext:value-type="float">
            <text:p>6</text:p>
          </table:table-cell>
          <table:table-cell office:value-type="string" calcext:value-type="string">
            <text:p>VETERAN</text:p>
          </table:table-cell>
          <table:table-cell office:value-type="string" calcext:value-type="string">
            <text:p>150 gare e 750 punti max e 2 ironmaster e (800 punti max o 750 km anno o 200 gare o 50 km gara o 20 ore gara o 15 stagioni)</text:p>
          </table:table-cell>
          <table:table-cell table:formula="of:=COUNTIF([.$B$4:.$B$323];[.B9])" office:value-type="float" office:value="1" calcext:value-type="float">
            <text:p>1</text:p>
          </table:table-cell>
          <table:table-cell table:formula="of:=COUNTIF([achievement_rows.$B$4:.$B$331];[.B9])" office:value-type="float" office:value="9" calcext:value-type="float">
            <text:p>9</text:p>
          </table:table-cell>
          <table:table-cell office:value-type="float" office:value="2" calcext:value-type="float">
            <text:p>2</text:p>
          </table:table-cell>
          <table:table-cell/>
          <table:table-cell table:formula="of:=&quot;(&quot;&amp;[.A9]&amp;&quot;,'&quot;&amp;[.B9]&amp;&quot;',&quot;&amp;[.F9]&amp;&quot;,0,CURDATE(),CURDATE())&quot;&amp;IF(INDIRECT(ADDRESS(ROW([.A9])+1;1))&gt;0;&quot;,&quot;;&quot;;&quot;)" office:value-type="string" office:string-value="(6,'VETERAN',2,0,CURDATE(),CURDATE())," calcext:value-type="string">
            <text:p>(6,'VETERAN',2,0,CURDATE(),CURDATE()),</text:p>
          </table:table-cell>
          <table:table-cell table:number-columns-repeated="1007"/>
        </table:table-row>
        <table:table-row table:style-name="ro3">
          <table:table-cell table:formula="of:=ROW([.A10])-3" office:value-type="float" office:value="7" calcext:value-type="float">
            <text:p>7</text:p>
          </table:table-cell>
          <table:table-cell office:value-type="string" calcext:value-type="string">
            <text:p>SENIOR</text:p>
          </table:table-cell>
          <table:table-cell office:value-type="string" calcext:value-type="string">
            <text:p>850 punti max o 800 punti med</text:p>
          </table:table-cell>
          <table:table-cell table:formula="of:=COUNTIF([.$B$4:.$B$323];[.B10])" office:value-type="float" office:value="1" calcext:value-type="float">
            <text:p>1</text:p>
          </table:table-cell>
          <table:table-cell table:formula="of:=COUNTIF([achievement_rows.$B$4:.$B$331];[.B10])" office:value-type="float" office:value="2" calcext:value-type="float">
            <text:p>2</text:p>
          </table:table-cell>
          <table:table-cell office:value-type="float" office:value="2" calcext:value-type="float">
            <text:p>2</text:p>
          </table:table-cell>
          <table:table-cell/>
          <table:table-cell table:formula="of:=&quot;(&quot;&amp;[.A10]&amp;&quot;,'&quot;&amp;[.B10]&amp;&quot;',&quot;&amp;[.F10]&amp;&quot;,0,CURDATE(),CURDATE())&quot;&amp;IF(INDIRECT(ADDRESS(ROW([.A10])+1;1))&gt;0;&quot;,&quot;;&quot;;&quot;)" office:value-type="string" office:string-value="(7,'SENIOR',2,0,CURDATE(),CURDATE())," calcext:value-type="string">
            <text:p>(7,'SENIOR',2,0,CURDATE(),CURDATE()),</text:p>
          </table:table-cell>
          <table:table-cell table:number-columns-repeated="1007"/>
        </table:table-row>
        <table:table-row table:style-name="ro3">
          <table:table-cell table:formula="of:=ROW([.A11])-3" office:value-type="float" office:value="8" calcext:value-type="float">
            <text:p>8</text:p>
          </table:table-cell>
          <table:table-cell office:value-type="string" calcext:value-type="string">
            <text:p>SENVET</text:p>
          </table:table-cell>
          <table:table-cell office:value-type="string" calcext:value-type="string">
            <text:p>(850 punti max o 800 punti med) e 2 ironmaster e 15 stagioni e 150 meeting</text:p>
          </table:table-cell>
          <table:table-cell table:formula="of:=COUNTIF([.$B$4:.$B$323];[.B11])" office:value-type="float" office:value="1" calcext:value-type="float">
            <text:p>1</text:p>
          </table:table-cell>
          <table:table-cell table:formula="of:=COUNTIF([achievement_rows.$B$4:.$B$331];[.B11])" office:value-type="float" office:value="5" calcext:value-type="float">
            <text:p>5</text:p>
          </table:table-cell>
          <table:table-cell office:value-type="float" office:value="2" calcext:value-type="float">
            <text:p>2</text:p>
          </table:table-cell>
          <table:table-cell/>
          <table:table-cell table:formula="of:=&quot;(&quot;&amp;[.A11]&amp;&quot;,'&quot;&amp;[.B11]&amp;&quot;',&quot;&amp;[.F11]&amp;&quot;,0,CURDATE(),CURDATE())&quot;&amp;IF(INDIRECT(ADDRESS(ROW([.A11])+1;1))&gt;0;&quot;,&quot;;&quot;;&quot;)" office:value-type="string" office:string-value="(8,'SENVET',2,0,CURDATE(),CURDATE())," calcext:value-type="string">
            <text:p>(8,'SENVET',2,0,CURDATE(),CURDATE()),</text:p>
          </table:table-cell>
          <table:table-cell table:number-columns-repeated="1007"/>
        </table:table-row>
        <table:table-row table:style-name="ro3">
          <table:table-cell table:formula="of:=ROW([.A12])-3" office:value-type="float" office:value="9" calcext:value-type="float">
            <text:p>9</text:p>
          </table:table-cell>
          <table:table-cell office:value-type="string" calcext:value-type="string">
            <text:p>ELITE</text:p>
          </table:table-cell>
          <table:table-cell office:value-type="string" calcext:value-type="string">
            <text:p>900 punti max o 850 punti med</text:p>
          </table:table-cell>
          <table:table-cell table:formula="of:=COUNTIF([.$B$4:.$B$323];[.B12])" office:value-type="float" office:value="1" calcext:value-type="float">
            <text:p>1</text:p>
          </table:table-cell>
          <table:table-cell table:formula="of:=COUNTIF([achievement_rows.$B$4:.$B$331];[.B12])" office:value-type="float" office:value="2" calcext:value-type="float">
            <text:p>2</text:p>
          </table:table-cell>
          <table:table-cell office:value-type="float" office:value="2" calcext:value-type="float">
            <text:p>2</text:p>
          </table:table-cell>
          <table:table-cell/>
          <table:table-cell table:formula="of:=&quot;(&quot;&amp;[.A12]&amp;&quot;,'&quot;&amp;[.B12]&amp;&quot;',&quot;&amp;[.F12]&amp;&quot;,0,CURDATE(),CURDATE())&quot;&amp;IF(INDIRECT(ADDRESS(ROW([.A12])+1;1))&gt;0;&quot;,&quot;;&quot;;&quot;)" office:value-type="string" office:string-value="(9,'ELITE',2,0,CURDATE(),CURDATE())," calcext:value-type="string">
            <text:p>(9,'ELITE',2,0,CURDATE(),CURDATE()),</text:p>
          </table:table-cell>
          <table:table-cell table:number-columns-repeated="1007"/>
        </table:table-row>
        <table:table-row table:style-name="ro3">
          <table:table-cell table:formula="of:=ROW([.A13])-3" office:value-type="float" office:value="10" calcext:value-type="float">
            <text:p>10</text:p>
          </table:table-cell>
          <table:table-cell office:value-type="string" calcext:value-type="string">
            <text:p>ELIVET</text:p>
          </table:table-cell>
          <table:table-cell office:value-type="string" calcext:value-type="string">
            <text:p>(900 punti max o 850 punti med) e 2 ironmaster e 15 stagioni e 150 meeting</text:p>
          </table:table-cell>
          <table:table-cell table:formula="of:=COUNTIF([.$B$4:.$B$323];[.B13])" office:value-type="float" office:value="1" calcext:value-type="float">
            <text:p>1</text:p>
          </table:table-cell>
          <table:table-cell table:formula="of:=COUNTIF([achievement_rows.$B$4:.$B$331];[.B13])" office:value-type="float" office:value="5" calcext:value-type="float">
            <text:p>5</text:p>
          </table:table-cell>
          <table:table-cell office:value-type="float" office:value="2" calcext:value-type="float">
            <text:p>2</text:p>
          </table:table-cell>
          <table:table-cell/>
          <table:table-cell table:formula="of:=&quot;(&quot;&amp;[.A13]&amp;&quot;,'&quot;&amp;[.B13]&amp;&quot;',&quot;&amp;[.F13]&amp;&quot;,0,CURDATE(),CURDATE())&quot;&amp;IF(INDIRECT(ADDRESS(ROW([.A13])+1;1))&gt;0;&quot;,&quot;;&quot;;&quot;)" office:value-type="string" office:string-value="(10,'ELIVET',2,0,CURDATE(),CURDATE())," calcext:value-type="string">
            <text:p>(10,'ELIVET',2,0,CURDATE(),CURDATE()),</text:p>
          </table:table-cell>
          <table:table-cell table:number-columns-repeated="1007"/>
        </table:table-row>
        <table:table-row table:style-name="ro3">
          <table:table-cell table:formula="of:=ROW([.A14])-3" office:value-type="float" office:value="11" calcext:value-type="float">
            <text:p>11</text:p>
          </table:table-cell>
          <table:table-cell office:value-type="string" calcext:value-type="string">
            <text:p>TOP</text:p>
          </table:table-cell>
          <table:table-cell office:value-type="string" calcext:value-type="string">
            <text:p>1000 punti max</text:p>
          </table:table-cell>
          <table:table-cell table:formula="of:=COUNTIF([.$B$4:.$B$323];[.B14])" office:value-type="float" office:value="1" calcext:value-type="float">
            <text:p>1</text:p>
          </table:table-cell>
          <table:table-cell table:formula="of:=COUNTIF([achievement_rows.$B$4:.$B$331];[.B14])" office:value-type="float" office:value="1" calcext:value-type="float">
            <text:p>1</text:p>
          </table:table-cell>
          <table:table-cell office:value-type="float" office:value="2" calcext:value-type="float">
            <text:p>2</text:p>
          </table:table-cell>
          <table:table-cell/>
          <table:table-cell table:formula="of:=&quot;(&quot;&amp;[.A14]&amp;&quot;,'&quot;&amp;[.B14]&amp;&quot;',&quot;&amp;[.F14]&amp;&quot;,0,CURDATE(),CURDATE())&quot;&amp;IF(INDIRECT(ADDRESS(ROW([.A14])+1;1))&gt;0;&quot;,&quot;;&quot;;&quot;)" office:value-type="string" office:string-value="(11,'TOP',2,0,CURDATE(),CURDATE())," calcext:value-type="string">
            <text:p>(11,'TOP',2,0,CURDATE(),CURDATE()),</text:p>
          </table:table-cell>
          <table:table-cell table:number-columns-repeated="1007"/>
        </table:table-row>
        <table:table-row table:style-name="ro3">
          <table:table-cell table:formula="of:=ROW([.A15])-3" office:value-type="float" office:value="12" calcext:value-type="float">
            <text:p>12</text:p>
          </table:table-cell>
          <table:table-cell office:value-type="string" calcext:value-type="string">
            <text:p>TOPVET</text:p>
          </table:table-cell>
          <table:table-cell office:value-type="string" calcext:value-type="string">
            <text:p>1000 punti max e 2 ironmaster e 15 stagioni e 150 meeting</text:p>
          </table:table-cell>
          <table:table-cell table:formula="of:=COUNTIF([.$B$4:.$B$323];[.B15])" office:value-type="float" office:value="1" calcext:value-type="float">
            <text:p>1</text:p>
          </table:table-cell>
          <table:table-cell table:formula="of:=COUNTIF([achievement_rows.$B$4:.$B$331];[.B15])" office:value-type="float" office:value="4" calcext:value-type="float">
            <text:p>4</text:p>
          </table:table-cell>
          <table:table-cell office:value-type="float" office:value="2" calcext:value-type="float">
            <text:p>2</text:p>
          </table:table-cell>
          <table:table-cell/>
          <table:table-cell table:formula="of:=&quot;(&quot;&amp;[.A15]&amp;&quot;,'&quot;&amp;[.B15]&amp;&quot;',&quot;&amp;[.F15]&amp;&quot;,0,CURDATE(),CURDATE())&quot;&amp;IF(INDIRECT(ADDRESS(ROW([.A15])+1;1))&gt;0;&quot;,&quot;;&quot;;&quot;)" office:value-type="string" office:string-value="(12,'TOPVET',2,0,CURDATE(),CURDATE());" calcext:value-type="string">
            <text:p>(12,'TOPVET',2,0,CURDATE(),CURDATE());</text:p>
          </table:table-cell>
          <table:table-cell table:number-columns-repeated="1007"/>
        </table:table-row>
      </table:table>
      <table:table table:name="achievement_rows" table:style-name="ta1">
        <table:table-column table:style-name="co9" table:default-cell-style-name="Default"/>
        <table:table-column table:style-name="co2" table:default-cell-style-name="Default"/>
        <table:table-column table:style-name="co10" table:default-cell-style-name="ce9"/>
        <table:table-column table:style-name="co11" table:default-cell-style-name="Default"/>
        <table:table-column table:style-name="co12" table:default-cell-style-name="ce9"/>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default-cell-style-name="Default"/>
        <table:table-column table:style-name="co17" table:default-cell-style-name="Default"/>
        <table:table-column table:style-name="co8" table:number-columns-repeated="2" table:default-cell-style-name="Default"/>
        <table:table-column table:style-name="co18" table:default-cell-style-name="Default"/>
        <table:table-column table:style-name="co19" table:default-cell-style-name="Default"/>
        <table:table-column table:style-name="co8" table:number-columns-repeated="998" table:default-cell-style-name="Default"/>
        <table:table-row table:style-name="ro1">
          <table:table-cell table:style-name="ce6" office:value-type="string" calcext:value-type="string">
            <text:p>achievement_rows</text:p>
          </table:table-cell>
          <table:table-cell table:number-columns-repeated="13"/>
          <table:table-cell table:style-name="ce7" office:value-type="string" calcext:value-type="string">
            <text:p>SQL</text:p>
          </table:table-cell>
          <table:table-cell table:number-columns-repeated="998"/>
        </table:table-row>
        <table:table-row table:style-name="ro2">
          <table:table-cell/>
          <table:table-cell table:style-name="ce8" office:value-type="string" calcext:value-type="string">
            <text:p>achievements</text:p>
          </table:table-cell>
          <table:table-cell table:style-name="ce10"/>
          <table:table-cell table:style-name="ce8" office:value-type="string" calcext:value-type="string">
            <text:p>achievement_types</text:p>
          </table:table-cell>
          <table:table-cell table:style-name="ce10"/>
          <table:table-cell table:number-columns-repeated="9"/>
          <table:table-cell table:style-name="ce12" table:formula="of:=&quot;--&quot;&amp;CHAR(13)&amp;CHAR(10)&amp;&quot;-- Dump dei dati per la tabella &quot;&amp;[.$A$1]&amp;CHAR(13)&amp;CHAR(10)&amp;&quot;-- &quot;" office:value-type="string" office:string-value="--&#13;&#10;-- Dump dei dati per la tabella achievement_rows&#13;&#10;-- " calcext:value-type="string">
            <text:p>--</text:p>
            <text:p>-- Dump dei dati per la tabella achievement_rows</text:p>
            <text:p>-- </text:p>
          </table:table-cell>
          <table:table-cell table:number-columns-repeated="998"/>
        </table:table-row>
        <table:table-row table:style-name="ro3">
          <table:table-cell table:style-name="ce7" office:value-type="string" calcext:value-type="string">
            <text:p>id</text:p>
          </table:table-cell>
          <table:table-cell table:style-name="ce8" office:value-type="string" calcext:value-type="string">
            <text:p>code</text:p>
          </table:table-cell>
          <table:table-cell table:style-name="ce10" office:value-type="string" calcext:value-type="string">
            <text:p>description</text:p>
          </table:table-cell>
          <table:table-cell table:style-name="ce8" office:value-type="string" calcext:value-type="string">
            <text:p>code</text:p>
          </table:table-cell>
          <table:table-cell table:style-name="ce10" office:value-type="string" calcext:value-type="string">
            <text:p>at_description</text:p>
          </table:table-cell>
          <table:table-cell table:style-name="ce7" office:value-type="string" calcext:value-type="string">
            <text:p>part_order</text:p>
          </table:table-cell>
          <table:table-cell table:style-name="ce7" office:value-type="string" calcext:value-type="string">
            <text:p>achievement_value</text:p>
          </table:table-cell>
          <table:table-cell table:style-name="ce7" office:value-type="string" calcext:value-type="string">
            <text:p>is_bracket_open</text:p>
          </table:table-cell>
          <table:table-cell table:style-name="ce7" office:value-type="string" calcext:value-type="string">
            <text:p>is_or_operator</text:p>
          </table:table-cell>
          <table:table-cell table:style-name="ce7" office:value-type="string" calcext:value-type="string">
            <text:p>is_not_operator</text:p>
          </table:table-cell>
          <table:table-cell table:style-name="ce7" office:value-type="string" calcext:value-type="string">
            <text:p>is_bracket_closed</text:p>
          </table:table-cell>
          <table:table-cell table:style-name="ce7" office:value-type="string" calcext:value-type="string">
            <text:p>achievement_id</text:p>
          </table:table-cell>
          <table:table-cell table:style-name="ce7" office:value-type="string" calcext:value-type="string">
            <text:p>achievement_type_id</text:p>
          </table:table-cell>
          <table:table-cell table:style-name="ce7"/>
          <table:table-cell table:formula="of:=&quot;INSERT INTO &quot;&amp;[.$A$1]&amp;&quot; (&quot;&amp;[.$A$3]&amp;&quot;,&quot;&amp;[.$F$3]&amp;&quot;,&quot;&amp;[.$G$3]&amp;&quot;,&quot;&amp;[.$H$3]&amp;&quot;,&quot;&amp;[.$I$3]&amp;&quot;,&quot;&amp;[.$J$3]&amp;&quot;,&quot;&amp;[.$K$3]&amp;&quot;,&quot;&amp;[.$L$3]&amp;&quot;,&quot;&amp;[.$M$3]&amp;&quot;,lock_version,created_at,updated_at) VALUES &quot;" office:value-type="string" office:string-value="INSERT INTO achievement_rows (id,part_order,achievement_value,is_bracket_open,is_or_operator,is_not_operator,is_bracket_closed,achievement_id,achievement_type_id,lock_version,created_at,updated_at) VALUES " calcext:value-type="string">
            <text:p>INSERT INTO achievement_rows (id,part_order,achievement_value,is_bracket_open,is_or_operator,is_not_operator,is_bracket_closed,achievement_id,achievement_type_id,lock_version,created_at,updated_at) VALUES </text:p>
          </table:table-cell>
          <table:table-cell table:style-name="ce7" table:number-columns-repeated="998"/>
        </table:table-row>
        <table:table-row table:style-name="ro4">
          <table:table-cell table:formula="of:=ROW([.A4])-3" office:value-type="float" office:value="1" calcext:value-type="float">
            <text:p>1</text:p>
          </table:table-cell>
          <table:table-cell office:value-type="string" calcext:value-type="string">
            <text:p>NEWENTRY</text:p>
          </table:table-cell>
          <table:table-cell table:formula="of:=VLOOKUP([.B4];[achievements.$B$4:.$C$272];2;0)" office:value-type="string" office:string-value="3 gare e 600 punti max" calcext:value-type="string">
            <text:p>3 gare e 600 punti max</text:p>
          </table:table-cell>
          <table:table-cell office:value-type="string" calcext:value-type="string">
            <text:p>ANGD</text:p>
          </table:table-cell>
          <table:table-cell table:formula="of:=VLOOKUP([.D4];['file:///G:/Goggles/Dati/generali/Dati_tipologiche_generali.ods'#$Dati_standard.$B$118:.$D$136];3;0)" office:value-type="string" office:string-value="NUMERO MEETING DISPUTATI" calcext:value-type="string">
            <text:p>NUMERO MEETING DISPUTATI</text:p>
          </table:table-cell>
          <table:table-cell office:value-type="float" office:value="1" calcext:value-type="float">
            <text:p>1</text:p>
          </table:table-cell>
          <table:table-cell office:value-type="float" office:value="3" calcext:value-type="float">
            <text:p>3</text:p>
          </table:table-cell>
          <table:table-cell table:number-columns-repeated="4" office:value-type="float" office:value="0" calcext:value-type="float">
            <text:p>0</text:p>
          </table:table-cell>
          <table:table-cell table:formula="of:=&quot;(select t.id from &quot;&amp;[.B$2]&amp;&quot; t where t.&quot;&amp;[.B$3]&amp;&quot; = '&quot;&amp;[.B4]&amp;&quot;')&quot;" office:value-type="string" office:string-value="(select t.id from achievements t where t.code = 'NEWENTRY')" calcext:value-type="string">
            <text:p>(select t.id from achievements t where t.code = 'NEWENTRY')</text:p>
          </table:table-cell>
          <table:table-cell table:formula="of:=&quot;(select t.id from &quot;&amp;[.D$2]&amp;&quot; t where t.&quot;&amp;[.D$3]&amp;&quot; = '&quot;&amp;[.D4]&amp;&quot;')&quot;" office:value-type="string" office:string-value="(select t.id from achievement_types t where t.code = 'ANGD')" calcext:value-type="string">
            <text:p>(select t.id from achievement_types t where t.code = 'ANGD')</text:p>
          </table:table-cell>
          <table:table-cell/>
          <table:table-cell table:formula="of:=&quot;(&quot;&amp;[.A4]&amp;&quot;,&quot;&amp;[.F4]&amp;&quot;,'&quot;&amp;IF(ISBLANK([.G4]);'null';[.G4])&amp;&quot;',&quot;&amp;[.H4]&amp;&quot;,&quot;&amp;[.I4]&amp;&quot;,&quot;&amp;[.J4]&amp;&quot;,&quot;&amp;[.K4]&amp;&quot;,&quot;&amp;[.L4]&amp;&quot;,&quot;&amp;[.M4]&amp;&quot;,0,CURDATE(),CURDATE())&quot;&amp;IF(INDIRECT(ADDRESS(ROW([.A4])+1;1))&gt;0;&quot;,&quot;;&quot;;&quot;)" office:value-type="string" office:string-value="(1,1,'3',0,0,0,0,(select t.id from achievements t where t.code = 'NEWENTRY'),(select t.id from achievement_types t where t.code = 'ANGD'),0,CURDATE(),CURDATE())," calcext:value-type="string">
            <text:p>(1,1,'3',0,0,0,0,(select t.id from achievements t where t.code = 'NEWENTRY'),(select t.id from achievement_types t where t.code = 'ANGD'),0,CURDATE(),CURDATE()),</text:p>
          </table:table-cell>
          <table:table-cell table:number-columns-repeated="998"/>
        </table:table-row>
        <table:table-row table:style-name="ro4">
          <table:table-cell table:formula="of:=ROW([.A5])-3" office:value-type="float" office:value="2" calcext:value-type="float">
            <text:p>2</text:p>
          </table:table-cell>
          <table:table-cell office:value-type="string" calcext:value-type="string">
            <text:p>NEWENTRY</text:p>
          </table:table-cell>
          <table:table-cell table:formula="of:=VLOOKUP([.B5];[achievements.$B$4:.$C$272];2;0)" office:value-type="string" office:string-value="3 gare e 600 punti max" calcext:value-type="string">
            <text:p>3 gare e 600 punti max</text:p>
          </table:table-cell>
          <table:table-cell office:value-type="string" calcext:value-type="string">
            <text:p>AMPF</text:p>
          </table:table-cell>
          <table:table-cell table:formula="of:=VLOOKUP([.D5];['file:///G:/Goggles/Dati/generali/Dati_tipologiche_generali.ods'#$Dati_standard.$B$118:.$D$136];3;0)" office:value-type="string" office:string-value="MASSIMO PUNTEGGIO FIN" calcext:value-type="string">
            <text:p>MASSIMO PUNTEGGIO FIN</text:p>
          </table:table-cell>
          <table:table-cell office:value-type="float" office:value="2" calcext:value-type="float">
            <text:p>2</text:p>
          </table:table-cell>
          <table:table-cell office:value-type="float" office:value="500" calcext:value-type="float">
            <text:p>500</text:p>
          </table:table-cell>
          <table:table-cell table:number-columns-repeated="4" office:value-type="float" office:value="0" calcext:value-type="float">
            <text:p>0</text:p>
          </table:table-cell>
          <table:table-cell table:formula="of:=&quot;(select t.id from &quot;&amp;[.B$2]&amp;&quot; t where t.&quot;&amp;[.B$3]&amp;&quot; = '&quot;&amp;[.B5]&amp;&quot;')&quot;" office:value-type="string" office:string-value="(select t.id from achievements t where t.code = 'NEWENTRY')" calcext:value-type="string">
            <text:p>(select t.id from achievements t where t.code = 'NEWENTRY')</text:p>
          </table:table-cell>
          <table:table-cell table:formula="of:=&quot;(select t.id from &quot;&amp;[.D$2]&amp;&quot; t where t.&quot;&amp;[.D$3]&amp;&quot; = '&quot;&amp;[.D5]&amp;&quot;')&quot;" office:value-type="string" office:string-value="(select t.id from achievement_types t where t.code = 'AMPF')" calcext:value-type="string">
            <text:p>(select t.id from achievement_types t where t.code = 'AMPF')</text:p>
          </table:table-cell>
          <table:table-cell/>
          <table:table-cell table:formula="of:=&quot;(&quot;&amp;[.A5]&amp;&quot;,&quot;&amp;[.F5]&amp;&quot;,'&quot;&amp;IF(ISBLANK([.G5]);'null';[.G5])&amp;&quot;',&quot;&amp;[.H5]&amp;&quot;,&quot;&amp;[.I5]&amp;&quot;,&quot;&amp;[.J5]&amp;&quot;,&quot;&amp;[.K5]&amp;&quot;,&quot;&amp;[.L5]&amp;&quot;,&quot;&amp;[.M5]&amp;&quot;,0,CURDATE(),CURDATE())&quot;&amp;IF(INDIRECT(ADDRESS(ROW([.A5])+1;1))&gt;0;&quot;,&quot;;&quot;;&quot;)" office:value-type="string" office:string-value="(2,2,'500',0,0,0,0,(select t.id from achievements t where t.code = 'NEWENTRY'),(select t.id from achievement_types t where t.code = 'AMPF'),0,CURDATE(),CURDATE())," calcext:value-type="string">
            <text:p>(2,2,'500',0,0,0,0,(select t.id from achievements t where t.code = 'NEWENTRY'),(select t.id from achievement_types t where t.code = 'AMPF'),0,CURDATE(),CURDATE()),</text:p>
          </table:table-cell>
          <table:table-cell table:number-columns-repeated="998"/>
        </table:table-row>
        <table:table-row table:style-name="ro4">
          <table:table-cell table:formula="of:=ROW([.A6])-3" office:value-type="float" office:value="3" calcext:value-type="float">
            <text:p>3</text:p>
          </table:table-cell>
          <table:table-cell office:value-type="string" calcext:value-type="string">
            <text:p>YUPPIES</text:p>
          </table:table-cell>
          <table:table-cell table:formula="of:=VLOOKUP([.B6];[achievements.$B$4:.$C$272];2;0)" office:value-type="string" office:string-value="25 gare e 650 punti max e (ironmaster o 300 km o 5 personal bests)" calcext:value-type="string">
            <text:p>25 gare e 650 punti max e (ironmaster o 300 km o 5 personal bests)</text:p>
          </table:table-cell>
          <table:table-cell office:value-type="string" calcext:value-type="string">
            <text:p>ANGD</text:p>
          </table:table-cell>
          <table:table-cell table:formula="of:=VLOOKUP([.D6];['file:///G:/Goggles/Dati/generali/Dati_tipologiche_generali.ods'#$Dati_standard.$B$118:.$D$136];3;0)" office:value-type="string" office:string-value="NUMERO MEETING DISPUTATI" calcext:value-type="string">
            <text:p>NUMERO MEETING DISPUTATI</text:p>
          </table:table-cell>
          <table:table-cell office:value-type="float" office:value="1" calcext:value-type="float">
            <text:p>1</text:p>
          </table:table-cell>
          <table:table-cell office:value-type="float" office:value="25" calcext:value-type="float">
            <text:p>25</text:p>
          </table:table-cell>
          <table:table-cell table:number-columns-repeated="4" office:value-type="float" office:value="0" calcext:value-type="float">
            <text:p>0</text:p>
          </table:table-cell>
          <table:table-cell table:formula="of:=&quot;(select t.id from &quot;&amp;[.B$2]&amp;&quot; t where t.&quot;&amp;[.B$3]&amp;&quot; = '&quot;&amp;[.B6]&amp;&quot;')&quot;" office:value-type="string" office:string-value="(select t.id from achievements t where t.code = 'YUPPIES')" calcext:value-type="string">
            <text:p>(select t.id from achievements t where t.code = 'YUPPIES')</text:p>
          </table:table-cell>
          <table:table-cell table:formula="of:=&quot;(select t.id from &quot;&amp;[.D$2]&amp;&quot; t where t.&quot;&amp;[.D$3]&amp;&quot; = '&quot;&amp;[.D6]&amp;&quot;')&quot;" office:value-type="string" office:string-value="(select t.id from achievement_types t where t.code = 'ANGD')" calcext:value-type="string">
            <text:p>(select t.id from achievement_types t where t.code = 'ANGD')</text:p>
          </table:table-cell>
          <table:table-cell/>
          <table:table-cell table:formula="of:=&quot;(&quot;&amp;[.A6]&amp;&quot;,&quot;&amp;[.F6]&amp;&quot;,'&quot;&amp;IF(ISBLANK([.G6]);'null';[.G6])&amp;&quot;',&quot;&amp;[.H6]&amp;&quot;,&quot;&amp;[.I6]&amp;&quot;,&quot;&amp;[.J6]&amp;&quot;,&quot;&amp;[.K6]&amp;&quot;,&quot;&amp;[.L6]&amp;&quot;,&quot;&amp;[.M6]&amp;&quot;,0,CURDATE(),CURDATE())&quot;&amp;IF(INDIRECT(ADDRESS(ROW([.A6])+1;1))&gt;0;&quot;,&quot;;&quot;;&quot;)" office:value-type="string" office:string-value="(3,1,'25',0,0,0,0,(select t.id from achievements t where t.code = 'YUPPIES'),(select t.id from achievement_types t where t.code = 'ANGD'),0,CURDATE(),CURDATE())," calcext:value-type="string">
            <text:p>(3,1,'25',0,0,0,0,(select t.id from achievements t where t.code = 'YUPPIES'),(select t.id from achievement_types t where t.code = 'ANGD'),0,CURDATE(),CURDATE()),</text:p>
          </table:table-cell>
          <table:table-cell table:number-columns-repeated="998"/>
        </table:table-row>
        <table:table-row table:style-name="ro4">
          <table:table-cell table:formula="of:=ROW([.A7])-3" office:value-type="float" office:value="4" calcext:value-type="float">
            <text:p>4</text:p>
          </table:table-cell>
          <table:table-cell office:value-type="string" calcext:value-type="string">
            <text:p>YUPPIES</text:p>
          </table:table-cell>
          <table:table-cell table:formula="of:=VLOOKUP([.B7];[achievements.$B$4:.$C$272];2;0)" office:value-type="string" office:string-value="25 gare e 650 punti max e (ironmaster o 300 km o 5 personal bests)" calcext:value-type="string">
            <text:p>25 gare e 650 punti max e (ironmaster o 300 km o 5 personal bests)</text:p>
          </table:table-cell>
          <table:table-cell office:value-type="string" calcext:value-type="string">
            <text:p>AMPF</text:p>
          </table:table-cell>
          <table:table-cell table:formula="of:=VLOOKUP([.D7];['file:///G:/Goggles/Dati/generali/Dati_tipologiche_generali.ods'#$Dati_standard.$B$118:.$D$136];3;0)" office:value-type="string" office:string-value="MASSIMO PUNTEGGIO FIN" calcext:value-type="string">
            <text:p>MASSIMO PUNTEGGIO FIN</text:p>
          </table:table-cell>
          <table:table-cell office:value-type="float" office:value="2" calcext:value-type="float">
            <text:p>2</text:p>
          </table:table-cell>
          <table:table-cell office:value-type="float" office:value="650" calcext:value-type="float">
            <text:p>650</text:p>
          </table:table-cell>
          <table:table-cell table:number-columns-repeated="4" office:value-type="float" office:value="0" calcext:value-type="float">
            <text:p>0</text:p>
          </table:table-cell>
          <table:table-cell table:formula="of:=&quot;(select t.id from &quot;&amp;[.B$2]&amp;&quot; t where t.&quot;&amp;[.B$3]&amp;&quot; = '&quot;&amp;[.B7]&amp;&quot;')&quot;" office:value-type="string" office:string-value="(select t.id from achievements t where t.code = 'YUPPIES')" calcext:value-type="string">
            <text:p>(select t.id from achievements t where t.code = 'YUPPIES')</text:p>
          </table:table-cell>
          <table:table-cell table:formula="of:=&quot;(select t.id from &quot;&amp;[.D$2]&amp;&quot; t where t.&quot;&amp;[.D$3]&amp;&quot; = '&quot;&amp;[.D7]&amp;&quot;')&quot;" office:value-type="string" office:string-value="(select t.id from achievement_types t where t.code = 'AMPF')" calcext:value-type="string">
            <text:p>(select t.id from achievement_types t where t.code = 'AMPF')</text:p>
          </table:table-cell>
          <table:table-cell/>
          <table:table-cell table:formula="of:=&quot;(&quot;&amp;[.A7]&amp;&quot;,&quot;&amp;[.F7]&amp;&quot;,'&quot;&amp;IF(ISBLANK([.G7]);'null';[.G7])&amp;&quot;',&quot;&amp;[.H7]&amp;&quot;,&quot;&amp;[.I7]&amp;&quot;,&quot;&amp;[.J7]&amp;&quot;,&quot;&amp;[.K7]&amp;&quot;,&quot;&amp;[.L7]&amp;&quot;,&quot;&amp;[.M7]&amp;&quot;,0,CURDATE(),CURDATE())&quot;&amp;IF(INDIRECT(ADDRESS(ROW([.A7])+1;1))&gt;0;&quot;,&quot;;&quot;;&quot;)" office:value-type="string" office:string-value="(4,2,'650',0,0,0,0,(select t.id from achievements t where t.code = 'YUPPIES'),(select t.id from achievement_types t where t.code = 'AMPF'),0,CURDATE(),CURDATE())," calcext:value-type="string">
            <text:p>(4,2,'650',0,0,0,0,(select t.id from achievements t where t.code = 'YUPPIES'),(select t.id from achievement_types t where t.code = 'AMPF'),0,CURDATE(),CURDATE()),</text:p>
          </table:table-cell>
          <table:table-cell table:number-columns-repeated="998"/>
        </table:table-row>
        <table:table-row table:style-name="ro4">
          <table:table-cell table:formula="of:=ROW([.A8])-3" office:value-type="float" office:value="5" calcext:value-type="float">
            <text:p>5</text:p>
          </table:table-cell>
          <table:table-cell office:value-type="string" calcext:value-type="string">
            <text:p>YUPPIES</text:p>
          </table:table-cell>
          <table:table-cell table:formula="of:=VLOOKUP([.B8];[achievements.$B$4:.$C$272];2;0)" office:value-type="string" office:string-value="25 gare e 650 punti max e (ironmaster o 300 km o 5 personal bests)" calcext:value-type="string">
            <text:p>25 gare e 650 punti max e (ironmaster o 300 km o 5 personal bests)</text:p>
          </table:table-cell>
          <table:table-cell office:value-type="string" calcext:value-type="string">
            <text:p>SIRN</text:p>
          </table:table-cell>
          <table:table-cell table:formula="of:=VLOOKUP([.D8];['file:///G:/Goggles/Dati/generali/Dati_tipologiche_generali.ods'#$Dati_standard.$B$118:.$D$136];3;0)" office:value-type="string" office:string-value="IRONMASTER COMPLETATO" calcext:value-type="string">
            <text:p>IRONMASTER COMPLETATO</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8]&amp;&quot;')&quot;" office:value-type="string" office:string-value="(select t.id from achievements t where t.code = 'YUPPIES')" calcext:value-type="string">
            <text:p>(select t.id from achievements t where t.code = 'YUPPIES')</text:p>
          </table:table-cell>
          <table:table-cell table:formula="of:=&quot;(select t.id from &quot;&amp;[.D$2]&amp;&quot; t where t.&quot;&amp;[.D$3]&amp;&quot; = '&quot;&amp;[.D8]&amp;&quot;')&quot;" office:value-type="string" office:string-value="(select t.id from achievement_types t where t.code = 'SIRN')" calcext:value-type="string">
            <text:p>(select t.id from achievement_types t where t.code = 'SIRN')</text:p>
          </table:table-cell>
          <table:table-cell/>
          <table:table-cell table:formula="of:=&quot;(&quot;&amp;[.A8]&amp;&quot;,&quot;&amp;[.F8]&amp;&quot;,'&quot;&amp;IF(ISBLANK([.G8]);'null';[.G8])&amp;&quot;',&quot;&amp;[.H8]&amp;&quot;,&quot;&amp;[.I8]&amp;&quot;,&quot;&amp;[.J8]&amp;&quot;,&quot;&amp;[.K8]&amp;&quot;,&quot;&amp;[.L8]&amp;&quot;,&quot;&amp;[.M8]&amp;&quot;,0,CURDATE(),CURDATE())&quot;&amp;IF(INDIRECT(ADDRESS(ROW([.A8])+1;1))&gt;0;&quot;,&quot;;&quot;;&quot;)" office:value-type="string" office:string-value="(5,3,'1',1,0,0,0,(select t.id from achievements t where t.code = 'YUPPIES'),(select t.id from achievement_types t where t.code = 'SIRN'),0,CURDATE(),CURDATE())," calcext:value-type="string">
            <text:p>(5,3,'1',1,0,0,0,(select t.id from achievements t where t.code = 'YUPPIES'),(select t.id from achievement_types t where t.code = 'SIRN'),0,CURDATE(),CURDATE()),</text:p>
          </table:table-cell>
          <table:table-cell table:number-columns-repeated="998"/>
        </table:table-row>
        <table:table-row table:style-name="ro4">
          <table:table-cell table:formula="of:=ROW([.A9])-3" office:value-type="float" office:value="6" calcext:value-type="float">
            <text:p>6</text:p>
          </table:table-cell>
          <table:table-cell office:value-type="string" calcext:value-type="string">
            <text:p>YUPPIES</text:p>
          </table:table-cell>
          <table:table-cell table:formula="of:=VLOOKUP([.B9];[achievements.$B$4:.$C$272];2;0)" office:value-type="string" office:string-value="25 gare e 650 punti max e (ironmaster o 300 km o 5 personal bests)" calcext:value-type="string">
            <text:p>25 gare e 650 punti max e (ironmaster o 300 km o 5 personal bests)</text:p>
          </table:table-cell>
          <table:table-cell office:value-type="string" calcext:value-type="string">
            <text:p>SKMA</text:p>
          </table:table-cell>
          <table:table-cell table:formula="of:=VLOOKUP([.D9];['file:///G:/Goggles/Dati/generali/Dati_tipologiche_generali.ods'#$Dati_standard.$B$118:.$D$136];3;0)" office:value-type="string" office:string-value="KM ALLENAMENTO STAGIONALI" calcext:value-type="string">
            <text:p>KM ALLENAMENTO STAGIONALI</text:p>
          </table:table-cell>
          <table:table-cell office:value-type="float" office:value="4" calcext:value-type="float">
            <text:p>4</text:p>
          </table:table-cell>
          <table:table-cell office:value-type="float" office:value="300" calcext:value-type="float">
            <text:p>3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9]&amp;&quot;')&quot;" office:value-type="string" office:string-value="(select t.id from achievements t where t.code = 'YUPPIES')" calcext:value-type="string">
            <text:p>(select t.id from achievements t where t.code = 'YUPPIES')</text:p>
          </table:table-cell>
          <table:table-cell table:formula="of:=&quot;(select t.id from &quot;&amp;[.D$2]&amp;&quot; t where t.&quot;&amp;[.D$3]&amp;&quot; = '&quot;&amp;[.D9]&amp;&quot;')&quot;" office:value-type="string" office:string-value="(select t.id from achievement_types t where t.code = 'SKMA')" calcext:value-type="string">
            <text:p>(select t.id from achievement_types t where t.code = 'SKMA')</text:p>
          </table:table-cell>
          <table:table-cell/>
          <table:table-cell table:formula="of:=&quot;(&quot;&amp;[.A9]&amp;&quot;,&quot;&amp;[.F9]&amp;&quot;,'&quot;&amp;IF(ISBLANK([.G9]);'null';[.G9])&amp;&quot;',&quot;&amp;[.H9]&amp;&quot;,&quot;&amp;[.I9]&amp;&quot;,&quot;&amp;[.J9]&amp;&quot;,&quot;&amp;[.K9]&amp;&quot;,&quot;&amp;[.L9]&amp;&quot;,&quot;&amp;[.M9]&amp;&quot;,0,CURDATE(),CURDATE())&quot;&amp;IF(INDIRECT(ADDRESS(ROW([.A9])+1;1))&gt;0;&quot;,&quot;;&quot;;&quot;)" office:value-type="string" office:string-value="(6,4,'300',0,1,0,0,(select t.id from achievements t where t.code = 'YUPPIES'),(select t.id from achievement_types t where t.code = 'SKMA'),0,CURDATE(),CURDATE())," calcext:value-type="string">
            <text:p>(6,4,'300',0,1,0,0,(select t.id from achievements t where t.code = 'YUPPIES'),(select t.id from achievement_types t where t.code = 'SKMA'),0,CURDATE(),CURDATE()),</text:p>
          </table:table-cell>
          <table:table-cell table:number-columns-repeated="998"/>
        </table:table-row>
        <table:table-row table:style-name="ro4">
          <table:table-cell table:formula="of:=ROW([.A10])-3" office:value-type="float" office:value="7" calcext:value-type="float">
            <text:p>7</text:p>
          </table:table-cell>
          <table:table-cell office:value-type="string" calcext:value-type="string">
            <text:p>YUPPIES</text:p>
          </table:table-cell>
          <table:table-cell table:formula="of:=VLOOKUP([.B10];[achievements.$B$4:.$C$272];2;0)" office:value-type="string" office:string-value="25 gare e 650 punti max e (ironmaster o 300 km o 5 personal bests)" calcext:value-type="string">
            <text:p>25 gare e 650 punti max e (ironmaster o 300 km o 5 personal bests)</text:p>
          </table:table-cell>
          <table:table-cell office:value-type="string" calcext:value-type="string">
            <text:p>SPBS</text:p>
          </table:table-cell>
          <table:table-cell table:formula="of:=VLOOKUP([.D10];['file:///G:/Goggles/Dati/generali/Dati_tipologiche_generali.ods'#$Dati_standard.$B$118:.$D$136];3;0)" office:value-type="string" office:string-value="PERSONAL BESTS REALIZZATI IN UNA STAGIONE" calcext:value-type="string">
            <text:p>PERSONAL BESTS REALIZZATI IN UNA STAGIONE</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10]&amp;&quot;')&quot;" office:value-type="string" office:string-value="(select t.id from achievements t where t.code = 'YUPPIES')" calcext:value-type="string">
            <text:p>(select t.id from achievements t where t.code = 'YUPPIES')</text:p>
          </table:table-cell>
          <table:table-cell table:formula="of:=&quot;(select t.id from &quot;&amp;[.D$2]&amp;&quot; t where t.&quot;&amp;[.D$3]&amp;&quot; = '&quot;&amp;[.D10]&amp;&quot;')&quot;" office:value-type="string" office:string-value="(select t.id from achievement_types t where t.code = 'SPBS')" calcext:value-type="string">
            <text:p>(select t.id from achievement_types t where t.code = 'SPBS')</text:p>
          </table:table-cell>
          <table:table-cell/>
          <table:table-cell table:formula="of:=&quot;(&quot;&amp;[.A10]&amp;&quot;,&quot;&amp;[.F10]&amp;&quot;,'&quot;&amp;IF(ISBLANK([.G10]);'null';[.G10])&amp;&quot;',&quot;&amp;[.H10]&amp;&quot;,&quot;&amp;[.I10]&amp;&quot;,&quot;&amp;[.J10]&amp;&quot;,&quot;&amp;[.K10]&amp;&quot;,&quot;&amp;[.L10]&amp;&quot;,&quot;&amp;[.M10]&amp;&quot;,0,CURDATE(),CURDATE())&quot;&amp;IF(INDIRECT(ADDRESS(ROW([.A10])+1;1))&gt;0;&quot;,&quot;;&quot;;&quot;)" office:value-type="string" office:string-value="(7,5,'5',0,1,0,1,(select t.id from achievements t where t.code = 'YUPPIES'),(select t.id from achievement_types t where t.code = 'SPBS'),0,CURDATE(),CURDATE())," calcext:value-type="string">
            <text:p>(7,5,'5',0,1,0,1,(select t.id from achievements t where t.code = 'YUPPIES'),(select t.id from achievement_types t where t.code = 'SPBS'),0,CURDATE(),CURDATE()),</text:p>
          </table:table-cell>
          <table:table-cell table:number-columns-repeated="998"/>
        </table:table-row>
        <table:table-row table:style-name="ro4">
          <table:table-cell table:formula="of:=ROW([.A11])-3" office:value-type="float" office:value="8" calcext:value-type="float">
            <text:p>8</text:p>
          </table:table-cell>
          <table:table-cell office:value-type="string" calcext:value-type="string">
            <text:p>SECURE</text:p>
          </table:table-cell>
          <table:table-cell table:formula="of:=VLOOKUP([.B11];[achievements.$B$4:.$C$272];2;0)" office:value-type="string" office:string-value="50 gare e 700 punti max e (2 ironmaster o 400 km anno o 100 gogglers amici o 5 stagioni)" calcext:value-type="string">
            <text:p>50 gare e 700 punti max e (2 ironmaster o 400 km anno o 100 gogglers amici o 5 stagioni)</text:p>
          </table:table-cell>
          <table:table-cell office:value-type="string" calcext:value-type="string">
            <text:p>ANGD</text:p>
          </table:table-cell>
          <table:table-cell table:formula="of:=VLOOKUP([.D11];['file:///G:/Goggles/Dati/generali/Dati_tipologiche_generali.ods'#$Dati_standard.$B$118:.$D$136];3;0)" office:value-type="string" office:string-value="NUMERO MEETING DISPUTATI" calcext:value-type="string">
            <text:p>NUMERO MEETING DISPUTATI</text:p>
          </table:table-cell>
          <table:table-cell office:value-type="float" office:value="1" calcext:value-type="float">
            <text:p>1</text:p>
          </table:table-cell>
          <table:table-cell office:value-type="float" office:value="50" calcext:value-type="float">
            <text:p>50</text:p>
          </table:table-cell>
          <table:table-cell table:number-columns-repeated="4" office:value-type="float" office:value="0" calcext:value-type="float">
            <text:p>0</text:p>
          </table:table-cell>
          <table:table-cell table:formula="of:=&quot;(select t.id from &quot;&amp;[.B$2]&amp;&quot; t where t.&quot;&amp;[.B$3]&amp;&quot; = '&quot;&amp;[.B11]&amp;&quot;')&quot;" office:value-type="string" office:string-value="(select t.id from achievements t where t.code = 'SECURE')" calcext:value-type="string">
            <text:p>(select t.id from achievements t where t.code = 'SECURE')</text:p>
          </table:table-cell>
          <table:table-cell table:formula="of:=&quot;(select t.id from &quot;&amp;[.D$2]&amp;&quot; t where t.&quot;&amp;[.D$3]&amp;&quot; = '&quot;&amp;[.D11]&amp;&quot;')&quot;" office:value-type="string" office:string-value="(select t.id from achievement_types t where t.code = 'ANGD')" calcext:value-type="string">
            <text:p>(select t.id from achievement_types t where t.code = 'ANGD')</text:p>
          </table:table-cell>
          <table:table-cell/>
          <table:table-cell table:formula="of:=&quot;(&quot;&amp;[.A11]&amp;&quot;,&quot;&amp;[.F11]&amp;&quot;,'&quot;&amp;IF(ISBLANK([.G11]);'null';[.G11])&amp;&quot;',&quot;&amp;[.H11]&amp;&quot;,&quot;&amp;[.I11]&amp;&quot;,&quot;&amp;[.J11]&amp;&quot;,&quot;&amp;[.K11]&amp;&quot;,&quot;&amp;[.L11]&amp;&quot;,&quot;&amp;[.M11]&amp;&quot;,0,CURDATE(),CURDATE())&quot;&amp;IF(INDIRECT(ADDRESS(ROW([.A11])+1;1))&gt;0;&quot;,&quot;;&quot;;&quot;)" office:value-type="string" office:string-value="(8,1,'50',0,0,0,0,(select t.id from achievements t where t.code = 'SECURE'),(select t.id from achievement_types t where t.code = 'ANGD'),0,CURDATE(),CURDATE())," calcext:value-type="string">
            <text:p>(8,1,'50',0,0,0,0,(select t.id from achievements t where t.code = 'SECURE'),(select t.id from achievement_types t where t.code = 'ANGD'),0,CURDATE(),CURDATE()),</text:p>
          </table:table-cell>
          <table:table-cell table:number-columns-repeated="998"/>
        </table:table-row>
        <table:table-row table:style-name="ro4">
          <table:table-cell table:formula="of:=ROW([.A12])-3" office:value-type="float" office:value="9" calcext:value-type="float">
            <text:p>9</text:p>
          </table:table-cell>
          <table:table-cell office:value-type="string" calcext:value-type="string">
            <text:p>SECURE</text:p>
          </table:table-cell>
          <table:table-cell table:formula="of:=VLOOKUP([.B12];[achievements.$B$4:.$C$272];2;0)" office:value-type="string" office:string-value="50 gare e 700 punti max e (2 ironmaster o 400 km anno o 100 gogglers amici o 5 stagioni)" calcext:value-type="string">
            <text:p>50 gare e 700 punti max e (2 ironmaster o 400 km anno o 100 gogglers amici o 5 stagioni)</text:p>
          </table:table-cell>
          <table:table-cell office:value-type="string" calcext:value-type="string">
            <text:p>AMPF</text:p>
          </table:table-cell>
          <table:table-cell table:formula="of:=VLOOKUP([.D12];['file:///G:/Goggles/Dati/generali/Dati_tipologiche_generali.ods'#$Dati_standard.$B$118:.$D$136];3;0)" office:value-type="string" office:string-value="MASSIMO PUNTEGGIO FIN" calcext:value-type="string">
            <text:p>MASSIMO PUNTEGGIO FIN</text:p>
          </table:table-cell>
          <table:table-cell office:value-type="float" office:value="2" calcext:value-type="float">
            <text:p>2</text:p>
          </table:table-cell>
          <table:table-cell office:value-type="float" office:value="700" calcext:value-type="float">
            <text:p>700</text:p>
          </table:table-cell>
          <table:table-cell table:number-columns-repeated="4" office:value-type="float" office:value="0" calcext:value-type="float">
            <text:p>0</text:p>
          </table:table-cell>
          <table:table-cell table:formula="of:=&quot;(select t.id from &quot;&amp;[.B$2]&amp;&quot; t where t.&quot;&amp;[.B$3]&amp;&quot; = '&quot;&amp;[.B12]&amp;&quot;')&quot;" office:value-type="string" office:string-value="(select t.id from achievements t where t.code = 'SECURE')" calcext:value-type="string">
            <text:p>(select t.id from achievements t where t.code = 'SECURE')</text:p>
          </table:table-cell>
          <table:table-cell table:formula="of:=&quot;(select t.id from &quot;&amp;[.D$2]&amp;&quot; t where t.&quot;&amp;[.D$3]&amp;&quot; = '&quot;&amp;[.D12]&amp;&quot;')&quot;" office:value-type="string" office:string-value="(select t.id from achievement_types t where t.code = 'AMPF')" calcext:value-type="string">
            <text:p>(select t.id from achievement_types t where t.code = 'AMPF')</text:p>
          </table:table-cell>
          <table:table-cell/>
          <table:table-cell table:formula="of:=&quot;(&quot;&amp;[.A12]&amp;&quot;,&quot;&amp;[.F12]&amp;&quot;,'&quot;&amp;IF(ISBLANK([.G12]);'null';[.G12])&amp;&quot;',&quot;&amp;[.H12]&amp;&quot;,&quot;&amp;[.I12]&amp;&quot;,&quot;&amp;[.J12]&amp;&quot;,&quot;&amp;[.K12]&amp;&quot;,&quot;&amp;[.L12]&amp;&quot;,&quot;&amp;[.M12]&amp;&quot;,0,CURDATE(),CURDATE())&quot;&amp;IF(INDIRECT(ADDRESS(ROW([.A12])+1;1))&gt;0;&quot;,&quot;;&quot;;&quot;)" office:value-type="string" office:string-value="(9,2,'700',0,0,0,0,(select t.id from achievements t where t.code = 'SECURE'),(select t.id from achievement_types t where t.code = 'AMPF'),0,CURDATE(),CURDATE())," calcext:value-type="string">
            <text:p>(9,2,'700',0,0,0,0,(select t.id from achievements t where t.code = 'SECURE'),(select t.id from achievement_types t where t.code = 'AMPF'),0,CURDATE(),CURDATE()),</text:p>
          </table:table-cell>
          <table:table-cell table:number-columns-repeated="998"/>
        </table:table-row>
        <table:table-row table:style-name="ro4">
          <table:table-cell table:formula="of:=ROW([.A13])-3" office:value-type="float" office:value="10" calcext:value-type="float">
            <text:p>10</text:p>
          </table:table-cell>
          <table:table-cell office:value-type="string" calcext:value-type="string">
            <text:p>SECURE</text:p>
          </table:table-cell>
          <table:table-cell table:formula="of:=VLOOKUP([.B13];[achievements.$B$4:.$C$272];2;0)" office:value-type="string" office:string-value="50 gare e 700 punti max e (2 ironmaster o 400 km anno o 100 gogglers amici o 5 stagioni)" calcext:value-type="string">
            <text:p>50 gare e 700 punti max e (2 ironmaster o 400 km anno o 100 gogglers amici o 5 stagioni)</text:p>
          </table:table-cell>
          <table:table-cell office:value-type="string" calcext:value-type="string">
            <text:p>SIRN</text:p>
          </table:table-cell>
          <table:table-cell table:formula="of:=VLOOKUP([.D13];['file:///G:/Goggles/Dati/generali/Dati_tipologiche_generali.ods'#$Dati_standard.$B$118:.$D$136];3;0)" office:value-type="string" office:string-value="IRONMASTER COMPLETATO" calcext:value-type="string">
            <text:p>IRONMASTER COMPLETATO</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13]&amp;&quot;')&quot;" office:value-type="string" office:string-value="(select t.id from achievements t where t.code = 'SECURE')" calcext:value-type="string">
            <text:p>(select t.id from achievements t where t.code = 'SECURE')</text:p>
          </table:table-cell>
          <table:table-cell table:formula="of:=&quot;(select t.id from &quot;&amp;[.D$2]&amp;&quot; t where t.&quot;&amp;[.D$3]&amp;&quot; = '&quot;&amp;[.D13]&amp;&quot;')&quot;" office:value-type="string" office:string-value="(select t.id from achievement_types t where t.code = 'SIRN')" calcext:value-type="string">
            <text:p>(select t.id from achievement_types t where t.code = 'SIRN')</text:p>
          </table:table-cell>
          <table:table-cell/>
          <table:table-cell table:formula="of:=&quot;(&quot;&amp;[.A13]&amp;&quot;,&quot;&amp;[.F13]&amp;&quot;,'&quot;&amp;IF(ISBLANK([.G13]);'null';[.G13])&amp;&quot;',&quot;&amp;[.H13]&amp;&quot;,&quot;&amp;[.I13]&amp;&quot;,&quot;&amp;[.J13]&amp;&quot;,&quot;&amp;[.K13]&amp;&quot;,&quot;&amp;[.L13]&amp;&quot;,&quot;&amp;[.M13]&amp;&quot;,0,CURDATE(),CURDATE())&quot;&amp;IF(INDIRECT(ADDRESS(ROW([.A13])+1;1))&gt;0;&quot;,&quot;;&quot;;&quot;)" office:value-type="string" office:string-value="(10,3,'2',1,0,0,0,(select t.id from achievements t where t.code = 'SECURE'),(select t.id from achievement_types t where t.code = 'SIRN'),0,CURDATE(),CURDATE())," calcext:value-type="string">
            <text:p>(10,3,'2',1,0,0,0,(select t.id from achievements t where t.code = 'SECURE'),(select t.id from achievement_types t where t.code = 'SIRN'),0,CURDATE(),CURDATE()),</text:p>
          </table:table-cell>
          <table:table-cell table:number-columns-repeated="998"/>
        </table:table-row>
        <table:table-row table:style-name="ro4">
          <table:table-cell table:formula="of:=ROW([.A14])-3" office:value-type="float" office:value="11" calcext:value-type="float">
            <text:p>11</text:p>
          </table:table-cell>
          <table:table-cell office:value-type="string" calcext:value-type="string">
            <text:p>SECURE</text:p>
          </table:table-cell>
          <table:table-cell table:formula="of:=VLOOKUP([.B14];[achievements.$B$4:.$C$272];2;0)" office:value-type="string" office:string-value="50 gare e 700 punti max e (2 ironmaster o 400 km anno o 100 gogglers amici o 5 stagioni)" calcext:value-type="string">
            <text:p>50 gare e 700 punti max e (2 ironmaster o 400 km anno o 100 gogglers amici o 5 stagioni)</text:p>
          </table:table-cell>
          <table:table-cell office:value-type="string" calcext:value-type="string">
            <text:p>SKMA</text:p>
          </table:table-cell>
          <table:table-cell table:formula="of:=VLOOKUP([.D14];['file:///G:/Goggles/Dati/generali/Dati_tipologiche_generali.ods'#$Dati_standard.$B$118:.$D$136];3;0)" office:value-type="string" office:string-value="KM ALLENAMENTO STAGIONALI" calcext:value-type="string">
            <text:p>KM ALLENAMENTO STAGIONALI</text:p>
          </table:table-cell>
          <table:table-cell office:value-type="float" office:value="4" calcext:value-type="float">
            <text:p>4</text:p>
          </table:table-cell>
          <table:table-cell office:value-type="float" office:value="400" calcext:value-type="float">
            <text:p>4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14]&amp;&quot;')&quot;" office:value-type="string" office:string-value="(select t.id from achievements t where t.code = 'SECURE')" calcext:value-type="string">
            <text:p>(select t.id from achievements t where t.code = 'SECURE')</text:p>
          </table:table-cell>
          <table:table-cell table:formula="of:=&quot;(select t.id from &quot;&amp;[.D$2]&amp;&quot; t where t.&quot;&amp;[.D$3]&amp;&quot; = '&quot;&amp;[.D14]&amp;&quot;')&quot;" office:value-type="string" office:string-value="(select t.id from achievement_types t where t.code = 'SKMA')" calcext:value-type="string">
            <text:p>(select t.id from achievement_types t where t.code = 'SKMA')</text:p>
          </table:table-cell>
          <table:table-cell/>
          <table:table-cell table:formula="of:=&quot;(&quot;&amp;[.A14]&amp;&quot;,&quot;&amp;[.F14]&amp;&quot;,'&quot;&amp;IF(ISBLANK([.G14]);'null';[.G14])&amp;&quot;',&quot;&amp;[.H14]&amp;&quot;,&quot;&amp;[.I14]&amp;&quot;,&quot;&amp;[.J14]&amp;&quot;,&quot;&amp;[.K14]&amp;&quot;,&quot;&amp;[.L14]&amp;&quot;,&quot;&amp;[.M14]&amp;&quot;,0,CURDATE(),CURDATE())&quot;&amp;IF(INDIRECT(ADDRESS(ROW([.A14])+1;1))&gt;0;&quot;,&quot;;&quot;;&quot;)" office:value-type="string" office:string-value="(11,4,'400',0,1,0,0,(select t.id from achievements t where t.code = 'SECURE'),(select t.id from achievement_types t where t.code = 'SKMA'),0,CURDATE(),CURDATE())," calcext:value-type="string">
            <text:p>(11,4,'400',0,1,0,0,(select t.id from achievements t where t.code = 'SECURE'),(select t.id from achievement_types t where t.code = 'SKMA'),0,CURDATE(),CURDATE()),</text:p>
          </table:table-cell>
          <table:table-cell table:number-columns-repeated="998"/>
        </table:table-row>
        <table:table-row table:style-name="ro4">
          <table:table-cell table:formula="of:=ROW([.A15])-3" office:value-type="float" office:value="12" calcext:value-type="float">
            <text:p>12</text:p>
          </table:table-cell>
          <table:table-cell office:value-type="string" calcext:value-type="string">
            <text:p>SECURE</text:p>
          </table:table-cell>
          <table:table-cell table:formula="of:=VLOOKUP([.B15];[achievements.$B$4:.$C$272];2;0)" office:value-type="string" office:string-value="50 gare e 700 punti max e (2 ironmaster o 400 km anno o 100 gogglers amici o 5 stagioni)" calcext:value-type="string">
            <text:p>50 gare e 700 punti max e (2 ironmaster o 400 km anno o 100 gogglers amici o 5 stagioni)</text:p>
          </table:table-cell>
          <table:table-cell office:value-type="string" calcext:value-type="string">
            <text:p>AAMG</text:p>
          </table:table-cell>
          <table:table-cell table:formula="of:=VLOOKUP([.D15];['file:///G:/Goggles/Dati/generali/Dati_tipologiche_generali.ods'#$Dati_standard.$B$118:.$D$136];3;0)" office:value-type="string" office:string-value="GOGGLERS AMICI" calcext:value-type="string">
            <text:p>GOGGLERS AMICI</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15]&amp;&quot;')&quot;" office:value-type="string" office:string-value="(select t.id from achievements t where t.code = 'SECURE')" calcext:value-type="string">
            <text:p>(select t.id from achievements t where t.code = 'SECURE')</text:p>
          </table:table-cell>
          <table:table-cell table:formula="of:=&quot;(select t.id from &quot;&amp;[.D$2]&amp;&quot; t where t.&quot;&amp;[.D$3]&amp;&quot; = '&quot;&amp;[.D15]&amp;&quot;')&quot;" office:value-type="string" office:string-value="(select t.id from achievement_types t where t.code = 'AAMG')" calcext:value-type="string">
            <text:p>(select t.id from achievement_types t where t.code = 'AAMG')</text:p>
          </table:table-cell>
          <table:table-cell/>
          <table:table-cell table:formula="of:=&quot;(&quot;&amp;[.A15]&amp;&quot;,&quot;&amp;[.F15]&amp;&quot;,'&quot;&amp;IF(ISBLANK([.G15]);'null';[.G15])&amp;&quot;',&quot;&amp;[.H15]&amp;&quot;,&quot;&amp;[.I15]&amp;&quot;,&quot;&amp;[.J15]&amp;&quot;,&quot;&amp;[.K15]&amp;&quot;,&quot;&amp;[.L15]&amp;&quot;,&quot;&amp;[.M15]&amp;&quot;,0,CURDATE(),CURDATE())&quot;&amp;IF(INDIRECT(ADDRESS(ROW([.A15])+1;1))&gt;0;&quot;,&quot;;&quot;;&quot;)" office:value-type="string" office:string-value="(12,5,'100',0,1,0,0,(select t.id from achievements t where t.code = 'SECURE'),(select t.id from achievement_types t where t.code = 'AAMG'),0,CURDATE(),CURDATE())," calcext:value-type="string">
            <text:p>(12,5,'100',0,1,0,0,(select t.id from achievements t where t.code = 'SECURE'),(select t.id from achievement_types t where t.code = 'AAMG'),0,CURDATE(),CURDATE()),</text:p>
          </table:table-cell>
          <table:table-cell table:number-columns-repeated="998"/>
        </table:table-row>
        <table:table-row table:style-name="ro4">
          <table:table-cell table:formula="of:=ROW([.A16])-3" office:value-type="float" office:value="13" calcext:value-type="float">
            <text:p>13</text:p>
          </table:table-cell>
          <table:table-cell office:value-type="string" calcext:value-type="string">
            <text:p>SECURE</text:p>
          </table:table-cell>
          <table:table-cell table:formula="of:=VLOOKUP([.B16];[achievements.$B$4:.$C$272];2;0)" office:value-type="string" office:string-value="50 gare e 700 punti max e (2 ironmaster o 400 km anno o 100 gogglers amici o 5 stagioni)" calcext:value-type="string">
            <text:p>50 gare e 700 punti max e (2 ironmaster o 400 km anno o 100 gogglers amici o 5 stagioni)</text:p>
          </table:table-cell>
          <table:table-cell office:value-type="string" calcext:value-type="string">
            <text:p>ASTA</text:p>
          </table:table-cell>
          <table:table-cell table:formula="of:=VLOOKUP([.D16];['file:///G:/Goggles/Dati/generali/Dati_tipologiche_generali.ods'#$Dati_standard.$B$118:.$D$136];3;0)" office:value-type="string" office:string-value="NUMERO STAGIONI" calcext:value-type="string">
            <text:p>NUMERO STAGIONI</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16]&amp;&quot;')&quot;" office:value-type="string" office:string-value="(select t.id from achievements t where t.code = 'SECURE')" calcext:value-type="string">
            <text:p>(select t.id from achievements t where t.code = 'SECURE')</text:p>
          </table:table-cell>
          <table:table-cell table:formula="of:=&quot;(select t.id from &quot;&amp;[.D$2]&amp;&quot; t where t.&quot;&amp;[.D$3]&amp;&quot; = '&quot;&amp;[.D16]&amp;&quot;')&quot;" office:value-type="string" office:string-value="(select t.id from achievement_types t where t.code = 'ASTA')" calcext:value-type="string">
            <text:p>(select t.id from achievement_types t where t.code = 'ASTA')</text:p>
          </table:table-cell>
          <table:table-cell/>
          <table:table-cell table:formula="of:=&quot;(&quot;&amp;[.A16]&amp;&quot;,&quot;&amp;[.F16]&amp;&quot;,'&quot;&amp;IF(ISBLANK([.G16]);'null';[.G16])&amp;&quot;',&quot;&amp;[.H16]&amp;&quot;,&quot;&amp;[.I16]&amp;&quot;,&quot;&amp;[.J16]&amp;&quot;,&quot;&amp;[.K16]&amp;&quot;,&quot;&amp;[.L16]&amp;&quot;,&quot;&amp;[.M16]&amp;&quot;,0,CURDATE(),CURDATE())&quot;&amp;IF(INDIRECT(ADDRESS(ROW([.A16])+1;1))&gt;0;&quot;,&quot;;&quot;;&quot;)" office:value-type="string" office:string-value="(13,6,'5',0,1,0,1,(select t.id from achievements t where t.code = 'SECURE'),(select t.id from achievement_types t where t.code = 'ASTA'),0,CURDATE(),CURDATE())," calcext:value-type="string">
            <text:p>(13,6,'5',0,1,0,1,(select t.id from achievements t where t.code = 'SECURE'),(select t.id from achievement_types t where t.code = 'ASTA'),0,CURDATE(),CURDATE()),</text:p>
          </table:table-cell>
          <table:table-cell table:number-columns-repeated="998"/>
        </table:table-row>
        <table:table-row table:style-name="ro4">
          <table:table-cell table:formula="of:=ROW([.A17])-3" office:value-type="float" office:value="14" calcext:value-type="float">
            <text:p>14</text:p>
          </table:table-cell>
          <table:table-cell office:value-type="string" calcext:value-type="string">
            <text:p>ADVANCED</text:p>
          </table:table-cell>
          <table:table-cell table:formula="of:=VLOOKUP([.B17];[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ANGD</text:p>
          </table:table-cell>
          <table:table-cell table:formula="of:=VLOOKUP([.D17];['file:///G:/Goggles/Dati/generali/Dati_tipologiche_generali.ods'#$Dati_standard.$B$118:.$D$136];3;0)" office:value-type="string" office:string-value="NUMERO MEETING DISPUTATI" calcext:value-type="string">
            <text:p>NUMERO MEETING DISPUTATI</text:p>
          </table:table-cell>
          <table:table-cell office:value-type="float" office:value="1" calcext:value-type="float">
            <text:p>1</text:p>
          </table:table-cell>
          <table:table-cell office:value-type="float" office:value="75" calcext:value-type="float">
            <text:p>75</text:p>
          </table:table-cell>
          <table:table-cell table:number-columns-repeated="4" office:value-type="float" office:value="0" calcext:value-type="float">
            <text:p>0</text:p>
          </table:table-cell>
          <table:table-cell table:formula="of:=&quot;(select t.id from &quot;&amp;[.B$2]&amp;&quot; t where t.&quot;&amp;[.B$3]&amp;&quot; = '&quot;&amp;[.B17]&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17]&amp;&quot;')&quot;" office:value-type="string" office:string-value="(select t.id from achievement_types t where t.code = 'ANGD')" calcext:value-type="string">
            <text:p>(select t.id from achievement_types t where t.code = 'ANGD')</text:p>
          </table:table-cell>
          <table:table-cell/>
          <table:table-cell table:formula="of:=&quot;(&quot;&amp;[.A17]&amp;&quot;,&quot;&amp;[.F17]&amp;&quot;,'&quot;&amp;IF(ISBLANK([.G17]);'null';[.G17])&amp;&quot;',&quot;&amp;[.H17]&amp;&quot;,&quot;&amp;[.I17]&amp;&quot;,&quot;&amp;[.J17]&amp;&quot;,&quot;&amp;[.K17]&amp;&quot;,&quot;&amp;[.L17]&amp;&quot;,&quot;&amp;[.M17]&amp;&quot;,0,CURDATE(),CURDATE())&quot;&amp;IF(INDIRECT(ADDRESS(ROW([.A17])+1;1))&gt;0;&quot;,&quot;;&quot;;&quot;)" office:value-type="string" office:string-value="(14,1,'75',0,0,0,0,(select t.id from achievements t where t.code = 'ADVANCED'),(select t.id from achievement_types t where t.code = 'ANGD'),0,CURDATE(),CURDATE())," calcext:value-type="string">
            <text:p>(14,1,'75',0,0,0,0,(select t.id from achievements t where t.code = 'ADVANCED'),(select t.id from achievement_types t where t.code = 'ANGD'),0,CURDATE(),CURDATE()),</text:p>
          </table:table-cell>
          <table:table-cell table:number-columns-repeated="998"/>
        </table:table-row>
        <table:table-row table:style-name="ro4">
          <table:table-cell table:formula="of:=ROW([.A18])-3" office:value-type="float" office:value="15" calcext:value-type="float">
            <text:p>15</text:p>
          </table:table-cell>
          <table:table-cell office:value-type="string" calcext:value-type="string">
            <text:p>ADVANCED</text:p>
          </table:table-cell>
          <table:table-cell table:formula="of:=VLOOKUP([.B18];[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AMPF</text:p>
          </table:table-cell>
          <table:table-cell table:formula="of:=VLOOKUP([.D18];['file:///G:/Goggles/Dati/generali/Dati_tipologiche_generali.ods'#$Dati_standard.$B$118:.$D$136];3;0)" office:value-type="string" office:string-value="MASSIMO PUNTEGGIO FIN" calcext:value-type="string">
            <text:p>MASSIMO PUNTEGGIO FIN</text:p>
          </table:table-cell>
          <table:table-cell office:value-type="float" office:value="2" calcext:value-type="float">
            <text:p>2</text:p>
          </table:table-cell>
          <table:table-cell office:value-type="float" office:value="750" calcext:value-type="float">
            <text:p>750</text:p>
          </table:table-cell>
          <table:table-cell table:number-columns-repeated="4" office:value-type="float" office:value="0" calcext:value-type="float">
            <text:p>0</text:p>
          </table:table-cell>
          <table:table-cell table:formula="of:=&quot;(select t.id from &quot;&amp;[.B$2]&amp;&quot; t where t.&quot;&amp;[.B$3]&amp;&quot; = '&quot;&amp;[.B18]&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18]&amp;&quot;')&quot;" office:value-type="string" office:string-value="(select t.id from achievement_types t where t.code = 'AMPF')" calcext:value-type="string">
            <text:p>(select t.id from achievement_types t where t.code = 'AMPF')</text:p>
          </table:table-cell>
          <table:table-cell/>
          <table:table-cell table:formula="of:=&quot;(&quot;&amp;[.A18]&amp;&quot;,&quot;&amp;[.F18]&amp;&quot;,'&quot;&amp;IF(ISBLANK([.G18]);'null';[.G18])&amp;&quot;',&quot;&amp;[.H18]&amp;&quot;,&quot;&amp;[.I18]&amp;&quot;,&quot;&amp;[.J18]&amp;&quot;,&quot;&amp;[.K18]&amp;&quot;,&quot;&amp;[.L18]&amp;&quot;,&quot;&amp;[.M18]&amp;&quot;,0,CURDATE(),CURDATE())&quot;&amp;IF(INDIRECT(ADDRESS(ROW([.A18])+1;1))&gt;0;&quot;,&quot;;&quot;;&quot;)" office:value-type="string" office:string-value="(15,2,'750',0,0,0,0,(select t.id from achievements t where t.code = 'ADVANCED'),(select t.id from achievement_types t where t.code = 'AMPF'),0,CURDATE(),CURDATE())," calcext:value-type="string">
            <text:p>(15,2,'750',0,0,0,0,(select t.id from achievements t where t.code = 'ADVANCED'),(select t.id from achievement_types t where t.code = 'AMPF'),0,CURDATE(),CURDATE()),</text:p>
          </table:table-cell>
          <table:table-cell table:number-columns-repeated="998"/>
        </table:table-row>
        <table:table-row table:style-name="ro4">
          <table:table-cell table:formula="of:=ROW([.A19])-3" office:value-type="float" office:value="16" calcext:value-type="float">
            <text:p>16</text:p>
          </table:table-cell>
          <table:table-cell office:value-type="string" calcext:value-type="string">
            <text:p>ADVANCED</text:p>
          </table:table-cell>
          <table:table-cell table:formula="of:=VLOOKUP([.B19];[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AMPF</text:p>
          </table:table-cell>
          <table:table-cell table:formula="of:=VLOOKUP([.D19];['file:///G:/Goggles/Dati/generali/Dati_tipologiche_generali.ods'#$Dati_standard.$B$118:.$D$136];3;0)" office:value-type="string" office:string-value="MASSIMO PUNTEGGIO FIN" calcext:value-type="string">
            <text:p>MASSIMO PUNTEGGIO FIN</text:p>
          </table:table-cell>
          <table:table-cell office:value-type="float" office:value="3" calcext:value-type="float">
            <text:p>3</text:p>
          </table:table-cell>
          <table:table-cell office:value-type="float" office:value="800" calcext:value-type="float">
            <text:p>800</text:p>
          </table:table-cell>
          <table:table-cell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19]&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19]&amp;&quot;')&quot;" office:value-type="string" office:string-value="(select t.id from achievement_types t where t.code = 'AMPF')" calcext:value-type="string">
            <text:p>(select t.id from achievement_types t where t.code = 'AMPF')</text:p>
          </table:table-cell>
          <table:table-cell/>
          <table:table-cell table:formula="of:=&quot;(&quot;&amp;[.A19]&amp;&quot;,&quot;&amp;[.F19]&amp;&quot;,'&quot;&amp;IF(ISBLANK([.G19]);'null';[.G19])&amp;&quot;',&quot;&amp;[.H19]&amp;&quot;,&quot;&amp;[.I19]&amp;&quot;,&quot;&amp;[.J19]&amp;&quot;,&quot;&amp;[.K19]&amp;&quot;,&quot;&amp;[.L19]&amp;&quot;,&quot;&amp;[.M19]&amp;&quot;,0,CURDATE(),CURDATE())&quot;&amp;IF(INDIRECT(ADDRESS(ROW([.A19])+1;1))&gt;0;&quot;,&quot;;&quot;;&quot;)" office:value-type="string" office:string-value="(16,3,'800',1,0,0,0,(select t.id from achievements t where t.code = 'ADVANCED'),(select t.id from achievement_types t where t.code = 'AMPF'),0,CURDATE(),CURDATE())," calcext:value-type="string">
            <text:p>(16,3,'800',1,0,0,0,(select t.id from achievements t where t.code = 'ADVANCED'),(select t.id from achievement_types t where t.code = 'AMPF'),0,CURDATE(),CURDATE()),</text:p>
          </table:table-cell>
          <table:table-cell table:number-columns-repeated="998"/>
        </table:table-row>
        <table:table-row table:style-name="ro4">
          <table:table-cell table:formula="of:=ROW([.A20])-3" office:value-type="float" office:value="17" calcext:value-type="float">
            <text:p>17</text:p>
          </table:table-cell>
          <table:table-cell office:value-type="string" calcext:value-type="string">
            <text:p>ADVANCED</text:p>
          </table:table-cell>
          <table:table-cell table:formula="of:=VLOOKUP([.B20];[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SKMA</text:p>
          </table:table-cell>
          <table:table-cell table:formula="of:=VLOOKUP([.D20];['file:///G:/Goggles/Dati/generali/Dati_tipologiche_generali.ods'#$Dati_standard.$B$118:.$D$136];3;0)" office:value-type="string" office:string-value="KM ALLENAMENTO STAGIONALI" calcext:value-type="string">
            <text:p>KM ALLENAMENTO STAGIONALI</text:p>
          </table:table-cell>
          <table:table-cell office:value-type="float" office:value="4" calcext:value-type="float">
            <text:p>4</text:p>
          </table:table-cell>
          <table:table-cell office:value-type="float" office:value="500" calcext:value-type="float">
            <text:p>5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20]&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20]&amp;&quot;')&quot;" office:value-type="string" office:string-value="(select t.id from achievement_types t where t.code = 'SKMA')" calcext:value-type="string">
            <text:p>(select t.id from achievement_types t where t.code = 'SKMA')</text:p>
          </table:table-cell>
          <table:table-cell/>
          <table:table-cell table:formula="of:=&quot;(&quot;&amp;[.A20]&amp;&quot;,&quot;&amp;[.F20]&amp;&quot;,'&quot;&amp;IF(ISBLANK([.G20]);'null';[.G20])&amp;&quot;',&quot;&amp;[.H20]&amp;&quot;,&quot;&amp;[.I20]&amp;&quot;,&quot;&amp;[.J20]&amp;&quot;,&quot;&amp;[.K20]&amp;&quot;,&quot;&amp;[.L20]&amp;&quot;,&quot;&amp;[.M20]&amp;&quot;,0,CURDATE(),CURDATE())&quot;&amp;IF(INDIRECT(ADDRESS(ROW([.A20])+1;1))&gt;0;&quot;,&quot;;&quot;;&quot;)" office:value-type="string" office:string-value="(17,4,'500',0,1,0,0,(select t.id from achievements t where t.code = 'ADVANCED'),(select t.id from achievement_types t where t.code = 'SKMA'),0,CURDATE(),CURDATE())," calcext:value-type="string">
            <text:p>(17,4,'500',0,1,0,0,(select t.id from achievements t where t.code = 'ADVANCED'),(select t.id from achievement_types t where t.code = 'SKMA'),0,CURDATE(),CURDATE()),</text:p>
          </table:table-cell>
          <table:table-cell table:number-columns-repeated="998"/>
        </table:table-row>
        <table:table-row table:style-name="ro4">
          <table:table-cell table:formula="of:=ROW([.A21])-3" office:value-type="float" office:value="18" calcext:value-type="float">
            <text:p>18</text:p>
          </table:table-cell>
          <table:table-cell office:value-type="string" calcext:value-type="string">
            <text:p>ADVANCED</text:p>
          </table:table-cell>
          <table:table-cell table:formula="of:=VLOOKUP([.B21];[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ANGD</text:p>
          </table:table-cell>
          <table:table-cell table:formula="of:=VLOOKUP([.D21];['file:///G:/Goggles/Dati/generali/Dati_tipologiche_generali.ods'#$Dati_standard.$B$118:.$D$136];3;0)" office:value-type="string" office:string-value="NUMERO MEETING DISPUTATI" calcext:value-type="string">
            <text:p>NUMERO MEETING DISPUTATI</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21]&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21]&amp;&quot;')&quot;" office:value-type="string" office:string-value="(select t.id from achievement_types t where t.code = 'ANGD')" calcext:value-type="string">
            <text:p>(select t.id from achievement_types t where t.code = 'ANGD')</text:p>
          </table:table-cell>
          <table:table-cell/>
          <table:table-cell table:formula="of:=&quot;(&quot;&amp;[.A21]&amp;&quot;,&quot;&amp;[.F21]&amp;&quot;,'&quot;&amp;IF(ISBLANK([.G21]);'null';[.G21])&amp;&quot;',&quot;&amp;[.H21]&amp;&quot;,&quot;&amp;[.I21]&amp;&quot;,&quot;&amp;[.J21]&amp;&quot;,&quot;&amp;[.K21]&amp;&quot;,&quot;&amp;[.L21]&amp;&quot;,&quot;&amp;[.M21]&amp;&quot;,0,CURDATE(),CURDATE())&quot;&amp;IF(INDIRECT(ADDRESS(ROW([.A21])+1;1))&gt;0;&quot;,&quot;;&quot;;&quot;)" office:value-type="string" office:string-value="(18,5,'100',0,1,0,0,(select t.id from achievements t where t.code = 'ADVANCED'),(select t.id from achievement_types t where t.code = 'ANGD'),0,CURDATE(),CURDATE())," calcext:value-type="string">
            <text:p>(18,5,'100',0,1,0,0,(select t.id from achievements t where t.code = 'ADVANCED'),(select t.id from achievement_types t where t.code = 'ANGD'),0,CURDATE(),CURDATE()),</text:p>
          </table:table-cell>
          <table:table-cell table:number-columns-repeated="998"/>
        </table:table-row>
        <table:table-row table:style-name="ro4">
          <table:table-cell table:formula="of:=ROW([.A22])-3" office:value-type="float" office:value="19" calcext:value-type="float">
            <text:p>19</text:p>
          </table:table-cell>
          <table:table-cell office:value-type="string" calcext:value-type="string">
            <text:p>ADVANCED</text:p>
          </table:table-cell>
          <table:table-cell table:formula="of:=VLOOKUP([.B22];[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ADNG</text:p>
          </table:table-cell>
          <table:table-cell table:formula="of:=VLOOKUP([.D22];['file:///G:/Goggles/Dati/generali/Dati_tipologiche_generali.ods'#$Dati_standard.$B$118:.$D$136];3;0)" office:value-type="string" office:string-value="DISTANZA TOTALE NUOTATA IN GARA" calcext:value-type="string">
            <text:p>DISTANZA TOTALE NUOTATA IN GARA</text:p>
          </table:table-cell>
          <table:table-cell office:value-type="float" office:value="6" calcext:value-type="float">
            <text:p>6</text:p>
          </table:table-cell>
          <table:table-cell office:value-type="float" office:value="20000" calcext:value-type="float">
            <text:p>200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22]&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22]&amp;&quot;')&quot;" office:value-type="string" office:string-value="(select t.id from achievement_types t where t.code = 'ADNG')" calcext:value-type="string">
            <text:p>(select t.id from achievement_types t where t.code = 'ADNG')</text:p>
          </table:table-cell>
          <table:table-cell/>
          <table:table-cell table:formula="of:=&quot;(&quot;&amp;[.A22]&amp;&quot;,&quot;&amp;[.F22]&amp;&quot;,'&quot;&amp;IF(ISBLANK([.G22]);'null';[.G22])&amp;&quot;',&quot;&amp;[.H22]&amp;&quot;,&quot;&amp;[.I22]&amp;&quot;,&quot;&amp;[.J22]&amp;&quot;,&quot;&amp;[.K22]&amp;&quot;,&quot;&amp;[.L22]&amp;&quot;,&quot;&amp;[.M22]&amp;&quot;,0,CURDATE(),CURDATE())&quot;&amp;IF(INDIRECT(ADDRESS(ROW([.A22])+1;1))&gt;0;&quot;,&quot;;&quot;;&quot;)" office:value-type="string" office:string-value="(19,6,'20000',0,1,0,0,(select t.id from achievements t where t.code = 'ADVANCED'),(select t.id from achievement_types t where t.code = 'ADNG'),0,CURDATE(),CURDATE())," calcext:value-type="string">
            <text:p>(19,6,'20000',0,1,0,0,(select t.id from achievements t where t.code = 'ADVANCED'),(select t.id from achievement_types t where t.code = 'ADNG'),0,CURDATE(),CURDATE()),</text:p>
          </table:table-cell>
          <table:table-cell table:number-columns-repeated="998"/>
        </table:table-row>
        <table:table-row table:style-name="ro4">
          <table:table-cell table:formula="of:=ROW([.A23])-3" office:value-type="float" office:value="20" calcext:value-type="float">
            <text:p>20</text:p>
          </table:table-cell>
          <table:table-cell office:value-type="string" calcext:value-type="string">
            <text:p>ADVANCED</text:p>
          </table:table-cell>
          <table:table-cell table:formula="of:=VLOOKUP([.B23];[achievements.$B$4:.$C$272];2;0)" office:value-type="string" office:string-value="75 gare e 750 punti max e (800 punti max o 500 km anno o 100 gare o 20 km gara o 8 ore gara)" calcext:value-type="string">
            <text:p>75 gare e 750 punti max e (800 punti max o 500 km anno o 100 gare o 20 km gara o 8 ore gara)</text:p>
          </table:table-cell>
          <table:table-cell office:value-type="string" calcext:value-type="string">
            <text:p>ATNG</text:p>
          </table:table-cell>
          <table:table-cell table:formula="of:=VLOOKUP([.D23];['file:///G:/Goggles/Dati/generali/Dati_tipologiche_generali.ods'#$Dati_standard.$B$118:.$D$136];3;0)" office:value-type="string" office:string-value="TEMPO TOTALE NUOTATO IN GARA" calcext:value-type="string">
            <text:p>TEMPO TOTALE NUOTATO IN GARA</text:p>
          </table:table-cell>
          <table:table-cell office:value-type="float" office:value="7" calcext:value-type="float">
            <text:p>7</text:p>
          </table:table-cell>
          <table:table-cell office:value-type="float" office:value="28800" calcext:value-type="float">
            <text:p>2880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23]&amp;&quot;')&quot;" office:value-type="string" office:string-value="(select t.id from achievements t where t.code = 'ADVANCED')" calcext:value-type="string">
            <text:p>(select t.id from achievements t where t.code = 'ADVANCED')</text:p>
          </table:table-cell>
          <table:table-cell table:formula="of:=&quot;(select t.id from &quot;&amp;[.D$2]&amp;&quot; t where t.&quot;&amp;[.D$3]&amp;&quot; = '&quot;&amp;[.D23]&amp;&quot;')&quot;" office:value-type="string" office:string-value="(select t.id from achievement_types t where t.code = 'ATNG')" calcext:value-type="string">
            <text:p>(select t.id from achievement_types t where t.code = 'ATNG')</text:p>
          </table:table-cell>
          <table:table-cell/>
          <table:table-cell table:formula="of:=&quot;(&quot;&amp;[.A23]&amp;&quot;,&quot;&amp;[.F23]&amp;&quot;,'&quot;&amp;IF(ISBLANK([.G23]);'null';[.G23])&amp;&quot;',&quot;&amp;[.H23]&amp;&quot;,&quot;&amp;[.I23]&amp;&quot;,&quot;&amp;[.J23]&amp;&quot;,&quot;&amp;[.K23]&amp;&quot;,&quot;&amp;[.L23]&amp;&quot;,&quot;&amp;[.M23]&amp;&quot;,0,CURDATE(),CURDATE())&quot;&amp;IF(INDIRECT(ADDRESS(ROW([.A23])+1;1))&gt;0;&quot;,&quot;;&quot;;&quot;)" office:value-type="string" office:string-value="(20,7,'28800',0,1,0,1,(select t.id from achievements t where t.code = 'ADVANCED'),(select t.id from achievement_types t where t.code = 'ATNG'),0,CURDATE(),CURDATE())," calcext:value-type="string">
            <text:p>(20,7,'28800',0,1,0,1,(select t.id from achievements t where t.code = 'ADVANCED'),(select t.id from achievement_types t where t.code = 'ATNG'),0,CURDATE(),CURDATE()),</text:p>
          </table:table-cell>
          <table:table-cell table:number-columns-repeated="998"/>
        </table:table-row>
        <table:table-row table:style-name="ro4">
          <table:table-cell table:formula="of:=ROW([.A24])-3" office:value-type="float" office:value="21" calcext:value-type="float">
            <text:p>21</text:p>
          </table:table-cell>
          <table:table-cell office:value-type="string" calcext:value-type="string">
            <text:p>EXPERT</text:p>
          </table:table-cell>
          <table:table-cell table:formula="of:=VLOOKUP([.B24];[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NGD</text:p>
          </table:table-cell>
          <table:table-cell table:formula="of:=VLOOKUP([.D24];['file:///G:/Goggles/Dati/generali/Dati_tipologiche_generali.ods'#$Dati_standard.$B$118:.$D$136];3;0)" office:value-type="string" office:string-value="NUMERO MEETING DISPUTATI" calcext:value-type="string">
            <text:p>NUMERO MEETING DISPUTATI</text:p>
          </table:table-cell>
          <table:table-cell office:value-type="float" office:value="1" calcext:value-type="float">
            <text:p>1</text:p>
          </table:table-cell>
          <table:table-cell office:value-type="float" office:value="100" calcext:value-type="float">
            <text:p>100</text:p>
          </table:table-cell>
          <table:table-cell table:number-columns-repeated="4" office:value-type="float" office:value="0" calcext:value-type="float">
            <text:p>0</text:p>
          </table:table-cell>
          <table:table-cell table:formula="of:=&quot;(select t.id from &quot;&amp;[.B$2]&amp;&quot; t where t.&quot;&amp;[.B$3]&amp;&quot; = '&quot;&amp;[.B24]&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24]&amp;&quot;')&quot;" office:value-type="string" office:string-value="(select t.id from achievement_types t where t.code = 'ANGD')" calcext:value-type="string">
            <text:p>(select t.id from achievement_types t where t.code = 'ANGD')</text:p>
          </table:table-cell>
          <table:table-cell/>
          <table:table-cell table:formula="of:=&quot;(&quot;&amp;[.A24]&amp;&quot;,&quot;&amp;[.F24]&amp;&quot;,'&quot;&amp;IF(ISBLANK([.G24]);'null';[.G24])&amp;&quot;',&quot;&amp;[.H24]&amp;&quot;,&quot;&amp;[.I24]&amp;&quot;,&quot;&amp;[.J24]&amp;&quot;,&quot;&amp;[.K24]&amp;&quot;,&quot;&amp;[.L24]&amp;&quot;,&quot;&amp;[.M24]&amp;&quot;,0,CURDATE(),CURDATE())&quot;&amp;IF(INDIRECT(ADDRESS(ROW([.A24])+1;1))&gt;0;&quot;,&quot;;&quot;;&quot;)" office:value-type="string" office:string-value="(21,1,'100',0,0,0,0,(select t.id from achievements t where t.code = 'EXPERT'),(select t.id from achievement_types t where t.code = 'ANGD'),0,CURDATE(),CURDATE())," calcext:value-type="string">
            <text:p>(21,1,'100',0,0,0,0,(select t.id from achievements t where t.code = 'EXPERT'),(select t.id from achievement_types t where t.code = 'ANGD'),0,CURDATE(),CURDATE()),</text:p>
          </table:table-cell>
          <table:table-cell table:number-columns-repeated="998"/>
        </table:table-row>
        <table:table-row table:style-name="ro4">
          <table:table-cell table:formula="of:=ROW([.A25])-3" office:value-type="float" office:value="22" calcext:value-type="float">
            <text:p>22</text:p>
          </table:table-cell>
          <table:table-cell office:value-type="string" calcext:value-type="string">
            <text:p>EXPERT</text:p>
          </table:table-cell>
          <table:table-cell table:formula="of:=VLOOKUP([.B25];[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MPF</text:p>
          </table:table-cell>
          <table:table-cell table:formula="of:=VLOOKUP([.D25];['file:///G:/Goggles/Dati/generali/Dati_tipologiche_generali.ods'#$Dati_standard.$B$118:.$D$136];3;0)" office:value-type="string" office:string-value="MASSIMO PUNTEGGIO FIN" calcext:value-type="string">
            <text:p>MASSIMO PUNTEGGIO FIN</text:p>
          </table:table-cell>
          <table:table-cell office:value-type="float" office:value="2" calcext:value-type="float">
            <text:p>2</text:p>
          </table:table-cell>
          <table:table-cell office:value-type="float" office:value="750" calcext:value-type="float">
            <text:p>750</text:p>
          </table:table-cell>
          <table:table-cell table:number-columns-repeated="4" office:value-type="float" office:value="0" calcext:value-type="float">
            <text:p>0</text:p>
          </table:table-cell>
          <table:table-cell table:formula="of:=&quot;(select t.id from &quot;&amp;[.B$2]&amp;&quot; t where t.&quot;&amp;[.B$3]&amp;&quot; = '&quot;&amp;[.B25]&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25]&amp;&quot;')&quot;" office:value-type="string" office:string-value="(select t.id from achievement_types t where t.code = 'AMPF')" calcext:value-type="string">
            <text:p>(select t.id from achievement_types t where t.code = 'AMPF')</text:p>
          </table:table-cell>
          <table:table-cell/>
          <table:table-cell table:formula="of:=&quot;(&quot;&amp;[.A25]&amp;&quot;,&quot;&amp;[.F25]&amp;&quot;,'&quot;&amp;IF(ISBLANK([.G25]);'null';[.G25])&amp;&quot;',&quot;&amp;[.H25]&amp;&quot;,&quot;&amp;[.I25]&amp;&quot;,&quot;&amp;[.J25]&amp;&quot;,&quot;&amp;[.K25]&amp;&quot;,&quot;&amp;[.L25]&amp;&quot;,&quot;&amp;[.M25]&amp;&quot;,0,CURDATE(),CURDATE())&quot;&amp;IF(INDIRECT(ADDRESS(ROW([.A25])+1;1))&gt;0;&quot;,&quot;;&quot;;&quot;)" office:value-type="string" office:string-value="(22,2,'750',0,0,0,0,(select t.id from achievements t where t.code = 'EXPERT'),(select t.id from achievement_types t where t.code = 'AMPF'),0,CURDATE(),CURDATE())," calcext:value-type="string">
            <text:p>(22,2,'750',0,0,0,0,(select t.id from achievements t where t.code = 'EXPERT'),(select t.id from achievement_types t where t.code = 'AMPF'),0,CURDATE(),CURDATE()),</text:p>
          </table:table-cell>
          <table:table-cell table:number-columns-repeated="998"/>
        </table:table-row>
        <table:table-row table:style-name="ro4">
          <table:table-cell table:formula="of:=ROW([.A26])-3" office:value-type="float" office:value="23" calcext:value-type="float">
            <text:p>23</text:p>
          </table:table-cell>
          <table:table-cell office:value-type="string" calcext:value-type="string">
            <text:p>EXPERT</text:p>
          </table:table-cell>
          <table:table-cell table:formula="of:=VLOOKUP([.B26];[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MPF</text:p>
          </table:table-cell>
          <table:table-cell table:formula="of:=VLOOKUP([.D26];['file:///G:/Goggles/Dati/generali/Dati_tipologiche_generali.ods'#$Dati_standard.$B$118:.$D$136];3;0)" office:value-type="string" office:string-value="MASSIMO PUNTEGGIO FIN" calcext:value-type="string">
            <text:p>MASSIMO PUNTEGGIO FIN</text:p>
          </table:table-cell>
          <table:table-cell office:value-type="float" office:value="3" calcext:value-type="float">
            <text:p>3</text:p>
          </table:table-cell>
          <table:table-cell office:value-type="float" office:value="800" calcext:value-type="float">
            <text:p>800</text:p>
          </table:table-cell>
          <table:table-cell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26]&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26]&amp;&quot;')&quot;" office:value-type="string" office:string-value="(select t.id from achievement_types t where t.code = 'AMPF')" calcext:value-type="string">
            <text:p>(select t.id from achievement_types t where t.code = 'AMPF')</text:p>
          </table:table-cell>
          <table:table-cell/>
          <table:table-cell table:formula="of:=&quot;(&quot;&amp;[.A26]&amp;&quot;,&quot;&amp;[.F26]&amp;&quot;,'&quot;&amp;IF(ISBLANK([.G26]);'null';[.G26])&amp;&quot;',&quot;&amp;[.H26]&amp;&quot;,&quot;&amp;[.I26]&amp;&quot;,&quot;&amp;[.J26]&amp;&quot;,&quot;&amp;[.K26]&amp;&quot;,&quot;&amp;[.L26]&amp;&quot;,&quot;&amp;[.M26]&amp;&quot;,0,CURDATE(),CURDATE())&quot;&amp;IF(INDIRECT(ADDRESS(ROW([.A26])+1;1))&gt;0;&quot;,&quot;;&quot;;&quot;)" office:value-type="string" office:string-value="(23,3,'800',1,0,0,0,(select t.id from achievements t where t.code = 'EXPERT'),(select t.id from achievement_types t where t.code = 'AMPF'),0,CURDATE(),CURDATE())," calcext:value-type="string">
            <text:p>(23,3,'800',1,0,0,0,(select t.id from achievements t where t.code = 'EXPERT'),(select t.id from achievement_types t where t.code = 'AMPF'),0,CURDATE(),CURDATE()),</text:p>
          </table:table-cell>
          <table:table-cell table:number-columns-repeated="998"/>
        </table:table-row>
        <table:table-row table:style-name="ro4">
          <table:table-cell table:formula="of:=ROW([.A27])-3" office:value-type="float" office:value="24" calcext:value-type="float">
            <text:p>24</text:p>
          </table:table-cell>
          <table:table-cell office:value-type="string" calcext:value-type="string">
            <text:p>EXPERT</text:p>
          </table:table-cell>
          <table:table-cell table:formula="of:=VLOOKUP([.B27];[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SKMA</text:p>
          </table:table-cell>
          <table:table-cell table:formula="of:=VLOOKUP([.D27];['file:///G:/Goggles/Dati/generali/Dati_tipologiche_generali.ods'#$Dati_standard.$B$118:.$D$136];3;0)" office:value-type="string" office:string-value="KM ALLENAMENTO STAGIONALI" calcext:value-type="string">
            <text:p>KM ALLENAMENTO STAGIONALI</text:p>
          </table:table-cell>
          <table:table-cell office:value-type="float" office:value="4" calcext:value-type="float">
            <text:p>4</text:p>
          </table:table-cell>
          <table:table-cell office:value-type="float" office:value="600" calcext:value-type="float">
            <text:p>6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27]&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27]&amp;&quot;')&quot;" office:value-type="string" office:string-value="(select t.id from achievement_types t where t.code = 'SKMA')" calcext:value-type="string">
            <text:p>(select t.id from achievement_types t where t.code = 'SKMA')</text:p>
          </table:table-cell>
          <table:table-cell/>
          <table:table-cell table:formula="of:=&quot;(&quot;&amp;[.A27]&amp;&quot;,&quot;&amp;[.F27]&amp;&quot;,'&quot;&amp;IF(ISBLANK([.G27]);'null';[.G27])&amp;&quot;',&quot;&amp;[.H27]&amp;&quot;,&quot;&amp;[.I27]&amp;&quot;,&quot;&amp;[.J27]&amp;&quot;,&quot;&amp;[.K27]&amp;&quot;,&quot;&amp;[.L27]&amp;&quot;,&quot;&amp;[.M27]&amp;&quot;,0,CURDATE(),CURDATE())&quot;&amp;IF(INDIRECT(ADDRESS(ROW([.A27])+1;1))&gt;0;&quot;,&quot;;&quot;;&quot;)" office:value-type="string" office:string-value="(24,4,'600',0,1,0,0,(select t.id from achievements t where t.code = 'EXPERT'),(select t.id from achievement_types t where t.code = 'SKMA'),0,CURDATE(),CURDATE())," calcext:value-type="string">
            <text:p>(24,4,'600',0,1,0,0,(select t.id from achievements t where t.code = 'EXPERT'),(select t.id from achievement_types t where t.code = 'SKMA'),0,CURDATE(),CURDATE()),</text:p>
          </table:table-cell>
          <table:table-cell table:number-columns-repeated="998"/>
        </table:table-row>
        <table:table-row table:style-name="ro4">
          <table:table-cell table:formula="of:=ROW([.A28])-3" office:value-type="float" office:value="25" calcext:value-type="float">
            <text:p>25</text:p>
          </table:table-cell>
          <table:table-cell office:value-type="string" calcext:value-type="string">
            <text:p>EXPERT</text:p>
          </table:table-cell>
          <table:table-cell table:formula="of:=VLOOKUP([.B28];[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NGD</text:p>
          </table:table-cell>
          <table:table-cell table:formula="of:=VLOOKUP([.D28];['file:///G:/Goggles/Dati/generali/Dati_tipologiche_generali.ods'#$Dati_standard.$B$118:.$D$136];3;0)" office:value-type="string" office:string-value="NUMERO MEETING DISPUTATI" calcext:value-type="string">
            <text:p>NUMERO MEETING DISPUTATI</text:p>
          </table:table-cell>
          <table:table-cell office:value-type="float" office:value="5" calcext:value-type="float">
            <text:p>5</text:p>
          </table:table-cell>
          <table:table-cell office:value-type="float" office:value="125" calcext:value-type="float">
            <text:p>125</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28]&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28]&amp;&quot;')&quot;" office:value-type="string" office:string-value="(select t.id from achievement_types t where t.code = 'ANGD')" calcext:value-type="string">
            <text:p>(select t.id from achievement_types t where t.code = 'ANGD')</text:p>
          </table:table-cell>
          <table:table-cell/>
          <table:table-cell table:formula="of:=&quot;(&quot;&amp;[.A28]&amp;&quot;,&quot;&amp;[.F28]&amp;&quot;,'&quot;&amp;IF(ISBLANK([.G28]);'null';[.G28])&amp;&quot;',&quot;&amp;[.H28]&amp;&quot;,&quot;&amp;[.I28]&amp;&quot;,&quot;&amp;[.J28]&amp;&quot;,&quot;&amp;[.K28]&amp;&quot;,&quot;&amp;[.L28]&amp;&quot;,&quot;&amp;[.M28]&amp;&quot;,0,CURDATE(),CURDATE())&quot;&amp;IF(INDIRECT(ADDRESS(ROW([.A28])+1;1))&gt;0;&quot;,&quot;;&quot;;&quot;)" office:value-type="string" office:string-value="(25,5,'125',0,1,0,0,(select t.id from achievements t where t.code = 'EXPERT'),(select t.id from achievement_types t where t.code = 'ANGD'),0,CURDATE(),CURDATE())," calcext:value-type="string">
            <text:p>(25,5,'125',0,1,0,0,(select t.id from achievements t where t.code = 'EXPERT'),(select t.id from achievement_types t where t.code = 'ANGD'),0,CURDATE(),CURDATE()),</text:p>
          </table:table-cell>
          <table:table-cell table:number-columns-repeated="998"/>
        </table:table-row>
        <table:table-row table:style-name="ro4">
          <table:table-cell table:formula="of:=ROW([.A29])-3" office:value-type="float" office:value="26" calcext:value-type="float">
            <text:p>26</text:p>
          </table:table-cell>
          <table:table-cell office:value-type="string" calcext:value-type="string">
            <text:p>EXPERT</text:p>
          </table:table-cell>
          <table:table-cell table:formula="of:=VLOOKUP([.B29];[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DNG</text:p>
          </table:table-cell>
          <table:table-cell table:formula="of:=VLOOKUP([.D29];['file:///G:/Goggles/Dati/generali/Dati_tipologiche_generali.ods'#$Dati_standard.$B$118:.$D$136];3;0)" office:value-type="string" office:string-value="DISTANZA TOTALE NUOTATA IN GARA" calcext:value-type="string">
            <text:p>DISTANZA TOTALE NUOTATA IN GARA</text:p>
          </table:table-cell>
          <table:table-cell office:value-type="float" office:value="6" calcext:value-type="float">
            <text:p>6</text:p>
          </table:table-cell>
          <table:table-cell office:value-type="float" office:value="30000" calcext:value-type="float">
            <text:p>300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29]&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29]&amp;&quot;')&quot;" office:value-type="string" office:string-value="(select t.id from achievement_types t where t.code = 'ADNG')" calcext:value-type="string">
            <text:p>(select t.id from achievement_types t where t.code = 'ADNG')</text:p>
          </table:table-cell>
          <table:table-cell/>
          <table:table-cell table:formula="of:=&quot;(&quot;&amp;[.A29]&amp;&quot;,&quot;&amp;[.F29]&amp;&quot;,'&quot;&amp;IF(ISBLANK([.G29]);'null';[.G29])&amp;&quot;',&quot;&amp;[.H29]&amp;&quot;,&quot;&amp;[.I29]&amp;&quot;,&quot;&amp;[.J29]&amp;&quot;,&quot;&amp;[.K29]&amp;&quot;,&quot;&amp;[.L29]&amp;&quot;,&quot;&amp;[.M29]&amp;&quot;,0,CURDATE(),CURDATE())&quot;&amp;IF(INDIRECT(ADDRESS(ROW([.A29])+1;1))&gt;0;&quot;,&quot;;&quot;;&quot;)" office:value-type="string" office:string-value="(26,6,'30000',0,1,0,0,(select t.id from achievements t where t.code = 'EXPERT'),(select t.id from achievement_types t where t.code = 'ADNG'),0,CURDATE(),CURDATE())," calcext:value-type="string">
            <text:p>(26,6,'30000',0,1,0,0,(select t.id from achievements t where t.code = 'EXPERT'),(select t.id from achievement_types t where t.code = 'ADNG'),0,CURDATE(),CURDATE()),</text:p>
          </table:table-cell>
          <table:table-cell table:number-columns-repeated="998"/>
        </table:table-row>
        <table:table-row table:style-name="ro4">
          <table:table-cell table:formula="of:=ROW([.A30])-3" office:value-type="float" office:value="27" calcext:value-type="float">
            <text:p>27</text:p>
          </table:table-cell>
          <table:table-cell office:value-type="string" calcext:value-type="string">
            <text:p>EXPERT</text:p>
          </table:table-cell>
          <table:table-cell table:formula="of:=VLOOKUP([.B30];[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TNG</text:p>
          </table:table-cell>
          <table:table-cell table:formula="of:=VLOOKUP([.D30];['file:///G:/Goggles/Dati/generali/Dati_tipologiche_generali.ods'#$Dati_standard.$B$118:.$D$136];3;0)" office:value-type="string" office:string-value="TEMPO TOTALE NUOTATO IN GARA" calcext:value-type="string">
            <text:p>TEMPO TOTALE NUOTATO IN GARA</text:p>
          </table:table-cell>
          <table:table-cell office:value-type="float" office:value="7" calcext:value-type="float">
            <text:p>7</text:p>
          </table:table-cell>
          <table:table-cell office:value-type="float" office:value="43200" calcext:value-type="float">
            <text:p>432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30]&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30]&amp;&quot;')&quot;" office:value-type="string" office:string-value="(select t.id from achievement_types t where t.code = 'ATNG')" calcext:value-type="string">
            <text:p>(select t.id from achievement_types t where t.code = 'ATNG')</text:p>
          </table:table-cell>
          <table:table-cell/>
          <table:table-cell table:formula="of:=&quot;(&quot;&amp;[.A30]&amp;&quot;,&quot;&amp;[.F30]&amp;&quot;,'&quot;&amp;IF(ISBLANK([.G30]);'null';[.G30])&amp;&quot;',&quot;&amp;[.H30]&amp;&quot;,&quot;&amp;[.I30]&amp;&quot;,&quot;&amp;[.J30]&amp;&quot;,&quot;&amp;[.K30]&amp;&quot;,&quot;&amp;[.L30]&amp;&quot;,&quot;&amp;[.M30]&amp;&quot;,0,CURDATE(),CURDATE())&quot;&amp;IF(INDIRECT(ADDRESS(ROW([.A30])+1;1))&gt;0;&quot;,&quot;;&quot;;&quot;)" office:value-type="string" office:string-value="(27,7,'43200',0,1,0,0,(select t.id from achievements t where t.code = 'EXPERT'),(select t.id from achievement_types t where t.code = 'ATNG'),0,CURDATE(),CURDATE())," calcext:value-type="string">
            <text:p>(27,7,'43200',0,1,0,0,(select t.id from achievements t where t.code = 'EXPERT'),(select t.id from achievement_types t where t.code = 'ATNG'),0,CURDATE(),CURDATE()),</text:p>
          </table:table-cell>
          <table:table-cell table:number-columns-repeated="998"/>
        </table:table-row>
        <table:table-row table:style-name="ro4">
          <table:table-cell table:formula="of:=ROW([.A31])-3" office:value-type="float" office:value="28" calcext:value-type="float">
            <text:p>28</text:p>
          </table:table-cell>
          <table:table-cell office:value-type="string" calcext:value-type="string">
            <text:p>EXPERT</text:p>
          </table:table-cell>
          <table:table-cell table:formula="of:=VLOOKUP([.B31];[achievements.$B$4:.$C$272];2;0)" office:value-type="string" office:string-value="100 gare e 750 punti max e (800 punti max o 600 km anno o 125 gare o 30 km gara o 12 ore gara o 10 stagioni)" calcext:value-type="string">
            <text:p>100 gare e 750 punti max e (800 punti max o 600 km anno o 125 gare o 30 km gara o 12 ore gara o 10 stagioni)</text:p>
          </table:table-cell>
          <table:table-cell office:value-type="string" calcext:value-type="string">
            <text:p>ASTA</text:p>
          </table:table-cell>
          <table:table-cell table:formula="of:=VLOOKUP([.D31];['file:///G:/Goggles/Dati/generali/Dati_tipologiche_generali.ods'#$Dati_standard.$B$118:.$D$136];3;0)" office:value-type="string" office:string-value="NUMERO STAGIONI" calcext:value-type="string">
            <text:p>NUMERO STAGIONI</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31]&amp;&quot;')&quot;" office:value-type="string" office:string-value="(select t.id from achievements t where t.code = 'EXPERT')" calcext:value-type="string">
            <text:p>(select t.id from achievements t where t.code = 'EXPERT')</text:p>
          </table:table-cell>
          <table:table-cell table:formula="of:=&quot;(select t.id from &quot;&amp;[.D$2]&amp;&quot; t where t.&quot;&amp;[.D$3]&amp;&quot; = '&quot;&amp;[.D31]&amp;&quot;')&quot;" office:value-type="string" office:string-value="(select t.id from achievement_types t where t.code = 'ASTA')" calcext:value-type="string">
            <text:p>(select t.id from achievement_types t where t.code = 'ASTA')</text:p>
          </table:table-cell>
          <table:table-cell/>
          <table:table-cell table:formula="of:=&quot;(&quot;&amp;[.A31]&amp;&quot;,&quot;&amp;[.F31]&amp;&quot;,'&quot;&amp;IF(ISBLANK([.G31]);'null';[.G31])&amp;&quot;',&quot;&amp;[.H31]&amp;&quot;,&quot;&amp;[.I31]&amp;&quot;,&quot;&amp;[.J31]&amp;&quot;,&quot;&amp;[.K31]&amp;&quot;,&quot;&amp;[.L31]&amp;&quot;,&quot;&amp;[.M31]&amp;&quot;,0,CURDATE(),CURDATE())&quot;&amp;IF(INDIRECT(ADDRESS(ROW([.A31])+1;1))&gt;0;&quot;,&quot;;&quot;;&quot;)" office:value-type="string" office:string-value="(28,8,'10',0,1,0,1,(select t.id from achievements t where t.code = 'EXPERT'),(select t.id from achievement_types t where t.code = 'ASTA'),0,CURDATE(),CURDATE())," calcext:value-type="string">
            <text:p>(28,8,'10',0,1,0,1,(select t.id from achievements t where t.code = 'EXPERT'),(select t.id from achievement_types t where t.code = 'ASTA'),0,CURDATE(),CURDATE()),</text:p>
          </table:table-cell>
          <table:table-cell table:number-columns-repeated="998"/>
        </table:table-row>
        <table:table-row table:style-name="ro4">
          <table:table-cell table:formula="of:=ROW([.A32])-3" office:value-type="float" office:value="29" calcext:value-type="float">
            <text:p>29</text:p>
          </table:table-cell>
          <table:table-cell office:value-type="string" calcext:value-type="string">
            <text:p>VETERAN</text:p>
          </table:table-cell>
          <table:table-cell table:formula="of:=VLOOKUP([.B32];[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NGD</text:p>
          </table:table-cell>
          <table:table-cell table:formula="of:=VLOOKUP([.D32];['file:///G:/Goggles/Dati/generali/Dati_tipologiche_generali.ods'#$Dati_standard.$B$118:.$D$136];3;0)" office:value-type="string" office:string-value="NUMERO MEETING DISPUTATI" calcext:value-type="string">
            <text:p>NUMERO MEETING DISPUTATI</text:p>
          </table:table-cell>
          <table:table-cell office:value-type="float" office:value="1" calcext:value-type="float">
            <text:p>1</text:p>
          </table:table-cell>
          <table:table-cell office:value-type="float" office:value="150" calcext:value-type="float">
            <text:p>150</text:p>
          </table:table-cell>
          <table:table-cell table:number-columns-repeated="4" office:value-type="float" office:value="0" calcext:value-type="float">
            <text:p>0</text:p>
          </table:table-cell>
          <table:table-cell table:formula="of:=&quot;(select t.id from &quot;&amp;[.B$2]&amp;&quot; t where t.&quot;&amp;[.B$3]&amp;&quot; = '&quot;&amp;[.B32]&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2]&amp;&quot;')&quot;" office:value-type="string" office:string-value="(select t.id from achievement_types t where t.code = 'ANGD')" calcext:value-type="string">
            <text:p>(select t.id from achievement_types t where t.code = 'ANGD')</text:p>
          </table:table-cell>
          <table:table-cell/>
          <table:table-cell table:formula="of:=&quot;(&quot;&amp;[.A32]&amp;&quot;,&quot;&amp;[.F32]&amp;&quot;,'&quot;&amp;IF(ISBLANK([.G32]);'null';[.G32])&amp;&quot;',&quot;&amp;[.H32]&amp;&quot;,&quot;&amp;[.I32]&amp;&quot;,&quot;&amp;[.J32]&amp;&quot;,&quot;&amp;[.K32]&amp;&quot;,&quot;&amp;[.L32]&amp;&quot;,&quot;&amp;[.M32]&amp;&quot;,0,CURDATE(),CURDATE())&quot;&amp;IF(INDIRECT(ADDRESS(ROW([.A32])+1;1))&gt;0;&quot;,&quot;;&quot;;&quot;)" office:value-type="string" office:string-value="(29,1,'150',0,0,0,0,(select t.id from achievements t where t.code = 'VETERAN'),(select t.id from achievement_types t where t.code = 'ANGD'),0,CURDATE(),CURDATE())," calcext:value-type="string">
            <text:p>(29,1,'150',0,0,0,0,(select t.id from achievements t where t.code = 'VETERAN'),(select t.id from achievement_types t where t.code = 'ANGD'),0,CURDATE(),CURDATE()),</text:p>
          </table:table-cell>
          <table:table-cell table:number-columns-repeated="998"/>
        </table:table-row>
        <table:table-row table:style-name="ro4">
          <table:table-cell table:formula="of:=ROW([.A33])-3" office:value-type="float" office:value="30" calcext:value-type="float">
            <text:p>30</text:p>
          </table:table-cell>
          <table:table-cell office:value-type="string" calcext:value-type="string">
            <text:p>VETERAN</text:p>
          </table:table-cell>
          <table:table-cell table:formula="of:=VLOOKUP([.B33];[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MPF</text:p>
          </table:table-cell>
          <table:table-cell table:formula="of:=VLOOKUP([.D33];['file:///G:/Goggles/Dati/generali/Dati_tipologiche_generali.ods'#$Dati_standard.$B$118:.$D$136];3;0)" office:value-type="string" office:string-value="MASSIMO PUNTEGGIO FIN" calcext:value-type="string">
            <text:p>MASSIMO PUNTEGGIO FIN</text:p>
          </table:table-cell>
          <table:table-cell office:value-type="float" office:value="2" calcext:value-type="float">
            <text:p>2</text:p>
          </table:table-cell>
          <table:table-cell office:value-type="float" office:value="750" calcext:value-type="float">
            <text:p>750</text:p>
          </table:table-cell>
          <table:table-cell table:number-columns-repeated="4" office:value-type="float" office:value="0" calcext:value-type="float">
            <text:p>0</text:p>
          </table:table-cell>
          <table:table-cell table:formula="of:=&quot;(select t.id from &quot;&amp;[.B$2]&amp;&quot; t where t.&quot;&amp;[.B$3]&amp;&quot; = '&quot;&amp;[.B33]&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3]&amp;&quot;')&quot;" office:value-type="string" office:string-value="(select t.id from achievement_types t where t.code = 'AMPF')" calcext:value-type="string">
            <text:p>(select t.id from achievement_types t where t.code = 'AMPF')</text:p>
          </table:table-cell>
          <table:table-cell/>
          <table:table-cell table:formula="of:=&quot;(&quot;&amp;[.A33]&amp;&quot;,&quot;&amp;[.F33]&amp;&quot;,'&quot;&amp;IF(ISBLANK([.G33]);'null';[.G33])&amp;&quot;',&quot;&amp;[.H33]&amp;&quot;,&quot;&amp;[.I33]&amp;&quot;,&quot;&amp;[.J33]&amp;&quot;,&quot;&amp;[.K33]&amp;&quot;,&quot;&amp;[.L33]&amp;&quot;,&quot;&amp;[.M33]&amp;&quot;,0,CURDATE(),CURDATE())&quot;&amp;IF(INDIRECT(ADDRESS(ROW([.A33])+1;1))&gt;0;&quot;,&quot;;&quot;;&quot;)" office:value-type="string" office:string-value="(30,2,'750',0,0,0,0,(select t.id from achievements t where t.code = 'VETERAN'),(select t.id from achievement_types t where t.code = 'AMPF'),0,CURDATE(),CURDATE())," calcext:value-type="string">
            <text:p>(30,2,'750',0,0,0,0,(select t.id from achievements t where t.code = 'VETERAN'),(select t.id from achievement_types t where t.code = 'AMPF'),0,CURDATE(),CURDATE()),</text:p>
          </table:table-cell>
          <table:table-cell table:number-columns-repeated="998"/>
        </table:table-row>
        <table:table-row table:style-name="ro4">
          <table:table-cell table:formula="of:=ROW([.A34])-3" office:value-type="float" office:value="31" calcext:value-type="float">
            <text:p>31</text:p>
          </table:table-cell>
          <table:table-cell office:value-type="string" calcext:value-type="string">
            <text:p>VETERAN</text:p>
          </table:table-cell>
          <table:table-cell table:formula="of:=VLOOKUP([.B34];[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SIRN</text:p>
          </table:table-cell>
          <table:table-cell table:formula="of:=VLOOKUP([.D34];['file:///G:/Goggles/Dati/generali/Dati_tipologiche_generali.ods'#$Dati_standard.$B$118:.$D$136];3;0)" office:value-type="string" office:string-value="IRONMASTER COMPLETATO" calcext:value-type="string">
            <text:p>IRONMASTER COMPLETATO</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table:formula="of:=&quot;(select t.id from &quot;&amp;[.B$2]&amp;&quot; t where t.&quot;&amp;[.B$3]&amp;&quot; = '&quot;&amp;[.B34]&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4]&amp;&quot;')&quot;" office:value-type="string" office:string-value="(select t.id from achievement_types t where t.code = 'SIRN')" calcext:value-type="string">
            <text:p>(select t.id from achievement_types t where t.code = 'SIRN')</text:p>
          </table:table-cell>
          <table:table-cell/>
          <table:table-cell table:formula="of:=&quot;(&quot;&amp;[.A34]&amp;&quot;,&quot;&amp;[.F34]&amp;&quot;,'&quot;&amp;IF(ISBLANK([.G34]);'null';[.G34])&amp;&quot;',&quot;&amp;[.H34]&amp;&quot;,&quot;&amp;[.I34]&amp;&quot;,&quot;&amp;[.J34]&amp;&quot;,&quot;&amp;[.K34]&amp;&quot;,&quot;&amp;[.L34]&amp;&quot;,&quot;&amp;[.M34]&amp;&quot;,0,CURDATE(),CURDATE())&quot;&amp;IF(INDIRECT(ADDRESS(ROW([.A34])+1;1))&gt;0;&quot;,&quot;;&quot;;&quot;)" office:value-type="string" office:string-value="(31,3,'2',0,0,0,0,(select t.id from achievements t where t.code = 'VETERAN'),(select t.id from achievement_types t where t.code = 'SIRN'),0,CURDATE(),CURDATE())," calcext:value-type="string">
            <text:p>(31,3,'2',0,0,0,0,(select t.id from achievements t where t.code = 'VETERAN'),(select t.id from achievement_types t where t.code = 'SIRN'),0,CURDATE(),CURDATE()),</text:p>
          </table:table-cell>
          <table:table-cell table:number-columns-repeated="998"/>
        </table:table-row>
        <table:table-row table:style-name="ro4">
          <table:table-cell table:formula="of:=ROW([.A35])-3" office:value-type="float" office:value="32" calcext:value-type="float">
            <text:p>32</text:p>
          </table:table-cell>
          <table:table-cell office:value-type="string" calcext:value-type="string">
            <text:p>VETERAN</text:p>
          </table:table-cell>
          <table:table-cell table:formula="of:=VLOOKUP([.B35];[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MPF</text:p>
          </table:table-cell>
          <table:table-cell table:formula="of:=VLOOKUP([.D35];['file:///G:/Goggles/Dati/generali/Dati_tipologiche_generali.ods'#$Dati_standard.$B$118:.$D$136];3;0)" office:value-type="string" office:string-value="MASSIMO PUNTEGGIO FIN" calcext:value-type="string">
            <text:p>MASSIMO PUNTEGGIO FIN</text:p>
          </table:table-cell>
          <table:table-cell office:value-type="float" office:value="4" calcext:value-type="float">
            <text:p>4</text:p>
          </table:table-cell>
          <table:table-cell office:value-type="float" office:value="800" calcext:value-type="float">
            <text:p>800</text:p>
          </table:table-cell>
          <table:table-cell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35]&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5]&amp;&quot;')&quot;" office:value-type="string" office:string-value="(select t.id from achievement_types t where t.code = 'AMPF')" calcext:value-type="string">
            <text:p>(select t.id from achievement_types t where t.code = 'AMPF')</text:p>
          </table:table-cell>
          <table:table-cell/>
          <table:table-cell table:formula="of:=&quot;(&quot;&amp;[.A35]&amp;&quot;,&quot;&amp;[.F35]&amp;&quot;,'&quot;&amp;IF(ISBLANK([.G35]);'null';[.G35])&amp;&quot;',&quot;&amp;[.H35]&amp;&quot;,&quot;&amp;[.I35]&amp;&quot;,&quot;&amp;[.J35]&amp;&quot;,&quot;&amp;[.K35]&amp;&quot;,&quot;&amp;[.L35]&amp;&quot;,&quot;&amp;[.M35]&amp;&quot;,0,CURDATE(),CURDATE())&quot;&amp;IF(INDIRECT(ADDRESS(ROW([.A35])+1;1))&gt;0;&quot;,&quot;;&quot;;&quot;)" office:value-type="string" office:string-value="(32,4,'800',1,0,0,0,(select t.id from achievements t where t.code = 'VETERAN'),(select t.id from achievement_types t where t.code = 'AMPF'),0,CURDATE(),CURDATE())," calcext:value-type="string">
            <text:p>(32,4,'800',1,0,0,0,(select t.id from achievements t where t.code = 'VETERAN'),(select t.id from achievement_types t where t.code = 'AMPF'),0,CURDATE(),CURDATE()),</text:p>
          </table:table-cell>
          <table:table-cell table:number-columns-repeated="998"/>
        </table:table-row>
        <table:table-row table:style-name="ro4">
          <table:table-cell table:formula="of:=ROW([.A36])-3" office:value-type="float" office:value="33" calcext:value-type="float">
            <text:p>33</text:p>
          </table:table-cell>
          <table:table-cell office:value-type="string" calcext:value-type="string">
            <text:p>VETERAN</text:p>
          </table:table-cell>
          <table:table-cell table:formula="of:=VLOOKUP([.B36];[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SKMA</text:p>
          </table:table-cell>
          <table:table-cell table:formula="of:=VLOOKUP([.D36];['file:///G:/Goggles/Dati/generali/Dati_tipologiche_generali.ods'#$Dati_standard.$B$118:.$D$136];3;0)" office:value-type="string" office:string-value="KM ALLENAMENTO STAGIONALI" calcext:value-type="string">
            <text:p>KM ALLENAMENTO STAGIONALI</text:p>
          </table:table-cell>
          <table:table-cell office:value-type="float" office:value="5" calcext:value-type="float">
            <text:p>5</text:p>
          </table:table-cell>
          <table:table-cell office:value-type="float" office:value="750" calcext:value-type="float">
            <text:p>75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36]&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6]&amp;&quot;')&quot;" office:value-type="string" office:string-value="(select t.id from achievement_types t where t.code = 'SKMA')" calcext:value-type="string">
            <text:p>(select t.id from achievement_types t where t.code = 'SKMA')</text:p>
          </table:table-cell>
          <table:table-cell/>
          <table:table-cell table:formula="of:=&quot;(&quot;&amp;[.A36]&amp;&quot;,&quot;&amp;[.F36]&amp;&quot;,'&quot;&amp;IF(ISBLANK([.G36]);'null';[.G36])&amp;&quot;',&quot;&amp;[.H36]&amp;&quot;,&quot;&amp;[.I36]&amp;&quot;,&quot;&amp;[.J36]&amp;&quot;,&quot;&amp;[.K36]&amp;&quot;,&quot;&amp;[.L36]&amp;&quot;,&quot;&amp;[.M36]&amp;&quot;,0,CURDATE(),CURDATE())&quot;&amp;IF(INDIRECT(ADDRESS(ROW([.A36])+1;1))&gt;0;&quot;,&quot;;&quot;;&quot;)" office:value-type="string" office:string-value="(33,5,'750',0,1,0,0,(select t.id from achievements t where t.code = 'VETERAN'),(select t.id from achievement_types t where t.code = 'SKMA'),0,CURDATE(),CURDATE())," calcext:value-type="string">
            <text:p>(33,5,'750',0,1,0,0,(select t.id from achievements t where t.code = 'VETERAN'),(select t.id from achievement_types t where t.code = 'SKMA'),0,CURDATE(),CURDATE()),</text:p>
          </table:table-cell>
          <table:table-cell table:number-columns-repeated="998"/>
        </table:table-row>
        <table:table-row table:style-name="ro4">
          <table:table-cell table:formula="of:=ROW([.A37])-3" office:value-type="float" office:value="34" calcext:value-type="float">
            <text:p>34</text:p>
          </table:table-cell>
          <table:table-cell office:value-type="string" calcext:value-type="string">
            <text:p>VETERAN</text:p>
          </table:table-cell>
          <table:table-cell table:formula="of:=VLOOKUP([.B37];[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NGD</text:p>
          </table:table-cell>
          <table:table-cell table:formula="of:=VLOOKUP([.D37];['file:///G:/Goggles/Dati/generali/Dati_tipologiche_generali.ods'#$Dati_standard.$B$118:.$D$136];3;0)" office:value-type="string" office:string-value="NUMERO MEETING DISPUTATI" calcext:value-type="string">
            <text:p>NUMERO MEETING DISPUTATI</text:p>
          </table:table-cell>
          <table:table-cell office:value-type="float" office:value="6" calcext:value-type="float">
            <text:p>6</text:p>
          </table:table-cell>
          <table:table-cell office:value-type="float" office:value="200" calcext:value-type="float">
            <text:p>2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37]&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7]&amp;&quot;')&quot;" office:value-type="string" office:string-value="(select t.id from achievement_types t where t.code = 'ANGD')" calcext:value-type="string">
            <text:p>(select t.id from achievement_types t where t.code = 'ANGD')</text:p>
          </table:table-cell>
          <table:table-cell/>
          <table:table-cell table:formula="of:=&quot;(&quot;&amp;[.A37]&amp;&quot;,&quot;&amp;[.F37]&amp;&quot;,'&quot;&amp;IF(ISBLANK([.G37]);'null';[.G37])&amp;&quot;',&quot;&amp;[.H37]&amp;&quot;,&quot;&amp;[.I37]&amp;&quot;,&quot;&amp;[.J37]&amp;&quot;,&quot;&amp;[.K37]&amp;&quot;,&quot;&amp;[.L37]&amp;&quot;,&quot;&amp;[.M37]&amp;&quot;,0,CURDATE(),CURDATE())&quot;&amp;IF(INDIRECT(ADDRESS(ROW([.A37])+1;1))&gt;0;&quot;,&quot;;&quot;;&quot;)" office:value-type="string" office:string-value="(34,6,'200',0,1,0,0,(select t.id from achievements t where t.code = 'VETERAN'),(select t.id from achievement_types t where t.code = 'ANGD'),0,CURDATE(),CURDATE())," calcext:value-type="string">
            <text:p>(34,6,'200',0,1,0,0,(select t.id from achievements t where t.code = 'VETERAN'),(select t.id from achievement_types t where t.code = 'ANGD'),0,CURDATE(),CURDATE()),</text:p>
          </table:table-cell>
          <table:table-cell table:number-columns-repeated="998"/>
        </table:table-row>
        <table:table-row table:style-name="ro4">
          <table:table-cell table:formula="of:=ROW([.A38])-3" office:value-type="float" office:value="35" calcext:value-type="float">
            <text:p>35</text:p>
          </table:table-cell>
          <table:table-cell office:value-type="string" calcext:value-type="string">
            <text:p>VETERAN</text:p>
          </table:table-cell>
          <table:table-cell table:formula="of:=VLOOKUP([.B38];[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DNG</text:p>
          </table:table-cell>
          <table:table-cell table:formula="of:=VLOOKUP([.D38];['file:///G:/Goggles/Dati/generali/Dati_tipologiche_generali.ods'#$Dati_standard.$B$118:.$D$136];3;0)" office:value-type="string" office:string-value="DISTANZA TOTALE NUOTATA IN GARA" calcext:value-type="string">
            <text:p>DISTANZA TOTALE NUOTATA IN GARA</text:p>
          </table:table-cell>
          <table:table-cell office:value-type="float" office:value="7" calcext:value-type="float">
            <text:p>7</text:p>
          </table:table-cell>
          <table:table-cell office:value-type="float" office:value="50000" calcext:value-type="float">
            <text:p>500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38]&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8]&amp;&quot;')&quot;" office:value-type="string" office:string-value="(select t.id from achievement_types t where t.code = 'ADNG')" calcext:value-type="string">
            <text:p>(select t.id from achievement_types t where t.code = 'ADNG')</text:p>
          </table:table-cell>
          <table:table-cell/>
          <table:table-cell table:formula="of:=&quot;(&quot;&amp;[.A38]&amp;&quot;,&quot;&amp;[.F38]&amp;&quot;,'&quot;&amp;IF(ISBLANK([.G38]);'null';[.G38])&amp;&quot;',&quot;&amp;[.H38]&amp;&quot;,&quot;&amp;[.I38]&amp;&quot;,&quot;&amp;[.J38]&amp;&quot;,&quot;&amp;[.K38]&amp;&quot;,&quot;&amp;[.L38]&amp;&quot;,&quot;&amp;[.M38]&amp;&quot;,0,CURDATE(),CURDATE())&quot;&amp;IF(INDIRECT(ADDRESS(ROW([.A38])+1;1))&gt;0;&quot;,&quot;;&quot;;&quot;)" office:value-type="string" office:string-value="(35,7,'50000',0,1,0,0,(select t.id from achievements t where t.code = 'VETERAN'),(select t.id from achievement_types t where t.code = 'ADNG'),0,CURDATE(),CURDATE())," calcext:value-type="string">
            <text:p>(35,7,'50000',0,1,0,0,(select t.id from achievements t where t.code = 'VETERAN'),(select t.id from achievement_types t where t.code = 'ADNG'),0,CURDATE(),CURDATE()),</text:p>
          </table:table-cell>
          <table:table-cell table:number-columns-repeated="998"/>
        </table:table-row>
        <table:table-row table:style-name="ro4">
          <table:table-cell table:formula="of:=ROW([.A39])-3" office:value-type="float" office:value="36" calcext:value-type="float">
            <text:p>36</text:p>
          </table:table-cell>
          <table:table-cell office:value-type="string" calcext:value-type="string">
            <text:p>VETERAN</text:p>
          </table:table-cell>
          <table:table-cell table:formula="of:=VLOOKUP([.B39];[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TNG</text:p>
          </table:table-cell>
          <table:table-cell table:formula="of:=VLOOKUP([.D39];['file:///G:/Goggles/Dati/generali/Dati_tipologiche_generali.ods'#$Dati_standard.$B$118:.$D$136];3;0)" office:value-type="string" office:string-value="TEMPO TOTALE NUOTATO IN GARA" calcext:value-type="string">
            <text:p>TEMPO TOTALE NUOTATO IN GARA</text:p>
          </table:table-cell>
          <table:table-cell office:value-type="float" office:value="8" calcext:value-type="float">
            <text:p>8</text:p>
          </table:table-cell>
          <table:table-cell office:value-type="float" office:value="72000" calcext:value-type="float">
            <text:p>720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39]&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39]&amp;&quot;')&quot;" office:value-type="string" office:string-value="(select t.id from achievement_types t where t.code = 'ATNG')" calcext:value-type="string">
            <text:p>(select t.id from achievement_types t where t.code = 'ATNG')</text:p>
          </table:table-cell>
          <table:table-cell/>
          <table:table-cell table:formula="of:=&quot;(&quot;&amp;[.A39]&amp;&quot;,&quot;&amp;[.F39]&amp;&quot;,'&quot;&amp;IF(ISBLANK([.G39]);'null';[.G39])&amp;&quot;',&quot;&amp;[.H39]&amp;&quot;,&quot;&amp;[.I39]&amp;&quot;,&quot;&amp;[.J39]&amp;&quot;,&quot;&amp;[.K39]&amp;&quot;,&quot;&amp;[.L39]&amp;&quot;,&quot;&amp;[.M39]&amp;&quot;,0,CURDATE(),CURDATE())&quot;&amp;IF(INDIRECT(ADDRESS(ROW([.A39])+1;1))&gt;0;&quot;,&quot;;&quot;;&quot;)" office:value-type="string" office:string-value="(36,8,'72000',0,1,0,0,(select t.id from achievements t where t.code = 'VETERAN'),(select t.id from achievement_types t where t.code = 'ATNG'),0,CURDATE(),CURDATE())," calcext:value-type="string">
            <text:p>(36,8,'72000',0,1,0,0,(select t.id from achievements t where t.code = 'VETERAN'),(select t.id from achievement_types t where t.code = 'ATNG'),0,CURDATE(),CURDATE()),</text:p>
          </table:table-cell>
          <table:table-cell table:number-columns-repeated="998"/>
        </table:table-row>
        <table:table-row table:style-name="ro4">
          <table:table-cell table:formula="of:=ROW([.A40])-3" office:value-type="float" office:value="37" calcext:value-type="float">
            <text:p>37</text:p>
          </table:table-cell>
          <table:table-cell office:value-type="string" calcext:value-type="string">
            <text:p>VETERAN</text:p>
          </table:table-cell>
          <table:table-cell table:formula="of:=VLOOKUP([.B40];[achievements.$B$4:.$C$272];2;0)" office:value-type="string" office:string-value="150 gare e 750 punti max e 2 ironmaster e (800 punti max o 750 km anno o 200 gare o 50 km gara o 20 ore gara o 15 stagioni)" calcext:value-type="string">
            <text:p>150 gare e 750 punti max e 2 ironmaster e (800 punti max o 750 km anno o 200 gare o 50 km gara o 20 ore gara o 15 stagioni)</text:p>
          </table:table-cell>
          <table:table-cell office:value-type="string" calcext:value-type="string">
            <text:p>ASTA</text:p>
          </table:table-cell>
          <table:table-cell table:formula="of:=VLOOKUP([.D40];['file:///G:/Goggles/Dati/generali/Dati_tipologiche_generali.ods'#$Dati_standard.$B$118:.$D$136];3;0)" office:value-type="string" office:string-value="NUMERO STAGIONI" calcext:value-type="string">
            <text:p>NUMERO STAGIONI</text:p>
          </table:table-cell>
          <table:table-cell office:value-type="float" office:value="9" calcext:value-type="float">
            <text:p>9</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40]&amp;&quot;')&quot;" office:value-type="string" office:string-value="(select t.id from achievements t where t.code = 'VETERAN')" calcext:value-type="string">
            <text:p>(select t.id from achievements t where t.code = 'VETERAN')</text:p>
          </table:table-cell>
          <table:table-cell table:formula="of:=&quot;(select t.id from &quot;&amp;[.D$2]&amp;&quot; t where t.&quot;&amp;[.D$3]&amp;&quot; = '&quot;&amp;[.D40]&amp;&quot;')&quot;" office:value-type="string" office:string-value="(select t.id from achievement_types t where t.code = 'ASTA')" calcext:value-type="string">
            <text:p>(select t.id from achievement_types t where t.code = 'ASTA')</text:p>
          </table:table-cell>
          <table:table-cell/>
          <table:table-cell table:formula="of:=&quot;(&quot;&amp;[.A40]&amp;&quot;,&quot;&amp;[.F40]&amp;&quot;,'&quot;&amp;IF(ISBLANK([.G40]);'null';[.G40])&amp;&quot;',&quot;&amp;[.H40]&amp;&quot;,&quot;&amp;[.I40]&amp;&quot;,&quot;&amp;[.J40]&amp;&quot;,&quot;&amp;[.K40]&amp;&quot;,&quot;&amp;[.L40]&amp;&quot;,&quot;&amp;[.M40]&amp;&quot;,0,CURDATE(),CURDATE())&quot;&amp;IF(INDIRECT(ADDRESS(ROW([.A40])+1;1))&gt;0;&quot;,&quot;;&quot;;&quot;)" office:value-type="string" office:string-value="(37,9,'15',0,1,0,1,(select t.id from achievements t where t.code = 'VETERAN'),(select t.id from achievement_types t where t.code = 'ASTA'),0,CURDATE(),CURDATE())," calcext:value-type="string">
            <text:p>(37,9,'15',0,1,0,1,(select t.id from achievements t where t.code = 'VETERAN'),(select t.id from achievement_types t where t.code = 'ASTA'),0,CURDATE(),CURDATE()),</text:p>
          </table:table-cell>
          <table:table-cell table:number-columns-repeated="998"/>
        </table:table-row>
        <table:table-row table:style-name="ro4">
          <table:table-cell table:formula="of:=ROW([.A41])-3" office:value-type="float" office:value="38" calcext:value-type="float">
            <text:p>38</text:p>
          </table:table-cell>
          <table:table-cell office:value-type="string" calcext:value-type="string">
            <text:p>SENIOR</text:p>
          </table:table-cell>
          <table:table-cell table:formula="of:=VLOOKUP([.B41];[achievements.$B$4:.$C$272];2;0)" office:value-type="string" office:string-value="850 punti max o 800 punti med" calcext:value-type="string">
            <text:p>850 punti max o 800 punti med</text:p>
          </table:table-cell>
          <table:table-cell office:value-type="string" calcext:value-type="string">
            <text:p>AMPF</text:p>
          </table:table-cell>
          <table:table-cell table:formula="of:=VLOOKUP([.D41];['file:///G:/Goggles/Dati/generali/Dati_tipologiche_generali.ods'#$Dati_standard.$B$118:.$D$136];3;0)" office:value-type="string" office:string-value="MASSIMO PUNTEGGIO FIN" calcext:value-type="string">
            <text:p>MASSIMO PUNTEGGIO FIN</text:p>
          </table:table-cell>
          <table:table-cell office:value-type="float" office:value="1" calcext:value-type="float">
            <text:p>1</text:p>
          </table:table-cell>
          <table:table-cell office:value-type="float" office:value="850" calcext:value-type="float">
            <text:p>850</text:p>
          </table:table-cell>
          <table:table-cell table:number-columns-repeated="4" office:value-type="float" office:value="0" calcext:value-type="float">
            <text:p>0</text:p>
          </table:table-cell>
          <table:table-cell table:formula="of:=&quot;(select t.id from &quot;&amp;[.B$2]&amp;&quot; t where t.&quot;&amp;[.B$3]&amp;&quot; = '&quot;&amp;[.B41]&amp;&quot;')&quot;" office:value-type="string" office:string-value="(select t.id from achievements t where t.code = 'SENIOR')" calcext:value-type="string">
            <text:p>(select t.id from achievements t where t.code = 'SENIOR')</text:p>
          </table:table-cell>
          <table:table-cell table:formula="of:=&quot;(select t.id from &quot;&amp;[.D$2]&amp;&quot; t where t.&quot;&amp;[.D$3]&amp;&quot; = '&quot;&amp;[.D41]&amp;&quot;')&quot;" office:value-type="string" office:string-value="(select t.id from achievement_types t where t.code = 'AMPF')" calcext:value-type="string">
            <text:p>(select t.id from achievement_types t where t.code = 'AMPF')</text:p>
          </table:table-cell>
          <table:table-cell/>
          <table:table-cell table:formula="of:=&quot;(&quot;&amp;[.A41]&amp;&quot;,&quot;&amp;[.F41]&amp;&quot;,'&quot;&amp;IF(ISBLANK([.G41]);'null';[.G41])&amp;&quot;',&quot;&amp;[.H41]&amp;&quot;,&quot;&amp;[.I41]&amp;&quot;,&quot;&amp;[.J41]&amp;&quot;,&quot;&amp;[.K41]&amp;&quot;,&quot;&amp;[.L41]&amp;&quot;,&quot;&amp;[.M41]&amp;&quot;,0,CURDATE(),CURDATE())&quot;&amp;IF(INDIRECT(ADDRESS(ROW([.A41])+1;1))&gt;0;&quot;,&quot;;&quot;;&quot;)" office:value-type="string" office:string-value="(38,1,'850',0,0,0,0,(select t.id from achievements t where t.code = 'SENIOR'),(select t.id from achievement_types t where t.code = 'AMPF'),0,CURDATE(),CURDATE())," calcext:value-type="string">
            <text:p>(38,1,'850',0,0,0,0,(select t.id from achievements t where t.code = 'SENIOR'),(select t.id from achievement_types t where t.code = 'AMPF'),0,CURDATE(),CURDATE()),</text:p>
          </table:table-cell>
          <table:table-cell table:number-columns-repeated="998"/>
        </table:table-row>
        <table:table-row table:style-name="ro4">
          <table:table-cell table:formula="of:=ROW([.A42])-3" office:value-type="float" office:value="39" calcext:value-type="float">
            <text:p>39</text:p>
          </table:table-cell>
          <table:table-cell office:value-type="string" calcext:value-type="string">
            <text:p>SENIOR</text:p>
          </table:table-cell>
          <table:table-cell table:formula="of:=VLOOKUP([.B42];[achievements.$B$4:.$C$272];2;0)" office:value-type="string" office:string-value="850 punti max o 800 punti med" calcext:value-type="string">
            <text:p>850 punti max o 800 punti med</text:p>
          </table:table-cell>
          <table:table-cell office:value-type="string" calcext:value-type="string">
            <text:p>SMDF</text:p>
          </table:table-cell>
          <table:table-cell table:formula="of:=VLOOKUP([.D42];['file:///G:/Goggles/Dati/generali/Dati_tipologiche_generali.ods'#$Dati_standard.$B$118:.$D$136];3;0)" office:value-type="string" office:string-value="MEDIA PUNTI FIN DI UNA STAGIONE" calcext:value-type="string">
            <text:p>MEDIA PUNTI FIN DI UNA STAGIONE</text:p>
          </table:table-cell>
          <table:table-cell office:value-type="float" office:value="2" calcext:value-type="float">
            <text:p>2</text:p>
          </table:table-cell>
          <table:table-cell office:value-type="float" office:value="800" calcext:value-type="float">
            <text:p>80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42]&amp;&quot;')&quot;" office:value-type="string" office:string-value="(select t.id from achievements t where t.code = 'SENIOR')" calcext:value-type="string">
            <text:p>(select t.id from achievements t where t.code = 'SENIOR')</text:p>
          </table:table-cell>
          <table:table-cell table:formula="of:=&quot;(select t.id from &quot;&amp;[.D$2]&amp;&quot; t where t.&quot;&amp;[.D$3]&amp;&quot; = '&quot;&amp;[.D42]&amp;&quot;')&quot;" office:value-type="string" office:string-value="(select t.id from achievement_types t where t.code = 'SMDF')" calcext:value-type="string">
            <text:p>(select t.id from achievement_types t where t.code = 'SMDF')</text:p>
          </table:table-cell>
          <table:table-cell/>
          <table:table-cell table:formula="of:=&quot;(&quot;&amp;[.A42]&amp;&quot;,&quot;&amp;[.F42]&amp;&quot;,'&quot;&amp;IF(ISBLANK([.G42]);'null';[.G42])&amp;&quot;',&quot;&amp;[.H42]&amp;&quot;,&quot;&amp;[.I42]&amp;&quot;,&quot;&amp;[.J42]&amp;&quot;,&quot;&amp;[.K42]&amp;&quot;,&quot;&amp;[.L42]&amp;&quot;,&quot;&amp;[.M42]&amp;&quot;,0,CURDATE(),CURDATE())&quot;&amp;IF(INDIRECT(ADDRESS(ROW([.A42])+1;1))&gt;0;&quot;,&quot;;&quot;;&quot;)" office:value-type="string" office:string-value="(39,2,'800',0,1,0,0,(select t.id from achievements t where t.code = 'SENIOR'),(select t.id from achievement_types t where t.code = 'SMDF'),0,CURDATE(),CURDATE())," calcext:value-type="string">
            <text:p>(39,2,'800',0,1,0,0,(select t.id from achievements t where t.code = 'SENIOR'),(select t.id from achievement_types t where t.code = 'SMDF'),0,CURDATE(),CURDATE()),</text:p>
          </table:table-cell>
          <table:table-cell table:number-columns-repeated="998"/>
        </table:table-row>
        <table:table-row table:style-name="ro4">
          <table:table-cell table:formula="of:=ROW([.A43])-3" office:value-type="float" office:value="40" calcext:value-type="float">
            <text:p>40</text:p>
          </table:table-cell>
          <table:table-cell office:value-type="string" calcext:value-type="string">
            <text:p>SENVET</text:p>
          </table:table-cell>
          <table:table-cell table:formula="of:=VLOOKUP([.B43];[achievements.$B$4:.$C$272];2;0)" office:value-type="string" office:string-value="(850 punti max o 800 punti med) e 2 ironmaster e 15 stagioni e 150 meeting" calcext:value-type="string">
            <text:p>(850 punti max o 800 punti med) e 2 ironmaster e 15 stagioni e 150 meeting</text:p>
          </table:table-cell>
          <table:table-cell office:value-type="string" calcext:value-type="string">
            <text:p>AMPF</text:p>
          </table:table-cell>
          <table:table-cell table:formula="of:=VLOOKUP([.D43];['file:///G:/Goggles/Dati/generali/Dati_tipologiche_generali.ods'#$Dati_standard.$B$118:.$D$136];3;0)" office:value-type="string" office:string-value="MASSIMO PUNTEGGIO FIN" calcext:value-type="string">
            <text:p>MASSIMO PUNTEGGIO FIN</text:p>
          </table:table-cell>
          <table:table-cell office:value-type="float" office:value="1" calcext:value-type="float">
            <text:p>1</text:p>
          </table:table-cell>
          <table:table-cell office:value-type="float" office:value="850" calcext:value-type="float">
            <text:p>850</text:p>
          </table:table-cell>
          <table:table-cell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43]&amp;&quot;')&quot;" office:value-type="string" office:string-value="(select t.id from achievements t where t.code = 'SENVET')" calcext:value-type="string">
            <text:p>(select t.id from achievements t where t.code = 'SENVET')</text:p>
          </table:table-cell>
          <table:table-cell table:formula="of:=&quot;(select t.id from &quot;&amp;[.D$2]&amp;&quot; t where t.&quot;&amp;[.D$3]&amp;&quot; = '&quot;&amp;[.D43]&amp;&quot;')&quot;" office:value-type="string" office:string-value="(select t.id from achievement_types t where t.code = 'AMPF')" calcext:value-type="string">
            <text:p>(select t.id from achievement_types t where t.code = 'AMPF')</text:p>
          </table:table-cell>
          <table:table-cell/>
          <table:table-cell table:formula="of:=&quot;(&quot;&amp;[.A43]&amp;&quot;,&quot;&amp;[.F43]&amp;&quot;,'&quot;&amp;IF(ISBLANK([.G43]);'null';[.G43])&amp;&quot;',&quot;&amp;[.H43]&amp;&quot;,&quot;&amp;[.I43]&amp;&quot;,&quot;&amp;[.J43]&amp;&quot;,&quot;&amp;[.K43]&amp;&quot;,&quot;&amp;[.L43]&amp;&quot;,&quot;&amp;[.M43]&amp;&quot;,0,CURDATE(),CURDATE())&quot;&amp;IF(INDIRECT(ADDRESS(ROW([.A43])+1;1))&gt;0;&quot;,&quot;;&quot;;&quot;)" office:value-type="string" office:string-value="(40,1,'850',1,0,0,0,(select t.id from achievements t where t.code = 'SENVET'),(select t.id from achievement_types t where t.code = 'AMPF'),0,CURDATE(),CURDATE())," calcext:value-type="string">
            <text:p>(40,1,'850',1,0,0,0,(select t.id from achievements t where t.code = 'SENVET'),(select t.id from achievement_types t where t.code = 'AMPF'),0,CURDATE(),CURDATE()),</text:p>
          </table:table-cell>
          <table:table-cell table:number-columns-repeated="998"/>
        </table:table-row>
        <table:table-row table:style-name="ro4">
          <table:table-cell table:formula="of:=ROW([.A44])-3" office:value-type="float" office:value="41" calcext:value-type="float">
            <text:p>41</text:p>
          </table:table-cell>
          <table:table-cell office:value-type="string" calcext:value-type="string">
            <text:p>SENVET</text:p>
          </table:table-cell>
          <table:table-cell table:formula="of:=VLOOKUP([.B44];[achievements.$B$4:.$C$272];2;0)" office:value-type="string" office:string-value="(850 punti max o 800 punti med) e 2 ironmaster e 15 stagioni e 150 meeting" calcext:value-type="string">
            <text:p>(850 punti max o 800 punti med) e 2 ironmaster e 15 stagioni e 150 meeting</text:p>
          </table:table-cell>
          <table:table-cell office:value-type="string" calcext:value-type="string">
            <text:p>SMDF</text:p>
          </table:table-cell>
          <table:table-cell table:formula="of:=VLOOKUP([.D44];['file:///G:/Goggles/Dati/generali/Dati_tipologiche_generali.ods'#$Dati_standard.$B$118:.$D$136];3;0)" office:value-type="string" office:string-value="MEDIA PUNTI FIN DI UNA STAGIONE" calcext:value-type="string">
            <text:p>MEDIA PUNTI FIN DI UNA STAGIONE</text:p>
          </table:table-cell>
          <table:table-cell office:value-type="float" office:value="2" calcext:value-type="float">
            <text:p>2</text:p>
          </table:table-cell>
          <table:table-cell office:value-type="float" office:value="800" calcext:value-type="float">
            <text:p>80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44]&amp;&quot;')&quot;" office:value-type="string" office:string-value="(select t.id from achievements t where t.code = 'SENVET')" calcext:value-type="string">
            <text:p>(select t.id from achievements t where t.code = 'SENVET')</text:p>
          </table:table-cell>
          <table:table-cell table:formula="of:=&quot;(select t.id from &quot;&amp;[.D$2]&amp;&quot; t where t.&quot;&amp;[.D$3]&amp;&quot; = '&quot;&amp;[.D44]&amp;&quot;')&quot;" office:value-type="string" office:string-value="(select t.id from achievement_types t where t.code = 'SMDF')" calcext:value-type="string">
            <text:p>(select t.id from achievement_types t where t.code = 'SMDF')</text:p>
          </table:table-cell>
          <table:table-cell/>
          <table:table-cell table:formula="of:=&quot;(&quot;&amp;[.A44]&amp;&quot;,&quot;&amp;[.F44]&amp;&quot;,'&quot;&amp;IF(ISBLANK([.G44]);'null';[.G44])&amp;&quot;',&quot;&amp;[.H44]&amp;&quot;,&quot;&amp;[.I44]&amp;&quot;,&quot;&amp;[.J44]&amp;&quot;,&quot;&amp;[.K44]&amp;&quot;,&quot;&amp;[.L44]&amp;&quot;,&quot;&amp;[.M44]&amp;&quot;,0,CURDATE(),CURDATE())&quot;&amp;IF(INDIRECT(ADDRESS(ROW([.A44])+1;1))&gt;0;&quot;,&quot;;&quot;;&quot;)" office:value-type="string" office:string-value="(41,2,'800',0,1,0,1,(select t.id from achievements t where t.code = 'SENVET'),(select t.id from achievement_types t where t.code = 'SMDF'),0,CURDATE(),CURDATE())," calcext:value-type="string">
            <text:p>(41,2,'800',0,1,0,1,(select t.id from achievements t where t.code = 'SENVET'),(select t.id from achievement_types t where t.code = 'SMDF'),0,CURDATE(),CURDATE()),</text:p>
          </table:table-cell>
          <table:table-cell table:number-columns-repeated="998"/>
        </table:table-row>
        <table:table-row table:style-name="ro4">
          <table:table-cell table:formula="of:=ROW([.A45])-3" office:value-type="float" office:value="42" calcext:value-type="float">
            <text:p>42</text:p>
          </table:table-cell>
          <table:table-cell office:value-type="string" calcext:value-type="string">
            <text:p>SENVET</text:p>
          </table:table-cell>
          <table:table-cell table:formula="of:=VLOOKUP([.B45];[achievements.$B$4:.$C$272];2;0)" office:value-type="string" office:string-value="(850 punti max o 800 punti med) e 2 ironmaster e 15 stagioni e 150 meeting" calcext:value-type="string">
            <text:p>(850 punti max o 800 punti med) e 2 ironmaster e 15 stagioni e 150 meeting</text:p>
          </table:table-cell>
          <table:table-cell office:value-type="string" calcext:value-type="string">
            <text:p>SIRN</text:p>
          </table:table-cell>
          <table:table-cell table:formula="of:=VLOOKUP([.D45];['file:///G:/Goggles/Dati/generali/Dati_tipologiche_generali.ods'#$Dati_standard.$B$118:.$D$136];3;0)" office:value-type="string" office:string-value="IRONMASTER COMPLETATO" calcext:value-type="string">
            <text:p>IRONMASTER COMPLETATO</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table:formula="of:=&quot;(select t.id from &quot;&amp;[.B$2]&amp;&quot; t where t.&quot;&amp;[.B$3]&amp;&quot; = '&quot;&amp;[.B45]&amp;&quot;')&quot;" office:value-type="string" office:string-value="(select t.id from achievements t where t.code = 'SENVET')" calcext:value-type="string">
            <text:p>(select t.id from achievements t where t.code = 'SENVET')</text:p>
          </table:table-cell>
          <table:table-cell table:formula="of:=&quot;(select t.id from &quot;&amp;[.D$2]&amp;&quot; t where t.&quot;&amp;[.D$3]&amp;&quot; = '&quot;&amp;[.D45]&amp;&quot;')&quot;" office:value-type="string" office:string-value="(select t.id from achievement_types t where t.code = 'SIRN')" calcext:value-type="string">
            <text:p>(select t.id from achievement_types t where t.code = 'SIRN')</text:p>
          </table:table-cell>
          <table:table-cell/>
          <table:table-cell table:formula="of:=&quot;(&quot;&amp;[.A45]&amp;&quot;,&quot;&amp;[.F45]&amp;&quot;,'&quot;&amp;IF(ISBLANK([.G45]);'null';[.G45])&amp;&quot;',&quot;&amp;[.H45]&amp;&quot;,&quot;&amp;[.I45]&amp;&quot;,&quot;&amp;[.J45]&amp;&quot;,&quot;&amp;[.K45]&amp;&quot;,&quot;&amp;[.L45]&amp;&quot;,&quot;&amp;[.M45]&amp;&quot;,0,CURDATE(),CURDATE())&quot;&amp;IF(INDIRECT(ADDRESS(ROW([.A45])+1;1))&gt;0;&quot;,&quot;;&quot;;&quot;)" office:value-type="string" office:string-value="(42,3,'2',0,0,0,0,(select t.id from achievements t where t.code = 'SENVET'),(select t.id from achievement_types t where t.code = 'SIRN'),0,CURDATE(),CURDATE())," calcext:value-type="string">
            <text:p>(42,3,'2',0,0,0,0,(select t.id from achievements t where t.code = 'SENVET'),(select t.id from achievement_types t where t.code = 'SIRN'),0,CURDATE(),CURDATE()),</text:p>
          </table:table-cell>
          <table:table-cell table:number-columns-repeated="998"/>
        </table:table-row>
        <table:table-row table:style-name="ro4">
          <table:table-cell table:formula="of:=ROW([.A46])-3" office:value-type="float" office:value="43" calcext:value-type="float">
            <text:p>43</text:p>
          </table:table-cell>
          <table:table-cell office:value-type="string" calcext:value-type="string">
            <text:p>SENVET</text:p>
          </table:table-cell>
          <table:table-cell table:formula="of:=VLOOKUP([.B46];[achievements.$B$4:.$C$272];2;0)" office:value-type="string" office:string-value="(850 punti max o 800 punti med) e 2 ironmaster e 15 stagioni e 150 meeting" calcext:value-type="string">
            <text:p>(850 punti max o 800 punti med) e 2 ironmaster e 15 stagioni e 150 meeting</text:p>
          </table:table-cell>
          <table:table-cell office:value-type="string" calcext:value-type="string">
            <text:p>ASTA</text:p>
          </table:table-cell>
          <table:table-cell table:formula="of:=VLOOKUP([.D46];['file:///G:/Goggles/Dati/generali/Dati_tipologiche_generali.ods'#$Dati_standard.$B$118:.$D$136];3;0)" office:value-type="string" office:string-value="NUMERO STAGIONI" calcext:value-type="string">
            <text:p>NUMERO STAGIONI</text:p>
          </table:table-cell>
          <table:table-cell office:value-type="float" office:value="4" calcext:value-type="float">
            <text:p>4</text:p>
          </table:table-cell>
          <table:table-cell office:value-type="float" office:value="15" calcext:value-type="float">
            <text:p>15</text:p>
          </table:table-cell>
          <table:table-cell table:number-columns-repeated="4" office:value-type="float" office:value="0" calcext:value-type="float">
            <text:p>0</text:p>
          </table:table-cell>
          <table:table-cell table:formula="of:=&quot;(select t.id from &quot;&amp;[.B$2]&amp;&quot; t where t.&quot;&amp;[.B$3]&amp;&quot; = '&quot;&amp;[.B46]&amp;&quot;')&quot;" office:value-type="string" office:string-value="(select t.id from achievements t where t.code = 'SENVET')" calcext:value-type="string">
            <text:p>(select t.id from achievements t where t.code = 'SENVET')</text:p>
          </table:table-cell>
          <table:table-cell table:formula="of:=&quot;(select t.id from &quot;&amp;[.D$2]&amp;&quot; t where t.&quot;&amp;[.D$3]&amp;&quot; = '&quot;&amp;[.D46]&amp;&quot;')&quot;" office:value-type="string" office:string-value="(select t.id from achievement_types t where t.code = 'ASTA')" calcext:value-type="string">
            <text:p>(select t.id from achievement_types t where t.code = 'ASTA')</text:p>
          </table:table-cell>
          <table:table-cell/>
          <table:table-cell table:formula="of:=&quot;(&quot;&amp;[.A46]&amp;&quot;,&quot;&amp;[.F46]&amp;&quot;,'&quot;&amp;IF(ISBLANK([.G46]);'null';[.G46])&amp;&quot;',&quot;&amp;[.H46]&amp;&quot;,&quot;&amp;[.I46]&amp;&quot;,&quot;&amp;[.J46]&amp;&quot;,&quot;&amp;[.K46]&amp;&quot;,&quot;&amp;[.L46]&amp;&quot;,&quot;&amp;[.M46]&amp;&quot;,0,CURDATE(),CURDATE())&quot;&amp;IF(INDIRECT(ADDRESS(ROW([.A46])+1;1))&gt;0;&quot;,&quot;;&quot;;&quot;)" office:value-type="string" office:string-value="(43,4,'15',0,0,0,0,(select t.id from achievements t where t.code = 'SENVET'),(select t.id from achievement_types t where t.code = 'ASTA'),0,CURDATE(),CURDATE())," calcext:value-type="string">
            <text:p>(43,4,'15',0,0,0,0,(select t.id from achievements t where t.code = 'SENVET'),(select t.id from achievement_types t where t.code = 'ASTA'),0,CURDATE(),CURDATE()),</text:p>
          </table:table-cell>
          <table:table-cell table:number-columns-repeated="998"/>
        </table:table-row>
        <table:table-row table:style-name="ro4">
          <table:table-cell table:formula="of:=ROW([.A47])-3" office:value-type="float" office:value="44" calcext:value-type="float">
            <text:p>44</text:p>
          </table:table-cell>
          <table:table-cell office:value-type="string" calcext:value-type="string">
            <text:p>SENVET</text:p>
          </table:table-cell>
          <table:table-cell table:formula="of:=VLOOKUP([.B47];[achievements.$B$4:.$C$272];2;0)" office:value-type="string" office:string-value="(850 punti max o 800 punti med) e 2 ironmaster e 15 stagioni e 150 meeting" calcext:value-type="string">
            <text:p>(850 punti max o 800 punti med) e 2 ironmaster e 15 stagioni e 150 meeting</text:p>
          </table:table-cell>
          <table:table-cell office:value-type="string" calcext:value-type="string">
            <text:p>ANGD</text:p>
          </table:table-cell>
          <table:table-cell table:formula="of:=VLOOKUP([.D47];['file:///G:/Goggles/Dati/generali/Dati_tipologiche_generali.ods'#$Dati_standard.$B$118:.$D$136];3;0)" office:value-type="string" office:string-value="NUMERO MEETING DISPUTATI" calcext:value-type="string">
            <text:p>NUMERO MEETING DISPUTATI</text:p>
          </table:table-cell>
          <table:table-cell office:value-type="float" office:value="5" calcext:value-type="float">
            <text:p>5</text:p>
          </table:table-cell>
          <table:table-cell office:value-type="float" office:value="150" calcext:value-type="float">
            <text:p>150</text:p>
          </table:table-cell>
          <table:table-cell table:number-columns-repeated="4" office:value-type="float" office:value="0" calcext:value-type="float">
            <text:p>0</text:p>
          </table:table-cell>
          <table:table-cell table:formula="of:=&quot;(select t.id from &quot;&amp;[.B$2]&amp;&quot; t where t.&quot;&amp;[.B$3]&amp;&quot; = '&quot;&amp;[.B47]&amp;&quot;')&quot;" office:value-type="string" office:string-value="(select t.id from achievements t where t.code = 'SENVET')" calcext:value-type="string">
            <text:p>(select t.id from achievements t where t.code = 'SENVET')</text:p>
          </table:table-cell>
          <table:table-cell table:formula="of:=&quot;(select t.id from &quot;&amp;[.D$2]&amp;&quot; t where t.&quot;&amp;[.D$3]&amp;&quot; = '&quot;&amp;[.D47]&amp;&quot;')&quot;" office:value-type="string" office:string-value="(select t.id from achievement_types t where t.code = 'ANGD')" calcext:value-type="string">
            <text:p>(select t.id from achievement_types t where t.code = 'ANGD')</text:p>
          </table:table-cell>
          <table:table-cell/>
          <table:table-cell table:formula="of:=&quot;(&quot;&amp;[.A47]&amp;&quot;,&quot;&amp;[.F47]&amp;&quot;,'&quot;&amp;IF(ISBLANK([.G47]);'null';[.G47])&amp;&quot;',&quot;&amp;[.H47]&amp;&quot;,&quot;&amp;[.I47]&amp;&quot;,&quot;&amp;[.J47]&amp;&quot;,&quot;&amp;[.K47]&amp;&quot;,&quot;&amp;[.L47]&amp;&quot;,&quot;&amp;[.M47]&amp;&quot;,0,CURDATE(),CURDATE())&quot;&amp;IF(INDIRECT(ADDRESS(ROW([.A47])+1;1))&gt;0;&quot;,&quot;;&quot;;&quot;)" office:value-type="string" office:string-value="(44,5,'150',0,0,0,0,(select t.id from achievements t where t.code = 'SENVET'),(select t.id from achievement_types t where t.code = 'ANGD'),0,CURDATE(),CURDATE())," calcext:value-type="string">
            <text:p>(44,5,'150',0,0,0,0,(select t.id from achievements t where t.code = 'SENVET'),(select t.id from achievement_types t where t.code = 'ANGD'),0,CURDATE(),CURDATE()),</text:p>
          </table:table-cell>
          <table:table-cell table:number-columns-repeated="998"/>
        </table:table-row>
        <table:table-row table:style-name="ro4">
          <table:table-cell table:formula="of:=ROW([.A48])-3" office:value-type="float" office:value="45" calcext:value-type="float">
            <text:p>45</text:p>
          </table:table-cell>
          <table:table-cell office:value-type="string" calcext:value-type="string">
            <text:p>ELITE</text:p>
          </table:table-cell>
          <table:table-cell table:formula="of:=VLOOKUP([.B48];[achievements.$B$4:.$C$272];2;0)" office:value-type="string" office:string-value="900 punti max o 850 punti med" calcext:value-type="string">
            <text:p>900 punti max o 850 punti med</text:p>
          </table:table-cell>
          <table:table-cell office:value-type="string" calcext:value-type="string">
            <text:p>AMPF</text:p>
          </table:table-cell>
          <table:table-cell table:formula="of:=VLOOKUP([.D48];['file:///G:/Goggles/Dati/generali/Dati_tipologiche_generali.ods'#$Dati_standard.$B$118:.$D$136];3;0)" office:value-type="string" office:string-value="MASSIMO PUNTEGGIO FIN" calcext:value-type="string">
            <text:p>MASSIMO PUNTEGGIO FIN</text:p>
          </table:table-cell>
          <table:table-cell office:value-type="float" office:value="1" calcext:value-type="float">
            <text:p>1</text:p>
          </table:table-cell>
          <table:table-cell office:value-type="float" office:value="900" calcext:value-type="float">
            <text:p>900</text:p>
          </table:table-cell>
          <table:table-cell table:number-columns-repeated="4" office:value-type="float" office:value="0" calcext:value-type="float">
            <text:p>0</text:p>
          </table:table-cell>
          <table:table-cell table:formula="of:=&quot;(select t.id from &quot;&amp;[.B$2]&amp;&quot; t where t.&quot;&amp;[.B$3]&amp;&quot; = '&quot;&amp;[.B48]&amp;&quot;')&quot;" office:value-type="string" office:string-value="(select t.id from achievements t where t.code = 'ELITE')" calcext:value-type="string">
            <text:p>(select t.id from achievements t where t.code = 'ELITE')</text:p>
          </table:table-cell>
          <table:table-cell table:formula="of:=&quot;(select t.id from &quot;&amp;[.D$2]&amp;&quot; t where t.&quot;&amp;[.D$3]&amp;&quot; = '&quot;&amp;[.D48]&amp;&quot;')&quot;" office:value-type="string" office:string-value="(select t.id from achievement_types t where t.code = 'AMPF')" calcext:value-type="string">
            <text:p>(select t.id from achievement_types t where t.code = 'AMPF')</text:p>
          </table:table-cell>
          <table:table-cell/>
          <table:table-cell table:formula="of:=&quot;(&quot;&amp;[.A48]&amp;&quot;,&quot;&amp;[.F48]&amp;&quot;,'&quot;&amp;IF(ISBLANK([.G48]);'null';[.G48])&amp;&quot;',&quot;&amp;[.H48]&amp;&quot;,&quot;&amp;[.I48]&amp;&quot;,&quot;&amp;[.J48]&amp;&quot;,&quot;&amp;[.K48]&amp;&quot;,&quot;&amp;[.L48]&amp;&quot;,&quot;&amp;[.M48]&amp;&quot;,0,CURDATE(),CURDATE())&quot;&amp;IF(INDIRECT(ADDRESS(ROW([.A48])+1;1))&gt;0;&quot;,&quot;;&quot;;&quot;)" office:value-type="string" office:string-value="(45,1,'900',0,0,0,0,(select t.id from achievements t where t.code = 'ELITE'),(select t.id from achievement_types t where t.code = 'AMPF'),0,CURDATE(),CURDATE())," calcext:value-type="string">
            <text:p>(45,1,'900',0,0,0,0,(select t.id from achievements t where t.code = 'ELITE'),(select t.id from achievement_types t where t.code = 'AMPF'),0,CURDATE(),CURDATE()),</text:p>
          </table:table-cell>
          <table:table-cell table:number-columns-repeated="998"/>
        </table:table-row>
        <table:table-row table:style-name="ro4">
          <table:table-cell table:formula="of:=ROW([.A49])-3" office:value-type="float" office:value="46" calcext:value-type="float">
            <text:p>46</text:p>
          </table:table-cell>
          <table:table-cell office:value-type="string" calcext:value-type="string">
            <text:p>ELITE</text:p>
          </table:table-cell>
          <table:table-cell table:formula="of:=VLOOKUP([.B49];[achievements.$B$4:.$C$272];2;0)" office:value-type="string" office:string-value="900 punti max o 850 punti med" calcext:value-type="string">
            <text:p>900 punti max o 850 punti med</text:p>
          </table:table-cell>
          <table:table-cell office:value-type="string" calcext:value-type="string">
            <text:p>SMDF</text:p>
          </table:table-cell>
          <table:table-cell table:formula="of:=VLOOKUP([.D49];['file:///G:/Goggles/Dati/generali/Dati_tipologiche_generali.ods'#$Dati_standard.$B$118:.$D$136];3;0)" office:value-type="string" office:string-value="MEDIA PUNTI FIN DI UNA STAGIONE" calcext:value-type="string">
            <text:p>MEDIA PUNTI FIN DI UNA STAGIONE</text:p>
          </table:table-cell>
          <table:table-cell office:value-type="float" office:value="2" calcext:value-type="float">
            <text:p>2</text:p>
          </table:table-cell>
          <table:table-cell office:value-type="float" office:value="850" calcext:value-type="float">
            <text:p>85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quot;(select t.id from &quot;&amp;[.B$2]&amp;&quot; t where t.&quot;&amp;[.B$3]&amp;&quot; = '&quot;&amp;[.B49]&amp;&quot;')&quot;" office:value-type="string" office:string-value="(select t.id from achievements t where t.code = 'ELITE')" calcext:value-type="string">
            <text:p>(select t.id from achievements t where t.code = 'ELITE')</text:p>
          </table:table-cell>
          <table:table-cell table:formula="of:=&quot;(select t.id from &quot;&amp;[.D$2]&amp;&quot; t where t.&quot;&amp;[.D$3]&amp;&quot; = '&quot;&amp;[.D49]&amp;&quot;')&quot;" office:value-type="string" office:string-value="(select t.id from achievement_types t where t.code = 'SMDF')" calcext:value-type="string">
            <text:p>(select t.id from achievement_types t where t.code = 'SMDF')</text:p>
          </table:table-cell>
          <table:table-cell/>
          <table:table-cell table:formula="of:=&quot;(&quot;&amp;[.A49]&amp;&quot;,&quot;&amp;[.F49]&amp;&quot;,'&quot;&amp;IF(ISBLANK([.G49]);'null';[.G49])&amp;&quot;',&quot;&amp;[.H49]&amp;&quot;,&quot;&amp;[.I49]&amp;&quot;,&quot;&amp;[.J49]&amp;&quot;,&quot;&amp;[.K49]&amp;&quot;,&quot;&amp;[.L49]&amp;&quot;,&quot;&amp;[.M49]&amp;&quot;,0,CURDATE(),CURDATE())&quot;&amp;IF(INDIRECT(ADDRESS(ROW([.A49])+1;1))&gt;0;&quot;,&quot;;&quot;;&quot;)" office:value-type="string" office:string-value="(46,2,'850',0,1,0,0,(select t.id from achievements t where t.code = 'ELITE'),(select t.id from achievement_types t where t.code = 'SMDF'),0,CURDATE(),CURDATE())," calcext:value-type="string">
            <text:p>(46,2,'850',0,1,0,0,(select t.id from achievements t where t.code = 'ELITE'),(select t.id from achievement_types t where t.code = 'SMDF'),0,CURDATE(),CURDATE()),</text:p>
          </table:table-cell>
          <table:table-cell table:number-columns-repeated="998"/>
        </table:table-row>
        <table:table-row table:style-name="ro4">
          <table:table-cell table:formula="of:=ROW([.A50])-3" office:value-type="float" office:value="47" calcext:value-type="float">
            <text:p>47</text:p>
          </table:table-cell>
          <table:table-cell office:value-type="string" calcext:value-type="string">
            <text:p>ELIVET</text:p>
          </table:table-cell>
          <table:table-cell table:formula="of:=VLOOKUP([.B50];[achievements.$B$4:.$C$272];2;0)" office:value-type="string" office:string-value="(900 punti max o 850 punti med) e 2 ironmaster e 15 stagioni e 150 meeting" calcext:value-type="string">
            <text:p>(900 punti max o 850 punti med) e 2 ironmaster e 15 stagioni e 150 meeting</text:p>
          </table:table-cell>
          <table:table-cell office:value-type="string" calcext:value-type="string">
            <text:p>AMPF</text:p>
          </table:table-cell>
          <table:table-cell table:formula="of:=VLOOKUP([.D50];['file:///G:/Goggles/Dati/generali/Dati_tipologiche_generali.ods'#$Dati_standard.$B$118:.$D$136];3;0)" office:value-type="string" office:string-value="MASSIMO PUNTEGGIO FIN" calcext:value-type="string">
            <text:p>MASSIMO PUNTEGGIO FIN</text:p>
          </table:table-cell>
          <table:table-cell office:value-type="float" office:value="1" calcext:value-type="float">
            <text:p>1</text:p>
          </table:table-cell>
          <table:table-cell office:value-type="float" office:value="900" calcext:value-type="float">
            <text:p>900</text:p>
          </table:table-cell>
          <table:table-cell office:value-type="float" office:value="1" calcext:value-type="float">
            <text:p>1</text:p>
          </table:table-cell>
          <table:table-cell table:number-columns-repeated="3" office:value-type="float" office:value="0" calcext:value-type="float">
            <text:p>0</text:p>
          </table:table-cell>
          <table:table-cell table:formula="of:=&quot;(select t.id from &quot;&amp;[.B$2]&amp;&quot; t where t.&quot;&amp;[.B$3]&amp;&quot; = '&quot;&amp;[.B50]&amp;&quot;')&quot;" office:value-type="string" office:string-value="(select t.id from achievements t where t.code = 'ELIVET')" calcext:value-type="string">
            <text:p>(select t.id from achievements t where t.code = 'ELIVET')</text:p>
          </table:table-cell>
          <table:table-cell table:formula="of:=&quot;(select t.id from &quot;&amp;[.D$2]&amp;&quot; t where t.&quot;&amp;[.D$3]&amp;&quot; = '&quot;&amp;[.D50]&amp;&quot;')&quot;" office:value-type="string" office:string-value="(select t.id from achievement_types t where t.code = 'AMPF')" calcext:value-type="string">
            <text:p>(select t.id from achievement_types t where t.code = 'AMPF')</text:p>
          </table:table-cell>
          <table:table-cell/>
          <table:table-cell table:formula="of:=&quot;(&quot;&amp;[.A50]&amp;&quot;,&quot;&amp;[.F50]&amp;&quot;,'&quot;&amp;IF(ISBLANK([.G50]);'null';[.G50])&amp;&quot;',&quot;&amp;[.H50]&amp;&quot;,&quot;&amp;[.I50]&amp;&quot;,&quot;&amp;[.J50]&amp;&quot;,&quot;&amp;[.K50]&amp;&quot;,&quot;&amp;[.L50]&amp;&quot;,&quot;&amp;[.M50]&amp;&quot;,0,CURDATE(),CURDATE())&quot;&amp;IF(INDIRECT(ADDRESS(ROW([.A50])+1;1))&gt;0;&quot;,&quot;;&quot;;&quot;)" office:value-type="string" office:string-value="(47,1,'900',1,0,0,0,(select t.id from achievements t where t.code = 'ELIVET'),(select t.id from achievement_types t where t.code = 'AMPF'),0,CURDATE(),CURDATE())," calcext:value-type="string">
            <text:p>(47,1,'900',1,0,0,0,(select t.id from achievements t where t.code = 'ELIVET'),(select t.id from achievement_types t where t.code = 'AMPF'),0,CURDATE(),CURDATE()),</text:p>
          </table:table-cell>
          <table:table-cell table:number-columns-repeated="998"/>
        </table:table-row>
        <table:table-row table:style-name="ro4">
          <table:table-cell table:formula="of:=ROW([.A51])-3" office:value-type="float" office:value="48" calcext:value-type="float">
            <text:p>48</text:p>
          </table:table-cell>
          <table:table-cell office:value-type="string" calcext:value-type="string">
            <text:p>ELIVET</text:p>
          </table:table-cell>
          <table:table-cell table:formula="of:=VLOOKUP([.B51];[achievements.$B$4:.$C$272];2;0)" office:value-type="string" office:string-value="(900 punti max o 850 punti med) e 2 ironmaster e 15 stagioni e 150 meeting" calcext:value-type="string">
            <text:p>(900 punti max o 850 punti med) e 2 ironmaster e 15 stagioni e 150 meeting</text:p>
          </table:table-cell>
          <table:table-cell office:value-type="string" calcext:value-type="string">
            <text:p>SMDF</text:p>
          </table:table-cell>
          <table:table-cell table:formula="of:=VLOOKUP([.D51];['file:///G:/Goggles/Dati/generali/Dati_tipologiche_generali.ods'#$Dati_standard.$B$118:.$D$136];3;0)" office:value-type="string" office:string-value="MEDIA PUNTI FIN DI UNA STAGIONE" calcext:value-type="string">
            <text:p>MEDIA PUNTI FIN DI UNA STAGIONE</text:p>
          </table:table-cell>
          <table:table-cell office:value-type="float" office:value="2" calcext:value-type="float">
            <text:p>2</text:p>
          </table:table-cell>
          <table:table-cell office:value-type="float" office:value="850" calcext:value-type="float">
            <text:p>85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quot;(select t.id from &quot;&amp;[.B$2]&amp;&quot; t where t.&quot;&amp;[.B$3]&amp;&quot; = '&quot;&amp;[.B51]&amp;&quot;')&quot;" office:value-type="string" office:string-value="(select t.id from achievements t where t.code = 'ELIVET')" calcext:value-type="string">
            <text:p>(select t.id from achievements t where t.code = 'ELIVET')</text:p>
          </table:table-cell>
          <table:table-cell table:formula="of:=&quot;(select t.id from &quot;&amp;[.D$2]&amp;&quot; t where t.&quot;&amp;[.D$3]&amp;&quot; = '&quot;&amp;[.D51]&amp;&quot;')&quot;" office:value-type="string" office:string-value="(select t.id from achievement_types t where t.code = 'SMDF')" calcext:value-type="string">
            <text:p>(select t.id from achievement_types t where t.code = 'SMDF')</text:p>
          </table:table-cell>
          <table:table-cell/>
          <table:table-cell table:formula="of:=&quot;(&quot;&amp;[.A51]&amp;&quot;,&quot;&amp;[.F51]&amp;&quot;,'&quot;&amp;IF(ISBLANK([.G51]);'null';[.G51])&amp;&quot;',&quot;&amp;[.H51]&amp;&quot;,&quot;&amp;[.I51]&amp;&quot;,&quot;&amp;[.J51]&amp;&quot;,&quot;&amp;[.K51]&amp;&quot;,&quot;&amp;[.L51]&amp;&quot;,&quot;&amp;[.M51]&amp;&quot;,0,CURDATE(),CURDATE())&quot;&amp;IF(INDIRECT(ADDRESS(ROW([.A51])+1;1))&gt;0;&quot;,&quot;;&quot;;&quot;)" office:value-type="string" office:string-value="(48,2,'850',0,1,0,1,(select t.id from achievements t where t.code = 'ELIVET'),(select t.id from achievement_types t where t.code = 'SMDF'),0,CURDATE(),CURDATE())," calcext:value-type="string">
            <text:p>(48,2,'850',0,1,0,1,(select t.id from achievements t where t.code = 'ELIVET'),(select t.id from achievement_types t where t.code = 'SMDF'),0,CURDATE(),CURDATE()),</text:p>
          </table:table-cell>
          <table:table-cell table:number-columns-repeated="998"/>
        </table:table-row>
        <table:table-row table:style-name="ro4">
          <table:table-cell table:formula="of:=ROW([.A52])-3" office:value-type="float" office:value="49" calcext:value-type="float">
            <text:p>49</text:p>
          </table:table-cell>
          <table:table-cell office:value-type="string" calcext:value-type="string">
            <text:p>ELIVET</text:p>
          </table:table-cell>
          <table:table-cell table:formula="of:=VLOOKUP([.B52];[achievements.$B$4:.$C$272];2;0)" office:value-type="string" office:string-value="(900 punti max o 850 punti med) e 2 ironmaster e 15 stagioni e 150 meeting" calcext:value-type="string">
            <text:p>(900 punti max o 850 punti med) e 2 ironmaster e 15 stagioni e 150 meeting</text:p>
          </table:table-cell>
          <table:table-cell office:value-type="string" calcext:value-type="string">
            <text:p>SIRN</text:p>
          </table:table-cell>
          <table:table-cell table:formula="of:=VLOOKUP([.D52];['file:///G:/Goggles/Dati/generali/Dati_tipologiche_generali.ods'#$Dati_standard.$B$118:.$D$136];3;0)" office:value-type="string" office:string-value="IRONMASTER COMPLETATO" calcext:value-type="string">
            <text:p>IRONMASTER COMPLETATO</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table:formula="of:=&quot;(select t.id from &quot;&amp;[.B$2]&amp;&quot; t where t.&quot;&amp;[.B$3]&amp;&quot; = '&quot;&amp;[.B52]&amp;&quot;')&quot;" office:value-type="string" office:string-value="(select t.id from achievements t where t.code = 'ELIVET')" calcext:value-type="string">
            <text:p>(select t.id from achievements t where t.code = 'ELIVET')</text:p>
          </table:table-cell>
          <table:table-cell table:formula="of:=&quot;(select t.id from &quot;&amp;[.D$2]&amp;&quot; t where t.&quot;&amp;[.D$3]&amp;&quot; = '&quot;&amp;[.D52]&amp;&quot;')&quot;" office:value-type="string" office:string-value="(select t.id from achievement_types t where t.code = 'SIRN')" calcext:value-type="string">
            <text:p>(select t.id from achievement_types t where t.code = 'SIRN')</text:p>
          </table:table-cell>
          <table:table-cell/>
          <table:table-cell table:formula="of:=&quot;(&quot;&amp;[.A52]&amp;&quot;,&quot;&amp;[.F52]&amp;&quot;,'&quot;&amp;IF(ISBLANK([.G52]);'null';[.G52])&amp;&quot;',&quot;&amp;[.H52]&amp;&quot;,&quot;&amp;[.I52]&amp;&quot;,&quot;&amp;[.J52]&amp;&quot;,&quot;&amp;[.K52]&amp;&quot;,&quot;&amp;[.L52]&amp;&quot;,&quot;&amp;[.M52]&amp;&quot;,0,CURDATE(),CURDATE())&quot;&amp;IF(INDIRECT(ADDRESS(ROW([.A52])+1;1))&gt;0;&quot;,&quot;;&quot;;&quot;)" office:value-type="string" office:string-value="(49,3,'2',0,0,0,0,(select t.id from achievements t where t.code = 'ELIVET'),(select t.id from achievement_types t where t.code = 'SIRN'),0,CURDATE(),CURDATE())," calcext:value-type="string">
            <text:p>(49,3,'2',0,0,0,0,(select t.id from achievements t where t.code = 'ELIVET'),(select t.id from achievement_types t where t.code = 'SIRN'),0,CURDATE(),CURDATE()),</text:p>
          </table:table-cell>
          <table:table-cell table:number-columns-repeated="998"/>
        </table:table-row>
        <table:table-row table:style-name="ro4">
          <table:table-cell table:formula="of:=ROW([.A53])-3" office:value-type="float" office:value="50" calcext:value-type="float">
            <text:p>50</text:p>
          </table:table-cell>
          <table:table-cell office:value-type="string" calcext:value-type="string">
            <text:p>ELIVET</text:p>
          </table:table-cell>
          <table:table-cell table:formula="of:=VLOOKUP([.B53];[achievements.$B$4:.$C$272];2;0)" office:value-type="string" office:string-value="(900 punti max o 850 punti med) e 2 ironmaster e 15 stagioni e 150 meeting" calcext:value-type="string">
            <text:p>(900 punti max o 850 punti med) e 2 ironmaster e 15 stagioni e 150 meeting</text:p>
          </table:table-cell>
          <table:table-cell office:value-type="string" calcext:value-type="string">
            <text:p>ASTA</text:p>
          </table:table-cell>
          <table:table-cell table:formula="of:=VLOOKUP([.D53];['file:///G:/Goggles/Dati/generali/Dati_tipologiche_generali.ods'#$Dati_standard.$B$118:.$D$136];3;0)" office:value-type="string" office:string-value="NUMERO STAGIONI" calcext:value-type="string">
            <text:p>NUMERO STAGIONI</text:p>
          </table:table-cell>
          <table:table-cell office:value-type="float" office:value="4" calcext:value-type="float">
            <text:p>4</text:p>
          </table:table-cell>
          <table:table-cell office:value-type="float" office:value="15" calcext:value-type="float">
            <text:p>15</text:p>
          </table:table-cell>
          <table:table-cell table:number-columns-repeated="4" office:value-type="float" office:value="0" calcext:value-type="float">
            <text:p>0</text:p>
          </table:table-cell>
          <table:table-cell table:formula="of:=&quot;(select t.id from &quot;&amp;[.B$2]&amp;&quot; t where t.&quot;&amp;[.B$3]&amp;&quot; = '&quot;&amp;[.B53]&amp;&quot;')&quot;" office:value-type="string" office:string-value="(select t.id from achievements t where t.code = 'ELIVET')" calcext:value-type="string">
            <text:p>(select t.id from achievements t where t.code = 'ELIVET')</text:p>
          </table:table-cell>
          <table:table-cell table:formula="of:=&quot;(select t.id from &quot;&amp;[.D$2]&amp;&quot; t where t.&quot;&amp;[.D$3]&amp;&quot; = '&quot;&amp;[.D53]&amp;&quot;')&quot;" office:value-type="string" office:string-value="(select t.id from achievement_types t where t.code = 'ASTA')" calcext:value-type="string">
            <text:p>(select t.id from achievement_types t where t.code = 'ASTA')</text:p>
          </table:table-cell>
          <table:table-cell/>
          <table:table-cell table:formula="of:=&quot;(&quot;&amp;[.A53]&amp;&quot;,&quot;&amp;[.F53]&amp;&quot;,'&quot;&amp;IF(ISBLANK([.G53]);'null';[.G53])&amp;&quot;',&quot;&amp;[.H53]&amp;&quot;,&quot;&amp;[.I53]&amp;&quot;,&quot;&amp;[.J53]&amp;&quot;,&quot;&amp;[.K53]&amp;&quot;,&quot;&amp;[.L53]&amp;&quot;,&quot;&amp;[.M53]&amp;&quot;,0,CURDATE(),CURDATE())&quot;&amp;IF(INDIRECT(ADDRESS(ROW([.A53])+1;1))&gt;0;&quot;,&quot;;&quot;;&quot;)" office:value-type="string" office:string-value="(50,4,'15',0,0,0,0,(select t.id from achievements t where t.code = 'ELIVET'),(select t.id from achievement_types t where t.code = 'ASTA'),0,CURDATE(),CURDATE())," calcext:value-type="string">
            <text:p>(50,4,'15',0,0,0,0,(select t.id from achievements t where t.code = 'ELIVET'),(select t.id from achievement_types t where t.code = 'ASTA'),0,CURDATE(),CURDATE()),</text:p>
          </table:table-cell>
          <table:table-cell table:number-columns-repeated="998"/>
        </table:table-row>
        <table:table-row table:style-name="ro4">
          <table:table-cell table:formula="of:=ROW([.A54])-3" office:value-type="float" office:value="51" calcext:value-type="float">
            <text:p>51</text:p>
          </table:table-cell>
          <table:table-cell office:value-type="string" calcext:value-type="string">
            <text:p>ELIVET</text:p>
          </table:table-cell>
          <table:table-cell table:formula="of:=VLOOKUP([.B54];[achievements.$B$4:.$C$272];2;0)" office:value-type="string" office:string-value="(900 punti max o 850 punti med) e 2 ironmaster e 15 stagioni e 150 meeting" calcext:value-type="string">
            <text:p>(900 punti max o 850 punti med) e 2 ironmaster e 15 stagioni e 150 meeting</text:p>
          </table:table-cell>
          <table:table-cell office:value-type="string" calcext:value-type="string">
            <text:p>ANGD</text:p>
          </table:table-cell>
          <table:table-cell table:formula="of:=VLOOKUP([.D54];['file:///G:/Goggles/Dati/generali/Dati_tipologiche_generali.ods'#$Dati_standard.$B$118:.$D$136];3;0)" office:value-type="string" office:string-value="NUMERO MEETING DISPUTATI" calcext:value-type="string">
            <text:p>NUMERO MEETING DISPUTATI</text:p>
          </table:table-cell>
          <table:table-cell office:value-type="float" office:value="5" calcext:value-type="float">
            <text:p>5</text:p>
          </table:table-cell>
          <table:table-cell office:value-type="float" office:value="150" calcext:value-type="float">
            <text:p>150</text:p>
          </table:table-cell>
          <table:table-cell table:number-columns-repeated="4" office:value-type="float" office:value="0" calcext:value-type="float">
            <text:p>0</text:p>
          </table:table-cell>
          <table:table-cell table:formula="of:=&quot;(select t.id from &quot;&amp;[.B$2]&amp;&quot; t where t.&quot;&amp;[.B$3]&amp;&quot; = '&quot;&amp;[.B54]&amp;&quot;')&quot;" office:value-type="string" office:string-value="(select t.id from achievements t where t.code = 'ELIVET')" calcext:value-type="string">
            <text:p>(select t.id from achievements t where t.code = 'ELIVET')</text:p>
          </table:table-cell>
          <table:table-cell table:formula="of:=&quot;(select t.id from &quot;&amp;[.D$2]&amp;&quot; t where t.&quot;&amp;[.D$3]&amp;&quot; = '&quot;&amp;[.D54]&amp;&quot;')&quot;" office:value-type="string" office:string-value="(select t.id from achievement_types t where t.code = 'ANGD')" calcext:value-type="string">
            <text:p>(select t.id from achievement_types t where t.code = 'ANGD')</text:p>
          </table:table-cell>
          <table:table-cell/>
          <table:table-cell table:formula="of:=&quot;(&quot;&amp;[.A54]&amp;&quot;,&quot;&amp;[.F54]&amp;&quot;,'&quot;&amp;IF(ISBLANK([.G54]);'null';[.G54])&amp;&quot;',&quot;&amp;[.H54]&amp;&quot;,&quot;&amp;[.I54]&amp;&quot;,&quot;&amp;[.J54]&amp;&quot;,&quot;&amp;[.K54]&amp;&quot;,&quot;&amp;[.L54]&amp;&quot;,&quot;&amp;[.M54]&amp;&quot;,0,CURDATE(),CURDATE())&quot;&amp;IF(INDIRECT(ADDRESS(ROW([.A54])+1;1))&gt;0;&quot;,&quot;;&quot;;&quot;)" office:value-type="string" office:string-value="(51,5,'150',0,0,0,0,(select t.id from achievements t where t.code = 'ELIVET'),(select t.id from achievement_types t where t.code = 'ANGD'),0,CURDATE(),CURDATE())," calcext:value-type="string">
            <text:p>(51,5,'150',0,0,0,0,(select t.id from achievements t where t.code = 'ELIVET'),(select t.id from achievement_types t where t.code = 'ANGD'),0,CURDATE(),CURDATE()),</text:p>
          </table:table-cell>
          <table:table-cell table:number-columns-repeated="998"/>
        </table:table-row>
        <table:table-row table:style-name="ro4">
          <table:table-cell table:formula="of:=ROW([.A55])-3" office:value-type="float" office:value="52" calcext:value-type="float">
            <text:p>52</text:p>
          </table:table-cell>
          <table:table-cell office:value-type="string" calcext:value-type="string">
            <text:p>TOP</text:p>
          </table:table-cell>
          <table:table-cell table:formula="of:=VLOOKUP([.B55];[achievements.$B$4:.$C$272];2;0)" office:value-type="string" office:string-value="1000 punti max" calcext:value-type="string">
            <text:p>1000 punti max</text:p>
          </table:table-cell>
          <table:table-cell office:value-type="string" calcext:value-type="string">
            <text:p>AMPF</text:p>
          </table:table-cell>
          <table:table-cell table:formula="of:=VLOOKUP([.D55];['file:///G:/Goggles/Dati/generali/Dati_tipologiche_generali.ods'#$Dati_standard.$B$118:.$D$136];3;0)" office:value-type="string" office:string-value="MASSIMO PUNTEGGIO FIN" calcext:value-type="string">
            <text:p>MASSIMO PUNTEGGIO FIN</text:p>
          </table:table-cell>
          <table:table-cell office:value-type="float" office:value="1" calcext:value-type="float">
            <text:p>1</text:p>
          </table:table-cell>
          <table:table-cell office:value-type="float" office:value="1000" calcext:value-type="float">
            <text:p>1000</text:p>
          </table:table-cell>
          <table:table-cell table:number-columns-repeated="4" office:value-type="float" office:value="0" calcext:value-type="float">
            <text:p>0</text:p>
          </table:table-cell>
          <table:table-cell table:formula="of:=&quot;(select t.id from &quot;&amp;[.B$2]&amp;&quot; t where t.&quot;&amp;[.B$3]&amp;&quot; = '&quot;&amp;[.B55]&amp;&quot;')&quot;" office:value-type="string" office:string-value="(select t.id from achievements t where t.code = 'TOP')" calcext:value-type="string">
            <text:p>(select t.id from achievements t where t.code = 'TOP')</text:p>
          </table:table-cell>
          <table:table-cell table:formula="of:=&quot;(select t.id from &quot;&amp;[.D$2]&amp;&quot; t where t.&quot;&amp;[.D$3]&amp;&quot; = '&quot;&amp;[.D55]&amp;&quot;')&quot;" office:value-type="string" office:string-value="(select t.id from achievement_types t where t.code = 'AMPF')" calcext:value-type="string">
            <text:p>(select t.id from achievement_types t where t.code = 'AMPF')</text:p>
          </table:table-cell>
          <table:table-cell/>
          <table:table-cell table:formula="of:=&quot;(&quot;&amp;[.A55]&amp;&quot;,&quot;&amp;[.F55]&amp;&quot;,'&quot;&amp;IF(ISBLANK([.G55]);'null';[.G55])&amp;&quot;',&quot;&amp;[.H55]&amp;&quot;,&quot;&amp;[.I55]&amp;&quot;,&quot;&amp;[.J55]&amp;&quot;,&quot;&amp;[.K55]&amp;&quot;,&quot;&amp;[.L55]&amp;&quot;,&quot;&amp;[.M55]&amp;&quot;,0,CURDATE(),CURDATE())&quot;&amp;IF(INDIRECT(ADDRESS(ROW([.A55])+1;1))&gt;0;&quot;,&quot;;&quot;;&quot;)" office:value-type="string" office:string-value="(52,1,'1000',0,0,0,0,(select t.id from achievements t where t.code = 'TOP'),(select t.id from achievement_types t where t.code = 'AMPF'),0,CURDATE(),CURDATE())," calcext:value-type="string">
            <text:p>(52,1,'1000',0,0,0,0,(select t.id from achievements t where t.code = 'TOP'),(select t.id from achievement_types t where t.code = 'AMPF'),0,CURDATE(),CURDATE()),</text:p>
          </table:table-cell>
          <table:table-cell table:number-columns-repeated="998"/>
        </table:table-row>
        <table:table-row table:style-name="ro4">
          <table:table-cell table:formula="of:=ROW([.A56])-3" office:value-type="float" office:value="53" calcext:value-type="float">
            <text:p>53</text:p>
          </table:table-cell>
          <table:table-cell office:value-type="string" calcext:value-type="string">
            <text:p>TOPVET</text:p>
          </table:table-cell>
          <table:table-cell table:formula="of:=VLOOKUP([.B56];[achievements.$B$4:.$C$272];2;0)" office:value-type="string" office:string-value="1000 punti max e 2 ironmaster e 15 stagioni e 150 meeting" calcext:value-type="string">
            <text:p>1000 punti max e 2 ironmaster e 15 stagioni e 150 meeting</text:p>
          </table:table-cell>
          <table:table-cell office:value-type="string" calcext:value-type="string">
            <text:p>AMPF</text:p>
          </table:table-cell>
          <table:table-cell table:formula="of:=VLOOKUP([.D56];['file:///G:/Goggles/Dati/generali/Dati_tipologiche_generali.ods'#$Dati_standard.$B$118:.$D$136];3;0)" office:value-type="string" office:string-value="MASSIMO PUNTEGGIO FIN" calcext:value-type="string">
            <text:p>MASSIMO PUNTEGGIO FIN</text:p>
          </table:table-cell>
          <table:table-cell office:value-type="float" office:value="1" calcext:value-type="float">
            <text:p>1</text:p>
          </table:table-cell>
          <table:table-cell office:value-type="float" office:value="1000" calcext:value-type="float">
            <text:p>1000</text:p>
          </table:table-cell>
          <table:table-cell table:number-columns-repeated="4" office:value-type="float" office:value="0" calcext:value-type="float">
            <text:p>0</text:p>
          </table:table-cell>
          <table:table-cell table:formula="of:=&quot;(select t.id from &quot;&amp;[.B$2]&amp;&quot; t where t.&quot;&amp;[.B$3]&amp;&quot; = '&quot;&amp;[.B56]&amp;&quot;')&quot;" office:value-type="string" office:string-value="(select t.id from achievements t where t.code = 'TOPVET')" calcext:value-type="string">
            <text:p>(select t.id from achievements t where t.code = 'TOPVET')</text:p>
          </table:table-cell>
          <table:table-cell table:formula="of:=&quot;(select t.id from &quot;&amp;[.D$2]&amp;&quot; t where t.&quot;&amp;[.D$3]&amp;&quot; = '&quot;&amp;[.D56]&amp;&quot;')&quot;" office:value-type="string" office:string-value="(select t.id from achievement_types t where t.code = 'AMPF')" calcext:value-type="string">
            <text:p>(select t.id from achievement_types t where t.code = 'AMPF')</text:p>
          </table:table-cell>
          <table:table-cell/>
          <table:table-cell table:formula="of:=&quot;(&quot;&amp;[.A56]&amp;&quot;,&quot;&amp;[.F56]&amp;&quot;,'&quot;&amp;IF(ISBLANK([.G56]);'null';[.G56])&amp;&quot;',&quot;&amp;[.H56]&amp;&quot;,&quot;&amp;[.I56]&amp;&quot;,&quot;&amp;[.J56]&amp;&quot;,&quot;&amp;[.K56]&amp;&quot;,&quot;&amp;[.L56]&amp;&quot;,&quot;&amp;[.M56]&amp;&quot;,0,CURDATE(),CURDATE())&quot;&amp;IF(INDIRECT(ADDRESS(ROW([.A56])+1;1))&gt;0;&quot;,&quot;;&quot;;&quot;)" office:value-type="string" office:string-value="(53,1,'1000',0,0,0,0,(select t.id from achievements t where t.code = 'TOPVET'),(select t.id from achievement_types t where t.code = 'AMPF'),0,CURDATE(),CURDATE())," calcext:value-type="string">
            <text:p>(53,1,'1000',0,0,0,0,(select t.id from achievements t where t.code = 'TOPVET'),(select t.id from achievement_types t where t.code = 'AMPF'),0,CURDATE(),CURDATE()),</text:p>
          </table:table-cell>
          <table:table-cell table:number-columns-repeated="998"/>
        </table:table-row>
        <table:table-row table:style-name="ro4">
          <table:table-cell table:formula="of:=ROW([.A57])-3" office:value-type="float" office:value="54" calcext:value-type="float">
            <text:p>54</text:p>
          </table:table-cell>
          <table:table-cell office:value-type="string" calcext:value-type="string">
            <text:p>TOPVET</text:p>
          </table:table-cell>
          <table:table-cell table:formula="of:=VLOOKUP([.B57];[achievements.$B$4:.$C$272];2;0)" office:value-type="string" office:string-value="1000 punti max e 2 ironmaster e 15 stagioni e 150 meeting" calcext:value-type="string">
            <text:p>1000 punti max e 2 ironmaster e 15 stagioni e 150 meeting</text:p>
          </table:table-cell>
          <table:table-cell office:value-type="string" calcext:value-type="string">
            <text:p>SIRN</text:p>
          </table:table-cell>
          <table:table-cell table:formula="of:=VLOOKUP([.D57];['file:///G:/Goggles/Dati/generali/Dati_tipologiche_generali.ods'#$Dati_standard.$B$118:.$D$136];3;0)" office:value-type="string" office:string-value="IRONMASTER COMPLETATO" calcext:value-type="string">
            <text:p>IRONMASTER COMPLETATO</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formula="of:=&quot;(select t.id from &quot;&amp;[.B$2]&amp;&quot; t where t.&quot;&amp;[.B$3]&amp;&quot; = '&quot;&amp;[.B57]&amp;&quot;')&quot;" office:value-type="string" office:string-value="(select t.id from achievements t where t.code = 'TOPVET')" calcext:value-type="string">
            <text:p>(select t.id from achievements t where t.code = 'TOPVET')</text:p>
          </table:table-cell>
          <table:table-cell table:formula="of:=&quot;(select t.id from &quot;&amp;[.D$2]&amp;&quot; t where t.&quot;&amp;[.D$3]&amp;&quot; = '&quot;&amp;[.D57]&amp;&quot;')&quot;" office:value-type="string" office:string-value="(select t.id from achievement_types t where t.code = 'SIRN')" calcext:value-type="string">
            <text:p>(select t.id from achievement_types t where t.code = 'SIRN')</text:p>
          </table:table-cell>
          <table:table-cell/>
          <table:table-cell table:formula="of:=&quot;(&quot;&amp;[.A57]&amp;&quot;,&quot;&amp;[.F57]&amp;&quot;,'&quot;&amp;IF(ISBLANK([.G57]);'null';[.G57])&amp;&quot;',&quot;&amp;[.H57]&amp;&quot;,&quot;&amp;[.I57]&amp;&quot;,&quot;&amp;[.J57]&amp;&quot;,&quot;&amp;[.K57]&amp;&quot;,&quot;&amp;[.L57]&amp;&quot;,&quot;&amp;[.M57]&amp;&quot;,0,CURDATE(),CURDATE())&quot;&amp;IF(INDIRECT(ADDRESS(ROW([.A57])+1;1))&gt;0;&quot;,&quot;;&quot;;&quot;)" office:value-type="string" office:string-value="(54,2,'2',0,0,0,0,(select t.id from achievements t where t.code = 'TOPVET'),(select t.id from achievement_types t where t.code = 'SIRN'),0,CURDATE(),CURDATE())," calcext:value-type="string">
            <text:p>(54,2,'2',0,0,0,0,(select t.id from achievements t where t.code = 'TOPVET'),(select t.id from achievement_types t where t.code = 'SIRN'),0,CURDATE(),CURDATE()),</text:p>
          </table:table-cell>
          <table:table-cell table:number-columns-repeated="998"/>
        </table:table-row>
        <table:table-row table:style-name="ro4">
          <table:table-cell table:formula="of:=ROW([.A58])-3" office:value-type="float" office:value="55" calcext:value-type="float">
            <text:p>55</text:p>
          </table:table-cell>
          <table:table-cell office:value-type="string" calcext:value-type="string">
            <text:p>TOPVET</text:p>
          </table:table-cell>
          <table:table-cell table:formula="of:=VLOOKUP([.B58];[achievements.$B$4:.$C$272];2;0)" office:value-type="string" office:string-value="1000 punti max e 2 ironmaster e 15 stagioni e 150 meeting" calcext:value-type="string">
            <text:p>1000 punti max e 2 ironmaster e 15 stagioni e 150 meeting</text:p>
          </table:table-cell>
          <table:table-cell office:value-type="string" calcext:value-type="string">
            <text:p>ASTA</text:p>
          </table:table-cell>
          <table:table-cell table:formula="of:=VLOOKUP([.D58];['file:///G:/Goggles/Dati/generali/Dati_tipologiche_generali.ods'#$Dati_standard.$B$118:.$D$136];3;0)" office:value-type="string" office:string-value="NUMERO STAGIONI" calcext:value-type="string">
            <text:p>NUMERO STAGIONI</text:p>
          </table:table-cell>
          <table:table-cell office:value-type="float" office:value="3" calcext:value-type="float">
            <text:p>3</text:p>
          </table:table-cell>
          <table:table-cell office:value-type="float" office:value="15" calcext:value-type="float">
            <text:p>15</text:p>
          </table:table-cell>
          <table:table-cell table:number-columns-repeated="4" office:value-type="float" office:value="0" calcext:value-type="float">
            <text:p>0</text:p>
          </table:table-cell>
          <table:table-cell table:formula="of:=&quot;(select t.id from &quot;&amp;[.B$2]&amp;&quot; t where t.&quot;&amp;[.B$3]&amp;&quot; = '&quot;&amp;[.B58]&amp;&quot;')&quot;" office:value-type="string" office:string-value="(select t.id from achievements t where t.code = 'TOPVET')" calcext:value-type="string">
            <text:p>(select t.id from achievements t where t.code = 'TOPVET')</text:p>
          </table:table-cell>
          <table:table-cell table:formula="of:=&quot;(select t.id from &quot;&amp;[.D$2]&amp;&quot; t where t.&quot;&amp;[.D$3]&amp;&quot; = '&quot;&amp;[.D58]&amp;&quot;')&quot;" office:value-type="string" office:string-value="(select t.id from achievement_types t where t.code = 'ASTA')" calcext:value-type="string">
            <text:p>(select t.id from achievement_types t where t.code = 'ASTA')</text:p>
          </table:table-cell>
          <table:table-cell/>
          <table:table-cell table:formula="of:=&quot;(&quot;&amp;[.A58]&amp;&quot;,&quot;&amp;[.F58]&amp;&quot;,'&quot;&amp;IF(ISBLANK([.G58]);'null';[.G58])&amp;&quot;',&quot;&amp;[.H58]&amp;&quot;,&quot;&amp;[.I58]&amp;&quot;,&quot;&amp;[.J58]&amp;&quot;,&quot;&amp;[.K58]&amp;&quot;,&quot;&amp;[.L58]&amp;&quot;,&quot;&amp;[.M58]&amp;&quot;,0,CURDATE(),CURDATE())&quot;&amp;IF(INDIRECT(ADDRESS(ROW([.A58])+1;1))&gt;0;&quot;,&quot;;&quot;;&quot;)" office:value-type="string" office:string-value="(55,3,'15',0,0,0,0,(select t.id from achievements t where t.code = 'TOPVET'),(select t.id from achievement_types t where t.code = 'ASTA'),0,CURDATE(),CURDATE())," calcext:value-type="string">
            <text:p>(55,3,'15',0,0,0,0,(select t.id from achievements t where t.code = 'TOPVET'),(select t.id from achievement_types t where t.code = 'ASTA'),0,CURDATE(),CURDATE()),</text:p>
          </table:table-cell>
          <table:table-cell table:number-columns-repeated="998"/>
        </table:table-row>
        <table:table-row table:style-name="ro4">
          <table:table-cell table:formula="of:=ROW([.A59])-3" office:value-type="float" office:value="56" calcext:value-type="float">
            <text:p>56</text:p>
          </table:table-cell>
          <table:table-cell office:value-type="string" calcext:value-type="string">
            <text:p>TOPVET</text:p>
          </table:table-cell>
          <table:table-cell table:formula="of:=VLOOKUP([.B59];[achievements.$B$4:.$C$272];2;0)" office:value-type="string" office:string-value="1000 punti max e 2 ironmaster e 15 stagioni e 150 meeting" calcext:value-type="string">
            <text:p>1000 punti max e 2 ironmaster e 15 stagioni e 150 meeting</text:p>
          </table:table-cell>
          <table:table-cell office:value-type="string" calcext:value-type="string">
            <text:p>ANGD</text:p>
          </table:table-cell>
          <table:table-cell table:formula="of:=VLOOKUP([.D59];['file:///G:/Goggles/Dati/generali/Dati_tipologiche_generali.ods'#$Dati_standard.$B$118:.$D$136];3;0)" office:value-type="string" office:string-value="NUMERO MEETING DISPUTATI" calcext:value-type="string">
            <text:p>NUMERO MEETING DISPUTATI</text:p>
          </table:table-cell>
          <table:table-cell office:value-type="float" office:value="4" calcext:value-type="float">
            <text:p>4</text:p>
          </table:table-cell>
          <table:table-cell office:value-type="float" office:value="150" calcext:value-type="float">
            <text:p>150</text:p>
          </table:table-cell>
          <table:table-cell table:number-columns-repeated="4" office:value-type="float" office:value="0" calcext:value-type="float">
            <text:p>0</text:p>
          </table:table-cell>
          <table:table-cell table:formula="of:=&quot;(select t.id from &quot;&amp;[.B$2]&amp;&quot; t where t.&quot;&amp;[.B$3]&amp;&quot; = '&quot;&amp;[.B59]&amp;&quot;')&quot;" office:value-type="string" office:string-value="(select t.id from achievements t where t.code = 'TOPVET')" calcext:value-type="string">
            <text:p>(select t.id from achievements t where t.code = 'TOPVET')</text:p>
          </table:table-cell>
          <table:table-cell table:formula="of:=&quot;(select t.id from &quot;&amp;[.D$2]&amp;&quot; t where t.&quot;&amp;[.D$3]&amp;&quot; = '&quot;&amp;[.D59]&amp;&quot;')&quot;" office:value-type="string" office:string-value="(select t.id from achievement_types t where t.code = 'ANGD')" calcext:value-type="string">
            <text:p>(select t.id from achievement_types t where t.code = 'ANGD')</text:p>
          </table:table-cell>
          <table:table-cell/>
          <table:table-cell table:formula="of:=&quot;(&quot;&amp;[.A59]&amp;&quot;,&quot;&amp;[.F59]&amp;&quot;,'&quot;&amp;IF(ISBLANK([.G59]);'null';[.G59])&amp;&quot;',&quot;&amp;[.H59]&amp;&quot;,&quot;&amp;[.I59]&amp;&quot;,&quot;&amp;[.J59]&amp;&quot;,&quot;&amp;[.K59]&amp;&quot;,&quot;&amp;[.L59]&amp;&quot;,&quot;&amp;[.M59]&amp;&quot;,0,CURDATE(),CURDATE())&quot;&amp;IF(INDIRECT(ADDRESS(ROW([.A59])+1;1))&gt;0;&quot;,&quot;;&quot;;&quot;)" office:value-type="string" office:string-value="(56,4,'150',0,0,0,0,(select t.id from achievements t where t.code = 'TOPVET'),(select t.id from achievement_types t where t.code = 'ANGD'),0,CURDATE(),CURDATE());" calcext:value-type="string">
            <text:p>(56,4,'150',0,0,0,0,(select t.id from achievements t where t.code = 'TOPVET'),(select t.id from achievement_types t where t.code = 'ANGD'),0,CURDATE(),CURDATE());</text:p>
          </table:table-cell>
          <table:table-cell table:number-columns-repeated="998"/>
        </table:table-row>
        <table:table-row table:style-name="ro4" table:number-rows-repeated="99">
          <table:table-cell table:number-columns-repeated="1013"/>
        </table:table-row>
        <table:table-row table:style-name="ro4" table:number-rows-repeated="4">
          <table:table-cell table:number-columns-repeated="6"/>
          <table:table-cell table:style-name="ce11" table:number-columns-repeated="2"/>
          <table:table-cell table:number-columns-repeated="1005"/>
        </table:table-row>
        <table:table-row table:style-name="ro4" table:number-rows-repeated="45">
          <table:table-cell table:number-columns-repeated="1013"/>
        </table:table-row>
        <table:table-row table:style-name="ro4" table:number-rows-repeated="4">
          <table:table-cell table:number-columns-repeated="6"/>
          <table:table-cell table:style-name="ce11" table:number-columns-repeated="2"/>
          <table:table-cell table:number-columns-repeated="1005"/>
        </table:table-row>
        <table:table-row table:style-name="ro4" table:number-rows-repeated="15">
          <table:table-cell table:number-columns-repeated="1013"/>
        </table:table-row>
        <table:table-row table:style-name="ro4" table:number-rows-repeated="4">
          <table:table-cell table:number-columns-repeated="6"/>
          <table:table-cell table:style-name="ce11" table:number-columns-repeated="2"/>
          <table:table-cell table:number-columns-repeated="1005"/>
        </table:table-row>
        <table:table-row table:style-name="ro4" table:number-rows-repeated="16">
          <table:table-cell table:number-columns-repeated="1013"/>
        </table:table-row>
        <table:table-row table:style-name="ro4" table:number-rows-repeated="4">
          <table:table-cell table:number-columns-repeated="6"/>
          <table:table-cell table:style-name="ce11" table:number-columns-repeated="2"/>
          <table:table-cell table:number-columns-repeated="1005"/>
        </table:table-row>
        <table:table-row table:style-name="ro4" table:number-rows-repeated="8">
          <table:table-cell table:number-columns-repeated="1013"/>
        </table:table-row>
        <table:table-row table:style-name="ro4">
          <table:table-cell table:number-columns-repeated="6"/>
          <table:table-cell table:style-name="ce11" table:number-columns-repeated="2"/>
          <table:table-cell table:number-columns-repeated="1005"/>
        </table:table-row>
        <table:table-row table:style-name="ro4" table:number-rows-repeated="5">
          <table:table-cell table:number-columns-repeated="1013"/>
        </table:table-row>
        <table:table-row table:style-name="ro4">
          <table:table-cell table:number-columns-repeated="6"/>
          <table:table-cell table:style-name="ce11" table:number-columns-repeated="2"/>
          <table:table-cell table:number-columns-repeated="1005"/>
        </table:table-row>
        <table:table-row table:style-name="ro4" table:number-rows-repeated="5">
          <table:table-cell table:number-columns-repeated="1013"/>
        </table:table-row>
        <table:table-row table:style-name="ro4" table:number-rows-repeated="8">
          <table:table-cell table:number-columns-repeated="6"/>
          <table:table-cell table:style-name="ce11" table:number-columns-repeated="2"/>
          <table:table-cell table:number-columns-repeated="1005"/>
        </table:table-row>
        <table:table-row table:style-name="ro4" table:number-rows-repeated="1048297">
          <table:table-cell table:number-columns-repeated="1013"/>
        </table:table-row>
        <table:table-row table:style-name="ro4">
          <table:table-cell table:number-columns-repeated="1013"/>
        </table:table-row>
      </table:table>
      <table:table table:name="swimmer_level_types" table:style-name="ta1" table:print="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number-columns-repeated="2" table:default-cell-style-name="Default"/>
        <table:table-column table:style-name="co26" table:default-cell-style-name="Default"/>
        <table:table-column table:style-name="co27" table:default-cell-style-name="Default"/>
        <table:table-column table:style-name="co28" table:default-cell-style-name="Default"/>
        <table:table-column table:style-name="co20" table:default-cell-style-name="Default"/>
        <table:table-column table:style-name="co29" table:number-columns-repeated="3" table:default-cell-style-name="Default"/>
        <table:table-column table:style-name="co8" table:number-columns-repeated="1007" table:default-cell-style-name="Default"/>
        <table:table-row table:style-name="ro1">
          <table:table-cell table:style-name="ce6" office:value-type="string" calcext:value-type="string">
            <text:p>swimmer_level_types</text:p>
          </table:table-cell>
          <table:table-cell table:number-columns-repeated="11"/>
          <table:table-cell table:style-name="ce7" office:value-type="string" calcext:value-type="string">
            <text:p>SQL</text:p>
          </table:table-cell>
          <table:table-cell office:value-type="string" calcext:value-type="string">
            <text:p>Resource IT</text:p>
          </table:table-cell>
          <table:table-cell office:value-type="string" calcext:value-type="string">
            <text:p>Resource EN</text:p>
          </table:table-cell>
          <table:table-cell table:number-columns-repeated="1007"/>
        </table:table-row>
        <table:table-row table:style-name="ro2">
          <table:table-cell table:number-columns-repeated="3"/>
          <table:table-cell table:style-name="ce8" office:value-type="string" calcext:value-type="string">
            <text:p>achievements</text:p>
          </table:table-cell>
          <table:table-cell table:number-columns-repeated="8"/>
          <table:table-cell table:style-name="ce12" table:formula="of:=&quot;--&quot;&amp;CHAR(13)&amp;CHAR(10)&amp;&quot;-- Dump dei dati per la tabella &quot;&amp;[.$A$1]&amp;CHAR(13)&amp;CHAR(10)&amp;&quot;-- &quot;" office:value-type="string" office:string-value="--&#13;&#10;-- Dump dei dati per la tabella swimmer_level_types&#13;&#10;-- " calcext:value-type="string">
            <text:p>--</text:p>
            <text:p>-- Dump dei dati per la tabella swimmer_level_types</text:p>
            <text:p>-- </text:p>
          </table:table-cell>
          <table:table-cell table:style-name="ce12" table:formula="of:=&quot;  &quot;&amp;[.$A$1]&amp;&quot;:&quot;" office:value-type="string" office:string-value="  swimmer_level_types:" calcext:value-type="string">
            <text:p><text:s text:c="2"/>swimmer_level_types:</text:p>
          </table:table-cell>
          <table:table-cell table:style-name="ce12" table:formula="of:=&quot;  &quot;&amp;[.$A$1]&amp;&quot;:&quot;" office:value-type="string" office:string-value="  swimmer_level_types:" calcext:value-type="string">
            <text:p><text:s text:c="2"/>swimmer_level_types:</text:p>
          </table:table-cell>
          <table:table-cell table:number-columns-repeated="1007"/>
        </table:table-row>
        <table:table-row table:style-name="ro3">
          <table:table-cell table:style-name="ce7" office:value-type="string" calcext:value-type="string">
            <text:p>id</text:p>
          </table:table-cell>
          <table:table-cell table:style-name="ce7" office:value-type="string" calcext:value-type="string">
            <text:p>code</text:p>
          </table:table-cell>
          <table:table-cell table:style-name="ce7" office:value-type="string" calcext:value-type="string">
            <text:p>level</text:p>
          </table:table-cell>
          <table:table-cell table:style-name="ce8" office:value-type="string" calcext:value-type="string">
            <text:p>code</text:p>
          </table:table-cell>
          <table:table-cell table:style-name="ce7" office:value-type="string" calcext:value-type="string">
            <text:p>description</text:p>
          </table:table-cell>
          <table:table-cell table:style-name="ce7" office:value-type="string" calcext:value-type="string">
            <text:p>description_en</text:p>
          </table:table-cell>
          <table:table-cell table:style-name="ce7" office:value-type="string" calcext:value-type="string">
            <text:p>short_name</text:p>
          </table:table-cell>
          <table:table-cell table:style-name="ce7" office:value-type="string" calcext:value-type="string">
            <text:p>short_name_en</text:p>
          </table:table-cell>
          <table:table-cell table:style-name="ce7" office:value-type="string" calcext:value-type="string">
            <text:p>alternate</text:p>
          </table:table-cell>
          <table:table-cell table:style-name="ce7" office:value-type="string" calcext:value-type="string">
            <text:p>alternate_en</text:p>
          </table:table-cell>
          <table:table-cell table:style-name="ce7" office:value-type="string" calcext:value-type="string">
            <text:p>achievement_id</text:p>
          </table:table-cell>
          <table:table-cell table:style-name="ce7"/>
          <table:table-cell table:formula="of:=&quot;INSERT INTO &quot;&amp;[.$A$1]&amp;&quot; (&quot;&amp;[.$A$3]&amp;&quot;,&quot;&amp;[.$B$3]&amp;&quot;,&quot;&amp;[.$C$3]&amp;&quot;,&quot;&amp;[.$K$3]&amp;&quot;,lock_version,created_at,updated_at) VALUES &quot;" office:value-type="string" office:string-value="INSERT INTO swimmer_level_types (id,code,level,achievement_id,lock_version,created_at,updated_at) VALUES " calcext:value-type="string">
            <text:p>INSERT INTO swimmer_level_types (id,code,level,achievement_id,lock_version,created_at,updated_at) VALUES </text:p>
          </table:table-cell>
          <table:table-cell table:style-name="ce12" table:formula="of:=&quot;    &quot;&amp;[.$B$3]&amp;&quot;: &quot;&amp;CHAR(34)&amp;&quot;Cod.&quot;&amp;CHAR(34)" office:value-type="string" office:string-value="    code: &quot;Cod.&quot;" calcext:value-type="string">
            <text:p><text:s text:c="4"/>code: "Cod."</text:p>
          </table:table-cell>
          <table:table-cell table:style-name="ce12" table:formula="of:=&quot;    &quot;&amp;[.$B$3]&amp;&quot;: &quot;&amp;CHAR(34)&amp;[.$B$3]&amp;CHAR(34)" office:value-type="string" office:string-value="    code: &quot;code&quot;" calcext:value-type="string">
            <text:p><text:s text:c="4"/>code: "code"</text:p>
          </table:table-cell>
          <table:table-cell table:style-name="ce7" table:number-columns-repeated="1007"/>
        </table:table-row>
        <table:table-row table:style-name="ro2">
          <table:table-cell table:formula="of:=ROW([.A4])-3" office:value-type="float" office:value="1" calcext:value-type="float">
            <text:p>1</text:p>
          </table:table-cell>
          <table:table-cell office:value-type="string" calcext:value-type="string">
            <text:p>PR</text:p>
          </table:table-cell>
          <table:table-cell office:value-type="float" office:value="10" calcext:value-type="float">
            <text:p>10</text:p>
          </table:table-cell>
          <table:table-cell/>
          <table:table-cell office:value-type="string" calcext:value-type="string">
            <text:p>PRINCIPIANTE</text:p>
          </table:table-cell>
          <table:table-cell office:value-type="string" calcext:value-type="string">
            <text:p>BEGINNER</text:p>
          </table:table-cell>
          <table:table-cell office:value-type="string" calcext:value-type="string">
            <text:p>PRI</text:p>
          </table:table-cell>
          <table:table-cell office:value-type="string" calcext:value-type="string">
            <text:p>BEG</text:p>
          </table:table-cell>
          <table:table-cell office:value-type="string" calcext:value-type="string">
            <text:p>Alle prime armi</text:p>
          </table:table-cell>
          <table:table-cell office:value-type="string" calcext:value-type="string">
            <text:p>Absolute beginner</text:p>
          </table:table-cell>
          <table:table-cell table:formula="of:=&quot;(select t.id from &quot;&amp;[.$D$2]&amp;&quot; t where t.&quot;&amp;[.$D$3]&amp;&quot; = '&quot;&amp;[.$D4]&amp;&quot;')&quot;" office:value-type="string" office:string-value="(select t.id from achievements t where t.code = '')" calcext:value-type="string">
            <text:p>(select t.id from achievements t where t.code = '')</text:p>
          </table:table-cell>
          <table:table-cell/>
          <table:table-cell table:formula="of:=&quot;(&quot;&amp;[.A4]&amp;&quot;,'&quot;&amp;[.B4]&amp;&quot;',&quot;&amp;[.C4]&amp;&quot;,&quot;&amp;[.K4]&amp;&quot;,0,CURDATE(),CURDATE())&quot;&amp;IF([.$A5]&gt;0;&quot;,&quot;;&quot;;&quot;)" office:value-type="string" office:string-value="(1,'PR',10,(select t.id from achievements t where t.code = ''),0,CURDATE(),CURDATE())," calcext:value-type="string">
            <text:p>(1,'PR',10,(select t.id from achievements t where t.code = ''),0,CURDATE(),CURDATE()),</text:p>
          </table:table-cell>
          <table:table-cell table:formula="of:=&quot;    i18n_short_&quot;&amp;[.$B4]&amp;&quot;: &quot;&amp;CHAR(34)&amp;[.G4]&amp;CHAR(34)&amp;CHAR(13)&amp;CHAR(10)&amp;&quot;    i18n_description_&quot;&amp;[.$B4]&amp;&quot;: &quot;&amp;CHAR(34)&amp;[.E4]&amp;CHAR(34)&amp;CHAR(13)&amp;CHAR(10)&amp;&quot;    i18n_alternate_&quot;&amp;[.$B4]&amp;&quot;: &quot;&amp;CHAR(34)&amp;[.I4]&amp;CHAR(34)" office:value-type="string" office:string-value="    i18n_short_PR: &quot;PRI&quot;&#13;&#10;    i18n_description_PR: &quot;PRINCIPIANTE&quot;&#13;&#10;    i18n_alternate_PR: &quot;Alle prime armi&quot;" calcext:value-type="string">
            <text:p><text:s text:c="4"/>i18n_short_PR: "PRI"<text:line-break/> <text:s text:c="3"/>i18n_description_PR: "PRINCIPIANTE"<text:line-break/> <text:s text:c="3"/>i18n_alternate_PR: "Alle prime armi"</text:p>
          </table:table-cell>
          <table:table-cell table:formula="of:=&quot;    i18n_short_&quot;&amp;[.$B4]&amp;&quot;: &quot;&amp;CHAR(34)&amp;[.H4]&amp;CHAR(34)&amp;CHAR(13)&amp;CHAR(10)&amp;&quot;    i18n_description_&quot;&amp;[.$B4]&amp;&quot;: &quot;&amp;CHAR(34)&amp;[.F4]&amp;CHAR(34)&amp;CHAR(13)&amp;CHAR(10)&amp;&quot;    i18n_alternate_&quot;&amp;[.$B4]&amp;&quot;: &quot;&amp;CHAR(34)&amp;[.J4]&amp;CHAR(34)" office:value-type="string" office:string-value="    i18n_short_PR: &quot;BEG&quot;&#13;&#10;    i18n_description_PR: &quot;BEGINNER&quot;&#13;&#10;    i18n_alternate_PR: &quot;Absolute beginner&quot;" calcext:value-type="string">
            <text:p><text:s text:c="4"/>i18n_short_PR: "BEG"<text:line-break/> <text:s text:c="3"/>i18n_description_PR: "BEGINNER"<text:line-break/> <text:s text:c="3"/>i18n_alternate_PR: "Absolute beginner"</text:p>
          </table:table-cell>
          <table:table-cell table:number-columns-repeated="1007"/>
        </table:table-row>
        <table:table-row table:style-name="ro2">
          <table:table-cell table:formula="of:=ROW([.A5])-3" office:value-type="float" office:value="2" calcext:value-type="float">
            <text:p>2</text:p>
          </table:table-cell>
          <table:table-cell office:value-type="string" calcext:value-type="string">
            <text:p>IN</text:p>
          </table:table-cell>
          <table:table-cell office:value-type="float" office:value="20" calcext:value-type="float">
            <text:p>20</text:p>
          </table:table-cell>
          <table:table-cell/>
          <table:table-cell office:value-type="string" calcext:value-type="string">
            <text:p>INTERMEDIO</text:p>
          </table:table-cell>
          <table:table-cell office:value-type="string" calcext:value-type="string">
            <text:p>INTERMEDIATE</text:p>
          </table:table-cell>
          <table:table-cell table:number-columns-repeated="2" office:value-type="string" calcext:value-type="string">
            <text:p>INT</text:p>
          </table:table-cell>
          <table:table-cell office:value-type="string" calcext:value-type="string">
            <text:p>Nuota almeno due stili e può coprire almeno 200 metri senza fermarsi</text:p>
          </table:table-cell>
          <table:table-cell office:value-type="string" calcext:value-type="string">
            <text:p>Can swim two stroke types and can swim over 200 meters continuatively</text:p>
          </table:table-cell>
          <table:table-cell table:formula="of:=&quot;(select t.id from &quot;&amp;[.$D$2]&amp;&quot; t where t.&quot;&amp;[.$D$3]&amp;&quot; = '&quot;&amp;[.$D5]&amp;&quot;')&quot;" office:value-type="string" office:string-value="(select t.id from achievements t where t.code = '')" calcext:value-type="string">
            <text:p>(select t.id from achievements t where t.code = '')</text:p>
          </table:table-cell>
          <table:table-cell/>
          <table:table-cell table:formula="of:=&quot;(&quot;&amp;[.A5]&amp;&quot;,'&quot;&amp;[.B5]&amp;&quot;',&quot;&amp;[.C5]&amp;&quot;,&quot;&amp;[.K5]&amp;&quot;,0,CURDATE(),CURDATE())&quot;&amp;IF([.$A6]&gt;0;&quot;,&quot;;&quot;;&quot;)" office:value-type="string" office:string-value="(2,'IN',20,(select t.id from achievements t where t.code = ''),0,CURDATE(),CURDATE())," calcext:value-type="string">
            <text:p>(2,'IN',20,(select t.id from achievements t where t.code = ''),0,CURDATE(),CURDATE()),</text:p>
          </table:table-cell>
          <table:table-cell table:formula="of:=&quot;    i18n_short_&quot;&amp;[.$B5]&amp;&quot;: &quot;&amp;CHAR(34)&amp;[.G5]&amp;CHAR(34)&amp;CHAR(13)&amp;CHAR(10)&amp;&quot;    i18n_description_&quot;&amp;[.$B5]&amp;&quot;: &quot;&amp;CHAR(34)&amp;[.E5]&amp;CHAR(34)&amp;CHAR(13)&amp;CHAR(10)&amp;&quot;    i18n_alternate_&quot;&amp;[.$B5]&amp;&quot;: &quot;&amp;CHAR(34)&amp;[.I5]&amp;CHAR(34)" office:value-type="string" office:string-value="    i18n_short_IN: &quot;INT&quot;&#13;&#10;    i18n_description_IN: &quot;INTERMEDIO&quot;&#13;&#10;    i18n_alternate_IN: &quot;Nuota almeno due stili e può coprire almeno 200 metri senza fermarsi&quot;" calcext:value-type="string">
            <text:p><text:s text:c="4"/>i18n_short_IN: "INT"<text:line-break/> <text:s text:c="3"/>i18n_description_IN: "INTERMEDIO"<text:line-break/> <text:s text:c="3"/>i18n_alternate_IN: "Nuota almeno due stili e può coprire almeno 200 metri senza fermarsi"</text:p>
          </table:table-cell>
          <table:table-cell table:formula="of:=&quot;    i18n_short_&quot;&amp;[.$B5]&amp;&quot;: &quot;&amp;CHAR(34)&amp;[.H5]&amp;CHAR(34)&amp;CHAR(13)&amp;CHAR(10)&amp;&quot;    i18n_description_&quot;&amp;[.$B5]&amp;&quot;: &quot;&amp;CHAR(34)&amp;[.F5]&amp;CHAR(34)&amp;CHAR(13)&amp;CHAR(10)&amp;&quot;    i18n_alternate_&quot;&amp;[.$B5]&amp;&quot;: &quot;&amp;CHAR(34)&amp;[.J5]&amp;CHAR(34)" office:value-type="string" office:string-value="    i18n_short_IN: &quot;INT&quot;&#13;&#10;    i18n_description_IN: &quot;INTERMEDIATE&quot;&#13;&#10;    i18n_alternate_IN: &quot;Can swim two stroke types and can swim over 200 meters continuatively&quot;" calcext:value-type="string">
            <text:p><text:s text:c="4"/>i18n_short_IN: "INT"<text:line-break/> <text:s text:c="3"/>i18n_description_IN: "INTERMEDIATE"<text:line-break/> <text:s text:c="3"/>i18n_alternate_IN: "Can swim two stroke types and can swim over 200 meters continuatively"</text:p>
          </table:table-cell>
          <table:table-cell table:number-columns-repeated="1007"/>
        </table:table-row>
        <table:table-row table:style-name="ro2">
          <table:table-cell table:formula="of:=ROW([.A6])-3" office:value-type="float" office:value="3" calcext:value-type="float">
            <text:p>3</text:p>
          </table:table-cell>
          <table:table-cell office:value-type="string" calcext:value-type="string">
            <text:p>AV</text:p>
          </table:table-cell>
          <table:table-cell office:value-type="float" office:value="30" calcext:value-type="float">
            <text:p>30</text:p>
          </table:table-cell>
          <table:table-cell/>
          <table:table-cell office:value-type="string" calcext:value-type="string">
            <text:p>AVANZATO</text:p>
          </table:table-cell>
          <table:table-cell office:value-type="string" calcext:value-type="string">
            <text:p>ADVANCED</text:p>
          </table:table-cell>
          <table:table-cell office:value-type="string" calcext:value-type="string">
            <text:p>AVA</text:p>
          </table:table-cell>
          <table:table-cell office:value-type="string" calcext:value-type="string">
            <text:p>ADV</text:p>
          </table:table-cell>
          <table:table-cell office:value-type="string" calcext:value-type="string">
            <text:p>Nuota almeno tre stili e può coprire almeno 500 metri senza fermarsi</text:p>
          </table:table-cell>
          <table:table-cell office:value-type="string" calcext:value-type="string">
            <text:p>Can swim at least three stroke types and can swim over 500 meters continuatively</text:p>
          </table:table-cell>
          <table:table-cell table:formula="of:=&quot;(select t.id from &quot;&amp;[.$D$2]&amp;&quot; t where t.&quot;&amp;[.$D$3]&amp;&quot; = '&quot;&amp;[.$D6]&amp;&quot;')&quot;" office:value-type="string" office:string-value="(select t.id from achievements t where t.code = '')" calcext:value-type="string">
            <text:p>(select t.id from achievements t where t.code = '')</text:p>
          </table:table-cell>
          <table:table-cell/>
          <table:table-cell table:formula="of:=&quot;(&quot;&amp;[.A6]&amp;&quot;,'&quot;&amp;[.B6]&amp;&quot;',&quot;&amp;[.C6]&amp;&quot;,&quot;&amp;[.K6]&amp;&quot;,0,CURDATE(),CURDATE())&quot;&amp;IF([.$A7]&gt;0;&quot;,&quot;;&quot;;&quot;)" office:value-type="string" office:string-value="(3,'AV',30,(select t.id from achievements t where t.code = ''),0,CURDATE(),CURDATE())," calcext:value-type="string">
            <text:p>(3,'AV',30,(select t.id from achievements t where t.code = ''),0,CURDATE(),CURDATE()),</text:p>
          </table:table-cell>
          <table:table-cell table:formula="of:=&quot;    i18n_short_&quot;&amp;[.$B6]&amp;&quot;: &quot;&amp;CHAR(34)&amp;[.G6]&amp;CHAR(34)&amp;CHAR(13)&amp;CHAR(10)&amp;&quot;    i18n_description_&quot;&amp;[.$B6]&amp;&quot;: &quot;&amp;CHAR(34)&amp;[.E6]&amp;CHAR(34)&amp;CHAR(13)&amp;CHAR(10)&amp;&quot;    i18n_alternate_&quot;&amp;[.$B6]&amp;&quot;: &quot;&amp;CHAR(34)&amp;[.I6]&amp;CHAR(34)" office:value-type="string" office:string-value="    i18n_short_AV: &quot;AVA&quot;&#13;&#10;    i18n_description_AV: &quot;AVANZATO&quot;&#13;&#10;    i18n_alternate_AV: &quot;Nuota almeno tre stili e può coprire almeno 500 metri senza fermarsi&quot;" calcext:value-type="string">
            <text:p><text:s text:c="4"/>i18n_short_AV: "AVA"<text:line-break/> <text:s text:c="3"/>i18n_description_AV: "AVANZATO"<text:line-break/> <text:s text:c="3"/>i18n_alternate_AV: "Nuota almeno tre stili e può coprire almeno 500 metri senza fermarsi"</text:p>
          </table:table-cell>
          <table:table-cell table:formula="of:=&quot;    i18n_short_&quot;&amp;[.$B6]&amp;&quot;: &quot;&amp;CHAR(34)&amp;[.H6]&amp;CHAR(34)&amp;CHAR(13)&amp;CHAR(10)&amp;&quot;    i18n_description_&quot;&amp;[.$B6]&amp;&quot;: &quot;&amp;CHAR(34)&amp;[.F6]&amp;CHAR(34)&amp;CHAR(13)&amp;CHAR(10)&amp;&quot;    i18n_alternate_&quot;&amp;[.$B6]&amp;&quot;: &quot;&amp;CHAR(34)&amp;[.J6]&amp;CHAR(34)" office:value-type="string" office:string-value="    i18n_short_AV: &quot;ADV&quot;&#13;&#10;    i18n_description_AV: &quot;ADVANCED&quot;&#13;&#10;    i18n_alternate_AV: &quot;Can swim at least three stroke types and can swim over 500 meters continuatively&quot;" calcext:value-type="string">
            <text:p><text:s text:c="4"/>i18n_short_AV: "ADV"<text:line-break/> <text:s text:c="3"/>i18n_description_AV: "ADVANCED"<text:line-break/> <text:s text:c="3"/>i18n_alternate_AV: "Can swim at least three stroke types and can swim over 500 meters continuatively"</text:p>
          </table:table-cell>
          <table:table-cell table:number-columns-repeated="1007"/>
        </table:table-row>
        <table:table-row table:style-name="ro2">
          <table:table-cell table:formula="of:=ROW([.A7])-3" office:value-type="float" office:value="4" calcext:value-type="float">
            <text:p>4</text:p>
          </table:table-cell>
          <table:table-cell office:value-type="string" calcext:value-type="string">
            <text:p>ES</text:p>
          </table:table-cell>
          <table:table-cell office:value-type="float" office:value="50" calcext:value-type="float">
            <text:p>50</text:p>
          </table:table-cell>
          <table:table-cell/>
          <table:table-cell office:value-type="string" calcext:value-type="string">
            <text:p>ESPERTO</text:p>
          </table:table-cell>
          <table:table-cell office:value-type="string" calcext:value-type="string">
            <text:p>EXPERT</text:p>
          </table:table-cell>
          <table:table-cell office:value-type="string" calcext:value-type="string">
            <text:p>ESP</text:p>
          </table:table-cell>
          <table:table-cell office:value-type="string" calcext:value-type="string">
            <text:p>EXP</text:p>
          </table:table-cell>
          <table:table-cell office:value-type="string" calcext:value-type="string">
            <text:p>Nuota tutti gli stili, ma non fa gare</text:p>
          </table:table-cell>
          <table:table-cell office:value-type="string" calcext:value-type="string">
            <text:p>Can swim all the stroke types, but doesn't like swim meetings</text:p>
          </table:table-cell>
          <table:table-cell table:formula="of:=&quot;(select t.id from &quot;&amp;[.$D$2]&amp;&quot; t where t.&quot;&amp;[.$D$3]&amp;&quot; = '&quot;&amp;[.$D7]&amp;&quot;')&quot;" office:value-type="string" office:string-value="(select t.id from achievements t where t.code = '')" calcext:value-type="string">
            <text:p>(select t.id from achievements t where t.code = '')</text:p>
          </table:table-cell>
          <table:table-cell/>
          <table:table-cell table:formula="of:=&quot;(&quot;&amp;[.A7]&amp;&quot;,'&quot;&amp;[.B7]&amp;&quot;',&quot;&amp;[.C7]&amp;&quot;,&quot;&amp;[.K7]&amp;&quot;,0,CURDATE(),CURDATE())&quot;&amp;IF([.$A8]&gt;0;&quot;,&quot;;&quot;;&quot;)" office:value-type="string" office:string-value="(4,'ES',50,(select t.id from achievements t where t.code = ''),0,CURDATE(),CURDATE())," calcext:value-type="string">
            <text:p>(4,'ES',50,(select t.id from achievements t where t.code = ''),0,CURDATE(),CURDATE()),</text:p>
          </table:table-cell>
          <table:table-cell table:formula="of:=&quot;    i18n_short_&quot;&amp;[.$B7]&amp;&quot;: &quot;&amp;CHAR(34)&amp;[.G7]&amp;CHAR(34)&amp;CHAR(13)&amp;CHAR(10)&amp;&quot;    i18n_description_&quot;&amp;[.$B7]&amp;&quot;: &quot;&amp;CHAR(34)&amp;[.E7]&amp;CHAR(34)&amp;CHAR(13)&amp;CHAR(10)&amp;&quot;    i18n_alternate_&quot;&amp;[.$B7]&amp;&quot;: &quot;&amp;CHAR(34)&amp;[.I7]&amp;CHAR(34)" office:value-type="string" office:string-value="    i18n_short_ES: &quot;ESP&quot;&#13;&#10;    i18n_description_ES: &quot;ESPERTO&quot;&#13;&#10;    i18n_alternate_ES: &quot;Nuota tutti gli stili, ma non fa gare&quot;" calcext:value-type="string">
            <text:p><text:s text:c="4"/>i18n_short_ES: "ESP"<text:line-break/> <text:s text:c="3"/>i18n_description_ES: "ESPERTO"<text:line-break/> <text:s text:c="3"/>i18n_alternate_ES: "Nuota tutti gli stili, ma non fa gare"</text:p>
          </table:table-cell>
          <table:table-cell table:formula="of:=&quot;    i18n_short_&quot;&amp;[.$B7]&amp;&quot;: &quot;&amp;CHAR(34)&amp;[.H7]&amp;CHAR(34)&amp;CHAR(13)&amp;CHAR(10)&amp;&quot;    i18n_description_&quot;&amp;[.$B7]&amp;&quot;: &quot;&amp;CHAR(34)&amp;[.F7]&amp;CHAR(34)&amp;CHAR(13)&amp;CHAR(10)&amp;&quot;    i18n_alternate_&quot;&amp;[.$B7]&amp;&quot;: &quot;&amp;CHAR(34)&amp;[.J7]&amp;CHAR(34)" office:value-type="string" office:string-value="    i18n_short_ES: &quot;EXP&quot;&#13;&#10;    i18n_description_ES: &quot;EXPERT&quot;&#13;&#10;    i18n_alternate_ES: &quot;Can swim all the stroke types, but doesn't like swim meetings&quot;" calcext:value-type="string">
            <text:p><text:s text:c="4"/>i18n_short_ES: "EXP"<text:line-break/> <text:s text:c="3"/>i18n_description_ES: "EXPERT"<text:line-break/> <text:s text:c="3"/>i18n_alternate_ES: "Can swim all the stroke types, but doesn't like swim meetings"</text:p>
          </table:table-cell>
          <table:table-cell table:number-columns-repeated="1007"/>
        </table:table-row>
        <table:table-row table:style-name="ro2">
          <table:table-cell table:formula="of:=ROW([.A8])-3" office:value-type="float" office:value="5" calcext:value-type="float">
            <text:p>5</text:p>
          </table:table-cell>
          <table:table-cell office:value-type="string" calcext:value-type="string">
            <text:p>M0</text:p>
          </table:table-cell>
          <table:table-cell office:value-type="float" office:value="100" calcext:value-type="float">
            <text:p>100</text:p>
          </table:table-cell>
          <table:table-cell/>
          <table:table-cell table:number-columns-repeated="2" office:value-type="string" calcext:value-type="string">
            <text:p>MASTER</text:p>
          </table:table-cell>
          <table:table-cell table:number-columns-repeated="2" office:value-type="string" calcext:value-type="string">
            <text:p>MAS</text:p>
          </table:table-cell>
          <table:table-cell office:value-type="string" calcext:value-type="string">
            <text:p>Master generico, non ancora classificato grazie ai risultati ed agli allenamenti. E' il livello che si seleziona inizialmente e che il sistema poi ricalcolerà. Nessun punteggio FIN o punteggi inferiori ai 600 punti</text:p>
          </table:table-cell>
          <table:table-cell office:value-type="string" calcext:value-type="string">
            <text:p>Generic master. Not yet classified. This is the base master level, increased automatically by reachment of achievemnts</text:p>
          </table:table-cell>
          <table:table-cell table:formula="of:=&quot;(select t.id from &quot;&amp;[.$D$2]&amp;&quot; t where t.&quot;&amp;[.$D$3]&amp;&quot; = '&quot;&amp;[.$D8]&amp;&quot;')&quot;" office:value-type="string" office:string-value="(select t.id from achievements t where t.code = '')" calcext:value-type="string">
            <text:p>(select t.id from achievements t where t.code = '')</text:p>
          </table:table-cell>
          <table:table-cell/>
          <table:table-cell table:formula="of:=&quot;(&quot;&amp;[.A8]&amp;&quot;,'&quot;&amp;[.B8]&amp;&quot;',&quot;&amp;[.C8]&amp;&quot;,&quot;&amp;[.K8]&amp;&quot;,0,CURDATE(),CURDATE())&quot;&amp;IF([.$A9]&gt;0;&quot;,&quot;;&quot;;&quot;)" office:value-type="string" office:string-value="(5,'M0',100,(select t.id from achievements t where t.code = ''),0,CURDATE(),CURDATE())," calcext:value-type="string">
            <text:p>(5,'M0',100,(select t.id from achievements t where t.code = ''),0,CURDATE(),CURDATE()),</text:p>
          </table:table-cell>
          <table:table-cell table:formula="of:=&quot;    i18n_short_&quot;&amp;[.$B8]&amp;&quot;: &quot;&amp;CHAR(34)&amp;[.G8]&amp;CHAR(34)&amp;CHAR(13)&amp;CHAR(10)&amp;&quot;    i18n_description_&quot;&amp;[.$B8]&amp;&quot;: &quot;&amp;CHAR(34)&amp;[.E8]&amp;CHAR(34)&amp;CHAR(13)&amp;CHAR(10)&amp;&quot;    i18n_alternate_&quot;&amp;[.$B8]&amp;&quot;: &quot;&amp;CHAR(34)&amp;[.I8]&amp;CHAR(34)" office:value-type="string" office:string-value="    i18n_short_M0: &quot;MAS&quot;&#13;&#10;    i18n_description_M0: &quot;MASTER&quot;&#13;&#10;    i18n_alternate_M0: &quot;Master generico, non ancora classificato grazie ai risultati ed agli allenamenti. E' il livello che si seleziona inizialmente e che il sistema poi ricalcolerà. Nessun punteggio FIN o punteggi inferiori ai 600 punti&quot;" calcext:value-type="string">
            <text:p><text:s text:c="4"/>i18n_short_M0: "MAS"<text:line-break/> <text:s text:c="3"/>i18n_description_M0: "MASTER"<text:line-break/> <text:s text:c="3"/>i18n_alternate_M0: "Master generico, non ancora classificato grazie ai risultati ed agli allenamenti. E' il livello che si seleziona inizialmente e che il sistema poi ricalcolerà. Nessun punteggio FIN o punteggi inferiori ai 600 punti"</text:p>
          </table:table-cell>
          <table:table-cell table:formula="of:=&quot;    i18n_short_&quot;&amp;[.$B8]&amp;&quot;: &quot;&amp;CHAR(34)&amp;[.H8]&amp;CHAR(34)&amp;CHAR(13)&amp;CHAR(10)&amp;&quot;    i18n_description_&quot;&amp;[.$B8]&amp;&quot;: &quot;&amp;CHAR(34)&amp;[.F8]&amp;CHAR(34)&amp;CHAR(13)&amp;CHAR(10)&amp;&quot;    i18n_alternate_&quot;&amp;[.$B8]&amp;&quot;: &quot;&amp;CHAR(34)&amp;[.J8]&amp;CHAR(34)" office:value-type="string" office:string-value="    i18n_short_M0: &quot;MAS&quot;&#13;&#10;    i18n_description_M0: &quot;MASTER&quot;&#13;&#10;    i18n_alternate_M0: &quot;Generic master. Not yet classified. This is the base master level, increased automatically by reachment of achievemnts&quot;" calcext:value-type="string">
            <text:p><text:s text:c="4"/>i18n_short_M0: "MAS"<text:line-break/> <text:s text:c="3"/>i18n_description_M0: "MASTER"<text:line-break/> <text:s text:c="3"/>i18n_alternate_M0: "Generic master. Not yet classified. This is the base master level, increased automatically by reachment of achievemnts"</text:p>
          </table:table-cell>
          <table:table-cell table:number-columns-repeated="1007"/>
        </table:table-row>
        <table:table-row table:style-name="ro2">
          <table:table-cell table:formula="of:=ROW([.A9])-3" office:value-type="float" office:value="6" calcext:value-type="float">
            <text:p>6</text:p>
          </table:table-cell>
          <table:table-cell office:value-type="string" calcext:value-type="string">
            <text:p>MN</text:p>
          </table:table-cell>
          <table:table-cell office:value-type="float" office:value="110" calcext:value-type="float">
            <text:p>110</text:p>
          </table:table-cell>
          <table:table-cell office:value-type="string" calcext:value-type="string">
            <text:p>NEWENTRY</text:p>
          </table:table-cell>
          <table:table-cell office:value-type="string" calcext:value-type="string">
            <text:p>MASTER NOVIZIO</text:p>
          </table:table-cell>
          <table:table-cell office:value-type="string" calcext:value-type="string">
            <text:p>NOVICE MASTER</text:p>
          </table:table-cell>
          <table:table-cell office:value-type="string" calcext:value-type="string">
            <text:p>MAS NOV</text:p>
          </table:table-cell>
          <table:table-cell office:value-type="string" calcext:value-type="string">
            <text:p>NOV MAS</text:p>
          </table:table-cell>
          <table:table-cell office:value-type="string" calcext:value-type="string">
            <text:p>Almeno 3 gare e punteggi oltre a 600 punti</text:p>
          </table:table-cell>
          <table:table-cell office:value-type="string" calcext:value-type="string">
            <text:p>At least 3 meetings and more than 600 standard points</text:p>
          </table:table-cell>
          <table:table-cell table:formula="of:=&quot;(select t.id from &quot;&amp;[.$D$2]&amp;&quot; t where t.&quot;&amp;[.$D$3]&amp;&quot; = '&quot;&amp;[.$D9]&amp;&quot;')&quot;" office:value-type="string" office:string-value="(select t.id from achievements t where t.code = 'NEWENTRY')" calcext:value-type="string">
            <text:p>(select t.id from achievements t where t.code = 'NEWENTRY')</text:p>
          </table:table-cell>
          <table:table-cell/>
          <table:table-cell table:formula="of:=&quot;(&quot;&amp;[.A9]&amp;&quot;,'&quot;&amp;[.B9]&amp;&quot;',&quot;&amp;[.C9]&amp;&quot;,&quot;&amp;[.K9]&amp;&quot;,0,CURDATE(),CURDATE())&quot;&amp;IF([.$A11]&gt;0;&quot;,&quot;;&quot;;&quot;)" office:value-type="string" office:string-value="(6,'MN',110,(select t.id from achievements t where t.code = 'NEWENTRY'),0,CURDATE(),CURDATE())," calcext:value-type="string">
            <text:p>(6,'MN',110,(select t.id from achievements t where t.code = 'NEWENTRY'),0,CURDATE(),CURDATE()),</text:p>
          </table:table-cell>
          <table:table-cell table:formula="of:=&quot;    i18n_short_&quot;&amp;[.$B9]&amp;&quot;: &quot;&amp;CHAR(34)&amp;[.G9]&amp;CHAR(34)&amp;CHAR(13)&amp;CHAR(10)&amp;&quot;    i18n_description_&quot;&amp;[.$B9]&amp;&quot;: &quot;&amp;CHAR(34)&amp;[.E9]&amp;CHAR(34)&amp;CHAR(13)&amp;CHAR(10)&amp;&quot;    i18n_alternate_&quot;&amp;[.$B9]&amp;&quot;: &quot;&amp;CHAR(34)&amp;[.I9]&amp;CHAR(34)" office:value-type="string" office:string-value="    i18n_short_MN: &quot;MAS NOV&quot;&#13;&#10;    i18n_description_MN: &quot;MASTER NOVIZIO&quot;&#13;&#10;    i18n_alternate_MN: &quot;Almeno 3 gare e punteggi oltre a 600 punti&quot;" calcext:value-type="string">
            <text:p><text:s text:c="4"/>i18n_short_MN: "MAS NOV"<text:line-break/> <text:s text:c="3"/>i18n_description_MN: "MASTER NOVIZIO"<text:line-break/> <text:s text:c="3"/>i18n_alternate_MN: "Almeno 3 gare e punteggi oltre a 600 punti"</text:p>
          </table:table-cell>
          <table:table-cell table:formula="of:=&quot;    i18n_short_&quot;&amp;[.$B9]&amp;&quot;: &quot;&amp;CHAR(34)&amp;[.H9]&amp;CHAR(34)&amp;CHAR(13)&amp;CHAR(10)&amp;&quot;    i18n_description_&quot;&amp;[.$B9]&amp;&quot;: &quot;&amp;CHAR(34)&amp;[.F9]&amp;CHAR(34)&amp;CHAR(13)&amp;CHAR(10)&amp;&quot;    i18n_alternate_&quot;&amp;[.$B9]&amp;&quot;: &quot;&amp;CHAR(34)&amp;[.J9]&amp;CHAR(34)" office:value-type="string" office:string-value="    i18n_short_MN: &quot;NOV MAS&quot;&#13;&#10;    i18n_description_MN: &quot;NOVICE MASTER&quot;&#13;&#10;    i18n_alternate_MN: &quot;At least 3 meetings and more than 600 standard points&quot;" calcext:value-type="string">
            <text:p><text:s text:c="4"/>i18n_short_MN: "NOV MAS"<text:line-break/> <text:s text:c="3"/>i18n_description_MN: "NOVICE MASTER"<text:line-break/> <text:s text:c="3"/>i18n_alternate_MN: "At least 3 meetings and more than 600 standard points"</text:p>
          </table:table-cell>
          <table:table-cell table:number-columns-repeated="1007"/>
        </table:table-row>
        <table:table-row table:style-name="ro2">
          <table:table-cell table:formula="of:=ROW([.A10])-3" office:value-type="float" office:value="7" calcext:value-type="float">
            <text:p>7</text:p>
          </table:table-cell>
          <table:table-cell office:value-type="string" calcext:value-type="string">
            <text:p>MY</text:p>
          </table:table-cell>
          <table:table-cell office:value-type="float" office:value="120" calcext:value-type="float">
            <text:p>120</text:p>
          </table:table-cell>
          <table:table-cell office:value-type="string" calcext:value-type="string">
            <text:p>YUPPIES</text:p>
          </table:table-cell>
          <table:table-cell office:value-type="string" calcext:value-type="string">
            <text:p>MASTER RAMPANTE</text:p>
          </table:table-cell>
          <table:table-cell office:value-type="string" calcext:value-type="string">
            <text:p>GROWING MASTER</text:p>
          </table:table-cell>
          <table:table-cell office:value-type="string" calcext:value-type="string">
            <text:p>MAS RAM</text:p>
          </table:table-cell>
          <table:table-cell office:value-type="string" calcext:value-type="string">
            <text:p>GRO MAS</text:p>
          </table:table-cell>
          <table:table-cell office:value-type="string" calcext:value-type="string">
            <text:p>Almeno 25 gare e oltre 650 punti. Poi uno fra ironmaster completato o 300 km di allenamento nuotati in una stagione o 5 personal best in una stagione</text:p>
          </table:table-cell>
          <table:table-cell office:value-type="string" calcext:value-type="string">
            <text:p>At least 25 meetings more than 700 standard points. Then at least one of ironmaster or 300 km training or 5 personal bests in the same season</text:p>
          </table:table-cell>
          <table:table-cell table:formula="of:=&quot;(select t.id from &quot;&amp;[.$D$2]&amp;&quot; t where t.&quot;&amp;[.$D$3]&amp;&quot; = '&quot;&amp;[.$D10]&amp;&quot;')&quot;" office:value-type="string" office:string-value="(select t.id from achievements t where t.code = 'YUPPIES')" calcext:value-type="string">
            <text:p>(select t.id from achievements t where t.code = 'YUPPIES')</text:p>
          </table:table-cell>
          <table:table-cell/>
          <table:table-cell table:formula="of:=&quot;(&quot;&amp;[.A10]&amp;&quot;,'&quot;&amp;[.B10]&amp;&quot;',&quot;&amp;[.C10]&amp;&quot;,&quot;&amp;[.K10]&amp;&quot;,0,CURDATE(),CURDATE())&quot;&amp;IF([.$A11]&gt;0;&quot;,&quot;;&quot;;&quot;)" office:value-type="string" office:string-value="(7,'MY',120,(select t.id from achievements t where t.code = 'YUPPIES'),0,CURDATE(),CURDATE())," calcext:value-type="string">
            <text:p>(7,'MY',120,(select t.id from achievements t where t.code = 'YUPPIES'),0,CURDATE(),CURDATE()),</text:p>
          </table:table-cell>
          <table:table-cell table:formula="of:=&quot;    i18n_short_&quot;&amp;[.$B10]&amp;&quot;: &quot;&amp;CHAR(34)&amp;[.G10]&amp;CHAR(34)&amp;CHAR(13)&amp;CHAR(10)&amp;&quot;    i18n_description_&quot;&amp;[.$B10]&amp;&quot;: &quot;&amp;CHAR(34)&amp;[.E10]&amp;CHAR(34)&amp;CHAR(13)&amp;CHAR(10)&amp;&quot;    i18n_alternate_&quot;&amp;[.$B10]&amp;&quot;: &quot;&amp;CHAR(34)&amp;[.I10]&amp;CHAR(34)" office:value-type="string" office:string-value="    i18n_short_MY: &quot;MAS RAM&quot;&#13;&#10;    i18n_description_MY: &quot;MASTER RAMPANTE&quot;&#13;&#10;    i18n_alternate_MY: &quot;Almeno 25 gare e oltre 650 punti. Poi uno fra ironmaster completato o 300 km di allenamento nuotati in una stagione o 5 personal best in una stagione&quot;" calcext:value-type="string">
            <text:p><text:s text:c="4"/>i18n_short_MY: "MAS RAM"<text:line-break/> <text:s text:c="3"/>i18n_description_MY: "MASTER RAMPANTE"<text:line-break/> <text:s text:c="3"/>i18n_alternate_MY: "Almeno 25 gare e oltre 650 punti. Poi uno fra ironmaster completato o 300 km di allenamento nuotati in una stagione o 5 personal best in una stagione"</text:p>
          </table:table-cell>
          <table:table-cell table:formula="of:=&quot;    i18n_short_&quot;&amp;[.$B10]&amp;&quot;: &quot;&amp;CHAR(34)&amp;[.H10]&amp;CHAR(34)&amp;CHAR(13)&amp;CHAR(10)&amp;&quot;    i18n_description_&quot;&amp;[.$B10]&amp;&quot;: &quot;&amp;CHAR(34)&amp;[.F10]&amp;CHAR(34)&amp;CHAR(13)&amp;CHAR(10)&amp;&quot;    i18n_alternate_&quot;&amp;[.$B10]&amp;&quot;: &quot;&amp;CHAR(34)&amp;[.J10]&amp;CHAR(34)" office:value-type="string" office:string-value="    i18n_short_MY: &quot;GRO MAS&quot;&#13;&#10;    i18n_description_MY: &quot;GROWING MASTER&quot;&#13;&#10;    i18n_alternate_MY: &quot;At least 25 meetings more than 700 standard points. Then at least one of ironmaster or 300 km training or 5 personal bests in the same season&quot;" calcext:value-type="string">
            <text:p><text:s text:c="4"/>i18n_short_MY: "GRO MAS"<text:line-break/> <text:s text:c="3"/>i18n_description_MY: "GROWING MASTER"<text:line-break/> <text:s text:c="3"/>i18n_alternate_MY: "At least 25 meetings more than 700 standard points. Then at least one of ironmaster or 300 km training or 5 personal bests in the same season"</text:p>
          </table:table-cell>
          <table:table-cell table:number-columns-repeated="1007"/>
        </table:table-row>
        <table:table-row table:style-name="ro2">
          <table:table-cell table:formula="of:=ROW([.A11])-3" office:value-type="float" office:value="8" calcext:value-type="float">
            <text:p>8</text:p>
          </table:table-cell>
          <table:table-cell office:value-type="string" calcext:value-type="string">
            <text:p>MR</text:p>
          </table:table-cell>
          <table:table-cell office:value-type="float" office:value="130" calcext:value-type="float">
            <text:p>130</text:p>
          </table:table-cell>
          <table:table-cell office:value-type="string" calcext:value-type="string">
            <text:p>SECURE</text:p>
          </table:table-cell>
          <table:table-cell office:value-type="string" calcext:value-type="string">
            <text:p>MASTER CONVINTO</text:p>
          </table:table-cell>
          <table:table-cell office:value-type="string" calcext:value-type="string">
            <text:p>SECURE MASTER</text:p>
          </table:table-cell>
          <table:table-cell office:value-type="string" calcext:value-type="string">
            <text:p>MAS CON</text:p>
          </table:table-cell>
          <table:table-cell office:value-type="string" calcext:value-type="string">
            <text:p>SEC MAS</text:p>
          </table:table-cell>
          <table:table-cell office:value-type="string" calcext:value-type="string">
            <text:p>Almeno 50 gare e oltre 700 punti. Poi uno fra due ironmaster completati o 400 km l'anno di allenamenti o 100 gogglers amici</text:p>
          </table:table-cell>
          <table:table-cell office:value-type="string" calcext:value-type="string">
            <text:p>At least 50 meetings and 700 standard points. Then at least one of 2 Ironmaster or 400 Km of training in one season or 100 goggle friends or 5 seasons</text:p>
          </table:table-cell>
          <table:table-cell table:formula="of:=&quot;(select t.id from &quot;&amp;[.$D$2]&amp;&quot; t where t.&quot;&amp;[.$D$3]&amp;&quot; = '&quot;&amp;[.$D11]&amp;&quot;')&quot;" office:value-type="string" office:string-value="(select t.id from achievements t where t.code = 'SECURE')" calcext:value-type="string">
            <text:p>(select t.id from achievements t where t.code = 'SECURE')</text:p>
          </table:table-cell>
          <table:table-cell/>
          <table:table-cell table:formula="of:=&quot;(&quot;&amp;[.A11]&amp;&quot;,'&quot;&amp;[.B11]&amp;&quot;',&quot;&amp;[.C11]&amp;&quot;,&quot;&amp;[.K11]&amp;&quot;,0,CURDATE(),CURDATE())&quot;&amp;IF([.$A13]&gt;0;&quot;,&quot;;&quot;;&quot;)" office:value-type="string" office:string-value="(8,'MR',130,(select t.id from achievements t where t.code = 'SECURE'),0,CURDATE(),CURDATE())," calcext:value-type="string">
            <text:p>(8,'MR',130,(select t.id from achievements t where t.code = 'SECURE'),0,CURDATE(),CURDATE()),</text:p>
          </table:table-cell>
          <table:table-cell table:formula="of:=&quot;    i18n_short_&quot;&amp;[.$B11]&amp;&quot;: &quot;&amp;CHAR(34)&amp;[.G11]&amp;CHAR(34)&amp;CHAR(13)&amp;CHAR(10)&amp;&quot;    i18n_description_&quot;&amp;[.$B11]&amp;&quot;: &quot;&amp;CHAR(34)&amp;[.E11]&amp;CHAR(34)&amp;CHAR(13)&amp;CHAR(10)&amp;&quot;    i18n_alternate_&quot;&amp;[.$B11]&amp;&quot;: &quot;&amp;CHAR(34)&amp;[.I11]&amp;CHAR(34)" office:value-type="string" office:string-value="    i18n_short_MR: &quot;MAS CON&quot;&#13;&#10;    i18n_description_MR: &quot;MASTER CONVINTO&quot;&#13;&#10;    i18n_alternate_MR: &quot;Almeno 50 gare e oltre 700 punti. Poi uno fra due ironmaster completati o 400 km l'anno di allenamenti o 100 gogglers amici&quot;" calcext:value-type="string">
            <text:p><text:s text:c="4"/>i18n_short_MR: "MAS CON"<text:line-break/> <text:s text:c="3"/>i18n_description_MR: "MASTER CONVINTO"<text:line-break/> <text:s text:c="3"/>i18n_alternate_MR: "Almeno 50 gare e oltre 700 punti. Poi uno fra due ironmaster completati o 400 km l'anno di allenamenti o 100 gogglers amici"</text:p>
          </table:table-cell>
          <table:table-cell table:formula="of:=&quot;    i18n_short_&quot;&amp;[.$B11]&amp;&quot;: &quot;&amp;CHAR(34)&amp;[.H11]&amp;CHAR(34)&amp;CHAR(13)&amp;CHAR(10)&amp;&quot;    i18n_description_&quot;&amp;[.$B11]&amp;&quot;: &quot;&amp;CHAR(34)&amp;[.F11]&amp;CHAR(34)&amp;CHAR(13)&amp;CHAR(10)&amp;&quot;    i18n_alternate_&quot;&amp;[.$B11]&amp;&quot;: &quot;&amp;CHAR(34)&amp;[.J11]&amp;CHAR(34)" office:value-type="string" office:string-value="    i18n_short_MR: &quot;SEC MAS&quot;&#13;&#10;    i18n_description_MR: &quot;SECURE MASTER&quot;&#13;&#10;    i18n_alternate_MR: &quot;At least 50 meetings and 700 standard points. Then at least one of 2 Ironmaster or 400 Km of training in one season or 100 goggle friends or 5 seasons&quot;" calcext:value-type="string">
            <text:p><text:s text:c="4"/>i18n_short_MR: "SEC MAS"<text:line-break/> <text:s text:c="3"/>i18n_description_MR: "SECURE MASTER"<text:line-break/> <text:s text:c="3"/>i18n_alternate_MR: "At least 50 meetings and 700 standard points. Then at least one of 2 Ironmaster or 400 Km of training in one season or 100 goggle friends or 5 seasons"</text:p>
          </table:table-cell>
          <table:table-cell table:number-columns-repeated="1007"/>
        </table:table-row>
        <table:table-row table:style-name="ro2">
          <table:table-cell table:formula="of:=ROW([.A12])-3" office:value-type="float" office:value="9" calcext:value-type="float">
            <text:p>9</text:p>
          </table:table-cell>
          <table:table-cell office:value-type="string" calcext:value-type="string">
            <text:p>MA</text:p>
          </table:table-cell>
          <table:table-cell office:value-type="float" office:value="140" calcext:value-type="float">
            <text:p>140</text:p>
          </table:table-cell>
          <table:table-cell office:value-type="string" calcext:value-type="string">
            <text:p>ADVANCED</text:p>
          </table:table-cell>
          <table:table-cell office:value-type="string" calcext:value-type="string">
            <text:p>MASTER AVANZATO</text:p>
          </table:table-cell>
          <table:table-cell office:value-type="string" calcext:value-type="string">
            <text:p>ADVANCED MASTER</text:p>
          </table:table-cell>
          <table:table-cell office:value-type="string" calcext:value-type="string">
            <text:p>MAS AVA</text:p>
          </table:table-cell>
          <table:table-cell office:value-type="string" calcext:value-type="string">
            <text:p>ADV MAS</text:p>
          </table:table-cell>
          <table:table-cell office:value-type="string" calcext:value-type="string">
            <text:p>Almeno 75 gare e oltre 750 punti. Poi uno fra 800 punti o 500 km l'anno di allenamenti o 100 gare o 20 km di gara o 8 ore di gara</text:p>
          </table:table-cell>
          <table:table-cell office:value-type="string" calcext:value-type="string">
            <text:p>At least 75 meetings and 750 standard points. Then at least one of 800 standard points or 500 Km of training in one season or 100 meetings or 20 km of distance swam in meetings or 8 hours swam in meetings</text:p>
          </table:table-cell>
          <table:table-cell table:formula="of:=&quot;(select t.id from &quot;&amp;[.$D$2]&amp;&quot; t where t.&quot;&amp;[.$D$3]&amp;&quot; = '&quot;&amp;[.$D12]&amp;&quot;')&quot;" office:value-type="string" office:string-value="(select t.id from achievements t where t.code = 'ADVANCED')" calcext:value-type="string">
            <text:p>(select t.id from achievements t where t.code = 'ADVANCED')</text:p>
          </table:table-cell>
          <table:table-cell/>
          <table:table-cell table:formula="of:=&quot;(&quot;&amp;[.A12]&amp;&quot;,'&quot;&amp;[.B12]&amp;&quot;',&quot;&amp;[.C12]&amp;&quot;,&quot;&amp;[.K12]&amp;&quot;,0,CURDATE(),CURDATE())&quot;&amp;IF([.$A13]&gt;0;&quot;,&quot;;&quot;;&quot;)" office:value-type="string" office:string-value="(9,'MA',140,(select t.id from achievements t where t.code = 'ADVANCED'),0,CURDATE(),CURDATE())," calcext:value-type="string">
            <text:p>(9,'MA',140,(select t.id from achievements t where t.code = 'ADVANCED'),0,CURDATE(),CURDATE()),</text:p>
          </table:table-cell>
          <table:table-cell table:formula="of:=&quot;    i18n_short_&quot;&amp;[.$B12]&amp;&quot;: &quot;&amp;CHAR(34)&amp;[.G12]&amp;CHAR(34)&amp;CHAR(13)&amp;CHAR(10)&amp;&quot;    i18n_description_&quot;&amp;[.$B12]&amp;&quot;: &quot;&amp;CHAR(34)&amp;[.E12]&amp;CHAR(34)&amp;CHAR(13)&amp;CHAR(10)&amp;&quot;    i18n_alternate_&quot;&amp;[.$B12]&amp;&quot;: &quot;&amp;CHAR(34)&amp;[.I12]&amp;CHAR(34)" office:value-type="string" office:string-value="    i18n_short_MA: &quot;MAS AVA&quot;&#13;&#10;    i18n_description_MA: &quot;MASTER AVANZATO&quot;&#13;&#10;    i18n_alternate_MA: &quot;Almeno 75 gare e oltre 750 punti. Poi uno fra 800 punti o 500 km l'anno di allenamenti o 100 gare o 20 km di gara o 8 ore di gara&quot;" calcext:value-type="string">
            <text:p><text:s text:c="4"/>i18n_short_MA: "MAS AVA"<text:line-break/> <text:s text:c="3"/>i18n_description_MA: "MASTER AVANZATO"<text:line-break/> <text:s text:c="3"/>i18n_alternate_MA: "Almeno 75 gare e oltre 750 punti. Poi uno fra 800 punti o 500 km l'anno di allenamenti o 100 gare o 20 km di gara o 8 ore di gara"</text:p>
          </table:table-cell>
          <table:table-cell table:formula="of:=&quot;    i18n_short_&quot;&amp;[.$B12]&amp;&quot;: &quot;&amp;CHAR(34)&amp;[.H12]&amp;CHAR(34)&amp;CHAR(13)&amp;CHAR(10)&amp;&quot;    i18n_description_&quot;&amp;[.$B12]&amp;&quot;: &quot;&amp;CHAR(34)&amp;[.F12]&amp;CHAR(34)&amp;CHAR(13)&amp;CHAR(10)&amp;&quot;    i18n_alternate_&quot;&amp;[.$B12]&amp;&quot;: &quot;&amp;CHAR(34)&amp;[.J12]&amp;CHAR(34)" office:value-type="string" office:string-value="    i18n_short_MA: &quot;ADV MAS&quot;&#13;&#10;    i18n_description_MA: &quot;ADVANCED MASTER&quot;&#13;&#10;    i18n_alternate_MA: &quot;At least 75 meetings and 750 standard points. Then at least one of 800 standard points or 500 Km of training in one season or 100 meetings or 20 km of distance swam in meetings or 8 hours swam in meetings&quot;" calcext:value-type="string">
            <text:p><text:s text:c="4"/>i18n_short_MA: "ADV MAS"<text:line-break/> <text:s text:c="3"/>i18n_description_MA: "ADVANCED MASTER"<text:line-break/> <text:s text:c="3"/>i18n_alternate_MA: "At least 75 meetings and 750 standard points. Then at least one of 800 standard points or 500 Km of training in one season or 100 meetings or 20 km of distance swam in meetings or 8 hours swam in meetings"</text:p>
          </table:table-cell>
          <table:table-cell table:number-columns-repeated="1007"/>
        </table:table-row>
        <table:table-row table:style-name="ro2">
          <table:table-cell table:formula="of:=ROW([.A13])-3" office:value-type="float" office:value="10" calcext:value-type="float">
            <text:p>10</text:p>
          </table:table-cell>
          <table:table-cell office:value-type="string" calcext:value-type="string">
            <text:p>MX</text:p>
          </table:table-cell>
          <table:table-cell office:value-type="float" office:value="150" calcext:value-type="float">
            <text:p>150</text:p>
          </table:table-cell>
          <table:table-cell office:value-type="string" calcext:value-type="string">
            <text:p>EXPERT</text:p>
          </table:table-cell>
          <table:table-cell office:value-type="string" calcext:value-type="string">
            <text:p>MASTER ESPERTO</text:p>
          </table:table-cell>
          <table:table-cell office:value-type="string" calcext:value-type="string">
            <text:p>EXPERT MASTER</text:p>
          </table:table-cell>
          <table:table-cell office:value-type="string" calcext:value-type="string">
            <text:p>MAS EXP</text:p>
          </table:table-cell>
          <table:table-cell office:value-type="string" calcext:value-type="string">
            <text:p>EXP MAS</text:p>
          </table:table-cell>
          <table:table-cell office:value-type="string" calcext:value-type="string">
            <text:p>Almeno 100 gare e oltre 750 punti. Poi uno fra 800 punti o 600 km l'anno di allenamento o 125 gare disputate o 30 km di gare o 12 ore di gara</text:p>
          </table:table-cell>
          <table:table-cell office:value-type="string" calcext:value-type="string">
            <text:p>At least 100 meetings and 750 standard points. Then at least one of 800 standard points or 600 Km of training in one season or 125 meetings or 30 km distance swam in meetings or 12 hours swam in meetings</text:p>
          </table:table-cell>
          <table:table-cell table:formula="of:=&quot;(select t.id from &quot;&amp;[.$D$2]&amp;&quot; t where t.&quot;&amp;[.$D$3]&amp;&quot; = '&quot;&amp;[.$D13]&amp;&quot;')&quot;" office:value-type="string" office:string-value="(select t.id from achievements t where t.code = 'EXPERT')" calcext:value-type="string">
            <text:p>(select t.id from achievements t where t.code = 'EXPERT')</text:p>
          </table:table-cell>
          <table:table-cell/>
          <table:table-cell table:formula="of:=&quot;(&quot;&amp;[.A13]&amp;&quot;,'&quot;&amp;[.B13]&amp;&quot;',&quot;&amp;[.C13]&amp;&quot;,&quot;&amp;[.K13]&amp;&quot;,0,CURDATE(),CURDATE())&quot;&amp;IF([.$A15]&gt;0;&quot;,&quot;;&quot;;&quot;)" office:value-type="string" office:string-value="(10,'MX',150,(select t.id from achievements t where t.code = 'EXPERT'),0,CURDATE(),CURDATE())," calcext:value-type="string">
            <text:p>(10,'MX',150,(select t.id from achievements t where t.code = 'EXPERT'),0,CURDATE(),CURDATE()),</text:p>
          </table:table-cell>
          <table:table-cell table:formula="of:=&quot;    i18n_short_&quot;&amp;[.$B13]&amp;&quot;: &quot;&amp;CHAR(34)&amp;[.G13]&amp;CHAR(34)&amp;CHAR(13)&amp;CHAR(10)&amp;&quot;    i18n_description_&quot;&amp;[.$B13]&amp;&quot;: &quot;&amp;CHAR(34)&amp;[.E13]&amp;CHAR(34)&amp;CHAR(13)&amp;CHAR(10)&amp;&quot;    i18n_alternate_&quot;&amp;[.$B13]&amp;&quot;: &quot;&amp;CHAR(34)&amp;[.I13]&amp;CHAR(34)" office:value-type="string" office:string-value="    i18n_short_MX: &quot;MAS EXP&quot;&#13;&#10;    i18n_description_MX: &quot;MASTER ESPERTO&quot;&#13;&#10;    i18n_alternate_MX: &quot;Almeno 100 gare e oltre 750 punti. Poi uno fra 800 punti o 600 km l'anno di allenamento o 125 gare disputate o 30 km di gare o 12 ore di gara&quot;" calcext:value-type="string">
            <text:p><text:s text:c="4"/>i18n_short_MX: "MAS EXP"<text:line-break/> <text:s text:c="3"/>i18n_description_MX: "MASTER ESPERTO"<text:line-break/> <text:s text:c="3"/>i18n_alternate_MX: "Almeno 100 gare e oltre 750 punti. Poi uno fra 800 punti o 600 km l'anno di allenamento o 125 gare disputate o 30 km di gare o 12 ore di gara"</text:p>
          </table:table-cell>
          <table:table-cell table:formula="of:=&quot;    i18n_short_&quot;&amp;[.$B13]&amp;&quot;: &quot;&amp;CHAR(34)&amp;[.H13]&amp;CHAR(34)&amp;CHAR(13)&amp;CHAR(10)&amp;&quot;    i18n_description_&quot;&amp;[.$B13]&amp;&quot;: &quot;&amp;CHAR(34)&amp;[.F13]&amp;CHAR(34)&amp;CHAR(13)&amp;CHAR(10)&amp;&quot;    i18n_alternate_&quot;&amp;[.$B13]&amp;&quot;: &quot;&amp;CHAR(34)&amp;[.J13]&amp;CHAR(34)" office:value-type="string" office:string-value="    i18n_short_MX: &quot;EXP MAS&quot;&#13;&#10;    i18n_description_MX: &quot;EXPERT MASTER&quot;&#13;&#10;    i18n_alternate_MX: &quot;At least 100 meetings and 750 standard points. Then at least one of 800 standard points or 600 Km of training in one season or 125 meetings or 30 km distance swam in meetings or 12 hours swam in meetings&quot;" calcext:value-type="string">
            <text:p><text:s text:c="4"/>i18n_short_MX: "EXP MAS"<text:line-break/> <text:s text:c="3"/>i18n_description_MX: "EXPERT MASTER"<text:line-break/> <text:s text:c="3"/>i18n_alternate_MX: "At least 100 meetings and 750 standard points. Then at least one of 800 standard points or 600 Km of training in one season or 125 meetings or 30 km distance swam in meetings or 12 hours swam in meetings"</text:p>
          </table:table-cell>
          <table:table-cell table:number-columns-repeated="1007"/>
        </table:table-row>
        <table:table-row table:style-name="ro2">
          <table:table-cell table:formula="of:=ROW([.A14])-3" office:value-type="float" office:value="11" calcext:value-type="float">
            <text:p>11</text:p>
          </table:table-cell>
          <table:table-cell office:value-type="string" calcext:value-type="string">
            <text:p>MV</text:p>
          </table:table-cell>
          <table:table-cell office:value-type="float" office:value="160" calcext:value-type="float">
            <text:p>160</text:p>
          </table:table-cell>
          <table:table-cell office:value-type="string" calcext:value-type="string">
            <text:p>VETERAN</text:p>
          </table:table-cell>
          <table:table-cell office:value-type="string" calcext:value-type="string">
            <text:p>MASTER NAVIGATO</text:p>
          </table:table-cell>
          <table:table-cell office:value-type="string" calcext:value-type="string">
            <text:p>VETERAN MASTER</text:p>
          </table:table-cell>
          <table:table-cell office:value-type="string" calcext:value-type="string">
            <text:p>MAS NAV</text:p>
          </table:table-cell>
          <table:table-cell office:value-type="string" calcext:value-type="string">
            <text:p>VET MAS</text:p>
          </table:table-cell>
          <table:table-cell office:value-type="string" calcext:value-type="string">
            <text:p>Almeno 150 gare e 750 punti e Ironmaster completato. Poi almeno uno fra 800 punti o 750 km l'anno di allenamento o 200 gare disputate, 50 km di gare o 20 ore di gara o 15 stagioni disputate</text:p>
          </table:table-cell>
          <table:table-cell office:value-type="string" calcext:value-type="string">
            <text:p>At least 150 meetings and 750 standard points. Then at least one of 800 standard points or 750 Km of training in one season or 200 meetings or 50 km distance swam in meetings or 20 hours swam in meetings or 15 seasons</text:p>
          </table:table-cell>
          <table:table-cell table:formula="of:=&quot;(select t.id from &quot;&amp;[.$D$2]&amp;&quot; t where t.&quot;&amp;[.$D$3]&amp;&quot; = '&quot;&amp;[.$D14]&amp;&quot;')&quot;" office:value-type="string" office:string-value="(select t.id from achievements t where t.code = 'VETERAN')" calcext:value-type="string">
            <text:p>(select t.id from achievements t where t.code = 'VETERAN')</text:p>
          </table:table-cell>
          <table:table-cell/>
          <table:table-cell table:formula="of:=&quot;(&quot;&amp;[.A14]&amp;&quot;,'&quot;&amp;[.B14]&amp;&quot;',&quot;&amp;[.C14]&amp;&quot;,&quot;&amp;[.K14]&amp;&quot;,0,CURDATE(),CURDATE())&quot;&amp;IF([.$A15]&gt;0;&quot;,&quot;;&quot;;&quot;)" office:value-type="string" office:string-value="(11,'MV',160,(select t.id from achievements t where t.code = 'VETERAN'),0,CURDATE(),CURDATE())," calcext:value-type="string">
            <text:p>(11,'MV',160,(select t.id from achievements t where t.code = 'VETERAN'),0,CURDATE(),CURDATE()),</text:p>
          </table:table-cell>
          <table:table-cell table:formula="of:=&quot;    i18n_short_&quot;&amp;[.$B14]&amp;&quot;: &quot;&amp;CHAR(34)&amp;[.G14]&amp;CHAR(34)&amp;CHAR(13)&amp;CHAR(10)&amp;&quot;    i18n_description_&quot;&amp;[.$B14]&amp;&quot;: &quot;&amp;CHAR(34)&amp;[.E14]&amp;CHAR(34)&amp;CHAR(13)&amp;CHAR(10)&amp;&quot;    i18n_alternate_&quot;&amp;[.$B14]&amp;&quot;: &quot;&amp;CHAR(34)&amp;[.I14]&amp;CHAR(34)" office:value-type="string" office:string-value="    i18n_short_MV: &quot;MAS NAV&quot;&#13;&#10;    i18n_description_MV: &quot;MASTER NAVIGATO&quot;&#13;&#10;    i18n_alternate_MV: &quot;Almeno 150 gare e 750 punti e Ironmaster completato. Poi almeno uno fra 800 punti o 750 km l'anno di allenamento o 200 gare disputate, 50 km di gare o 20 ore di gara o 15 stagioni disputate&quot;" calcext:value-type="string">
            <text:p><text:s text:c="4"/>i18n_short_MV: "MAS NAV"<text:line-break/> <text:s text:c="3"/>i18n_description_MV: "MASTER NAVIGATO"<text:line-break/> <text:s text:c="3"/>i18n_alternate_MV: "Almeno 150 gare e 750 punti e Ironmaster completato. Poi almeno uno fra 800 punti o 750 km l'anno di allenamento o 200 gare disputate, 50 km di gare o 20 ore di gara o 15 stagioni disputate"</text:p>
          </table:table-cell>
          <table:table-cell table:formula="of:=&quot;    i18n_short_&quot;&amp;[.$B14]&amp;&quot;: &quot;&amp;CHAR(34)&amp;[.H14]&amp;CHAR(34)&amp;CHAR(13)&amp;CHAR(10)&amp;&quot;    i18n_description_&quot;&amp;[.$B14]&amp;&quot;: &quot;&amp;CHAR(34)&amp;[.F14]&amp;CHAR(34)&amp;CHAR(13)&amp;CHAR(10)&amp;&quot;    i18n_alternate_&quot;&amp;[.$B14]&amp;&quot;: &quot;&amp;CHAR(34)&amp;[.J14]&amp;CHAR(34)" office:value-type="string" office:string-value="    i18n_short_MV: &quot;VET MAS&quot;&#13;&#10;    i18n_description_MV: &quot;VETERAN MASTER&quot;&#13;&#10;    i18n_alternate_MV: &quot;At least 150 meetings and 750 standard points. Then at least one of 800 standard points or 750 Km of training in one season or 200 meetings or 50 km distance swam in meetings or 20 hours swam in meetings or 15 seasons&quot;" calcext:value-type="string">
            <text:p><text:s text:c="4"/>i18n_short_MV: "VET MAS"<text:line-break/> <text:s text:c="3"/>i18n_description_MV: "VETERAN MASTER"<text:line-break/> <text:s text:c="3"/>i18n_alternate_MV: "At least 150 meetings and 750 standard points. Then at least one of 800 standard points or 750 Km of training in one season or 200 meetings or 50 km distance swam in meetings or 20 hours swam in meetings or 15 seasons"</text:p>
          </table:table-cell>
          <table:table-cell table:number-columns-repeated="1007"/>
        </table:table-row>
        <table:table-row table:style-name="ro2">
          <table:table-cell table:formula="of:=ROW([.A15])-3" office:value-type="float" office:value="12" calcext:value-type="float">
            <text:p>12</text:p>
          </table:table-cell>
          <table:table-cell office:value-type="string" calcext:value-type="string">
            <text:p>MS</text:p>
          </table:table-cell>
          <table:table-cell office:value-type="float" office:value="200" calcext:value-type="float">
            <text:p>200</text:p>
          </table:table-cell>
          <table:table-cell office:value-type="string" calcext:value-type="string">
            <text:p>SENIOR</text:p>
          </table:table-cell>
          <table:table-cell office:value-type="string" calcext:value-type="string">
            <text:p>MASTER SENIOR</text:p>
          </table:table-cell>
          <table:table-cell office:value-type="string" calcext:value-type="string">
            <text:p>SENIOR MASTER</text:p>
          </table:table-cell>
          <table:table-cell office:value-type="string" calcext:value-type="string">
            <text:p>MAS SEN</text:p>
          </table:table-cell>
          <table:table-cell office:value-type="string" calcext:value-type="string">
            <text:p>SEN MAS</text:p>
          </table:table-cell>
          <table:table-cell office:value-type="string" calcext:value-type="string">
            <text:p>Si raggiunge solo ottenendo un punteggio superiore agli 850 punti FIN o avendo un punteggio medio di oltre 800 punti</text:p>
          </table:table-cell>
          <table:table-cell office:value-type="string" calcext:value-type="string">
            <text:p>At least 850 standard points or 800 medium standard points</text:p>
          </table:table-cell>
          <table:table-cell table:formula="of:=&quot;(select t.id from &quot;&amp;[.$D$2]&amp;&quot; t where t.&quot;&amp;[.$D$3]&amp;&quot; = '&quot;&amp;[.$D15]&amp;&quot;')&quot;" office:value-type="string" office:string-value="(select t.id from achievements t where t.code = 'SENIOR')" calcext:value-type="string">
            <text:p>(select t.id from achievements t where t.code = 'SENIOR')</text:p>
          </table:table-cell>
          <table:table-cell/>
          <table:table-cell table:formula="of:=&quot;(&quot;&amp;[.A15]&amp;&quot;,'&quot;&amp;[.B15]&amp;&quot;',&quot;&amp;[.C15]&amp;&quot;,&quot;&amp;[.K15]&amp;&quot;,0,CURDATE(),CURDATE())&quot;&amp;IF([.$A19]&gt;0;&quot;,&quot;;&quot;;&quot;)" office:value-type="string" office:string-value="(12,'MS',200,(select t.id from achievements t where t.code = 'SENIOR'),0,CURDATE(),CURDATE())," calcext:value-type="string">
            <text:p>(12,'MS',200,(select t.id from achievements t where t.code = 'SENIOR'),0,CURDATE(),CURDATE()),</text:p>
          </table:table-cell>
          <table:table-cell table:formula="of:=&quot;    i18n_short_&quot;&amp;[.$B15]&amp;&quot;: &quot;&amp;CHAR(34)&amp;[.G15]&amp;CHAR(34)&amp;CHAR(13)&amp;CHAR(10)&amp;&quot;    i18n_description_&quot;&amp;[.$B15]&amp;&quot;: &quot;&amp;CHAR(34)&amp;[.E15]&amp;CHAR(34)&amp;CHAR(13)&amp;CHAR(10)&amp;&quot;    i18n_alternate_&quot;&amp;[.$B15]&amp;&quot;: &quot;&amp;CHAR(34)&amp;[.I15]&amp;CHAR(34)" office:value-type="string" office:string-value="    i18n_short_MS: &quot;MAS SEN&quot;&#13;&#10;    i18n_description_MS: &quot;MASTER SENIOR&quot;&#13;&#10;    i18n_alternate_MS: &quot;Si raggiunge solo ottenendo un punteggio superiore agli 850 punti FIN o avendo un punteggio medio di oltre 800 punti&quot;" calcext:value-type="string">
            <text:p><text:s text:c="4"/>i18n_short_MS: "MAS SEN"<text:line-break/> <text:s text:c="3"/>i18n_description_MS: "MASTER SENIOR"<text:line-break/> <text:s text:c="3"/>i18n_alternate_MS: "Si raggiunge solo ottenendo un punteggio superiore agli 850 punti FIN o avendo un punteggio medio di oltre 800 punti"</text:p>
          </table:table-cell>
          <table:table-cell table:formula="of:=&quot;    i18n_short_&quot;&amp;[.$B15]&amp;&quot;: &quot;&amp;CHAR(34)&amp;[.H15]&amp;CHAR(34)&amp;CHAR(13)&amp;CHAR(10)&amp;&quot;    i18n_description_&quot;&amp;[.$B15]&amp;&quot;: &quot;&amp;CHAR(34)&amp;[.F15]&amp;CHAR(34)&amp;CHAR(13)&amp;CHAR(10)&amp;&quot;    i18n_alternate_&quot;&amp;[.$B15]&amp;&quot;: &quot;&amp;CHAR(34)&amp;[.J15]&amp;CHAR(34)" office:value-type="string" office:string-value="    i18n_short_MS: &quot;SEN MAS&quot;&#13;&#10;    i18n_description_MS: &quot;SENIOR MASTER&quot;&#13;&#10;    i18n_alternate_MS: &quot;At least 850 standard points or 800 medium standard points&quot;" calcext:value-type="string">
            <text:p><text:s text:c="4"/>i18n_short_MS: "SEN MAS"<text:line-break/> <text:s text:c="3"/>i18n_description_MS: "SENIOR MASTER"<text:line-break/> <text:s text:c="3"/>i18n_alternate_MS: "At least 850 standard points or 800 medium standard points"</text:p>
          </table:table-cell>
          <table:table-cell table:number-columns-repeated="1007"/>
        </table:table-row>
        <table:table-row table:style-name="ro2">
          <table:table-cell table:formula="of:=ROW([.A16])-3" office:value-type="float" office:value="13" calcext:value-type="float">
            <text:p>13</text:p>
          </table:table-cell>
          <table:table-cell office:value-type="string" calcext:value-type="string">
            <text:p>SV</text:p>
          </table:table-cell>
          <table:table-cell office:value-type="float" office:value="250" calcext:value-type="float">
            <text:p>250</text:p>
          </table:table-cell>
          <table:table-cell office:value-type="string" calcext:value-type="string">
            <text:p>SENVET</text:p>
          </table:table-cell>
          <table:table-cell office:value-type="string" calcext:value-type="string">
            <text:p>MASTER VETERANO SENIOR</text:p>
          </table:table-cell>
          <table:table-cell office:value-type="string" calcext:value-type="string">
            <text:p>SENIOR VETERAN MASTER</text:p>
          </table:table-cell>
          <table:table-cell office:value-type="string" calcext:value-type="string">
            <text:p>MAS VET SEN</text:p>
          </table:table-cell>
          <table:table-cell office:value-type="string" calcext:value-type="string">
            <text:p>SEN VET MAS</text:p>
          </table:table-cell>
          <table:table-cell office:value-type="string" calcext:value-type="string">
            <text:p>Si raggiunge solo ottenendo un punteggio superiore agli 850 punti FIN o avendo un punteggio medio di oltre 800 punti e 2 ironmaster e 15 stagioni e 150 meeting</text:p>
          </table:table-cell>
          <table:table-cell office:value-type="string" calcext:value-type="string">
            <text:p>At least 850 standard points or 800 medium standard points and 2 ironmasters and 150 meetings and 15 seasons</text:p>
          </table:table-cell>
          <table:table-cell table:formula="of:=&quot;(select t.id from &quot;&amp;[.$D$2]&amp;&quot; t where t.&quot;&amp;[.$D$3]&amp;&quot; = '&quot;&amp;[.$D16]&amp;&quot;')&quot;" office:value-type="string" office:string-value="(select t.id from achievements t where t.code = 'SENVET')" calcext:value-type="string">
            <text:p>(select t.id from achievements t where t.code = 'SENVET')</text:p>
          </table:table-cell>
          <table:table-cell/>
          <table:table-cell table:formula="of:=&quot;(&quot;&amp;[.A16]&amp;&quot;,'&quot;&amp;[.B16]&amp;&quot;',&quot;&amp;[.C16]&amp;&quot;,&quot;&amp;[.K16]&amp;&quot;,0,CURDATE(),CURDATE())&quot;&amp;IF([.$A19]&gt;0;&quot;,&quot;;&quot;;&quot;)" office:value-type="string" office:string-value="(13,'SV',250,(select t.id from achievements t where t.code = 'SENVET'),0,CURDATE(),CURDATE())," calcext:value-type="string">
            <text:p>(13,'SV',250,(select t.id from achievements t where t.code = 'SENVET'),0,CURDATE(),CURDATE()),</text:p>
          </table:table-cell>
          <table:table-cell table:formula="of:=&quot;    i18n_short_&quot;&amp;[.$B16]&amp;&quot;: &quot;&amp;CHAR(34)&amp;[.G16]&amp;CHAR(34)&amp;CHAR(13)&amp;CHAR(10)&amp;&quot;    i18n_description_&quot;&amp;[.$B16]&amp;&quot;: &quot;&amp;CHAR(34)&amp;[.E16]&amp;CHAR(34)&amp;CHAR(13)&amp;CHAR(10)&amp;&quot;    i18n_alternate_&quot;&amp;[.$B16]&amp;&quot;: &quot;&amp;CHAR(34)&amp;[.I16]&amp;CHAR(34)" office:value-type="string" office:string-value="    i18n_short_SV: &quot;MAS VET SEN&quot;&#13;&#10;    i18n_description_SV: &quot;MASTER VETERANO SENIOR&quot;&#13;&#10;    i18n_alternate_SV: &quot;Si raggiunge solo ottenendo un punteggio superiore agli 850 punti FIN o avendo un punteggio medio di oltre 800 punti e 2 ironmaster e 15 stagioni e 150 meeting&quot;" calcext:value-type="string">
            <text:p><text:s text:c="4"/>i18n_short_SV: "MAS VET SEN"<text:line-break/> <text:s text:c="3"/>i18n_description_SV: "MASTER VETERANO SENIOR"<text:line-break/> <text:s text:c="3"/>i18n_alternate_SV: "Si raggiunge solo ottenendo un punteggio superiore agli 850 punti FIN o avendo un punteggio medio di oltre 800 punti e 2 ironmaster e 15 stagioni e 150 meeting"</text:p>
          </table:table-cell>
          <table:table-cell table:formula="of:=&quot;    i18n_short_&quot;&amp;[.$B16]&amp;&quot;: &quot;&amp;CHAR(34)&amp;[.H16]&amp;CHAR(34)&amp;CHAR(13)&amp;CHAR(10)&amp;&quot;    i18n_description_&quot;&amp;[.$B16]&amp;&quot;: &quot;&amp;CHAR(34)&amp;[.F16]&amp;CHAR(34)&amp;CHAR(13)&amp;CHAR(10)&amp;&quot;    i18n_alternate_&quot;&amp;[.$B16]&amp;&quot;: &quot;&amp;CHAR(34)&amp;[.J16]&amp;CHAR(34)" office:value-type="string" office:string-value="    i18n_short_SV: &quot;SEN VET MAS&quot;&#13;&#10;    i18n_description_SV: &quot;SENIOR VETERAN MASTER&quot;&#13;&#10;    i18n_alternate_SV: &quot;At least 850 standard points or 800 medium standard points and 2 ironmasters and 150 meetings and 15 seasons&quot;" calcext:value-type="string">
            <text:p><text:s text:c="4"/>i18n_short_SV: "SEN VET MAS"<text:line-break/> <text:s text:c="3"/>i18n_description_SV: "SENIOR VETERAN MASTER"<text:line-break/> <text:s text:c="3"/>i18n_alternate_SV: "At least 850 standard points or 800 medium standard points and 2 ironmasters and 150 meetings and 15 seasons"</text:p>
          </table:table-cell>
          <table:table-cell table:number-columns-repeated="1007"/>
        </table:table-row>
        <table:table-row table:style-name="ro2">
          <table:table-cell table:formula="of:=ROW([.A17])-3" office:value-type="float" office:value="14" calcext:value-type="float">
            <text:p>14</text:p>
          </table:table-cell>
          <table:table-cell office:value-type="string" calcext:value-type="string">
            <text:p>ME</text:p>
          </table:table-cell>
          <table:table-cell office:value-type="float" office:value="300" calcext:value-type="float">
            <text:p>300</text:p>
          </table:table-cell>
          <table:table-cell office:value-type="string" calcext:value-type="string">
            <text:p>ELITE</text:p>
          </table:table-cell>
          <table:table-cell office:value-type="string" calcext:value-type="string">
            <text:p>MASTER ELITE</text:p>
          </table:table-cell>
          <table:table-cell office:value-type="string" calcext:value-type="string">
            <text:p>ELITE MASTER</text:p>
          </table:table-cell>
          <table:table-cell office:value-type="string" calcext:value-type="string">
            <text:p>MAS ELI</text:p>
          </table:table-cell>
          <table:table-cell office:value-type="string" calcext:value-type="string">
            <text:p>ELI MAS</text:p>
          </table:table-cell>
          <table:table-cell office:value-type="string" calcext:value-type="string">
            <text:p>Si raggiunge solo ottenendo un punteggio superiore ai 900 punti FIN o avendo un punteggio medio di oltre 850 punti</text:p>
          </table:table-cell>
          <table:table-cell office:value-type="string" calcext:value-type="string">
            <text:p>At least 900 standard points or 850 medium standard points</text:p>
          </table:table-cell>
          <table:table-cell table:formula="of:=&quot;(select t.id from &quot;&amp;[.$D$2]&amp;&quot; t where t.&quot;&amp;[.$D$3]&amp;&quot; = '&quot;&amp;[.$D17]&amp;&quot;')&quot;" office:value-type="string" office:string-value="(select t.id from achievements t where t.code = 'ELITE')" calcext:value-type="string">
            <text:p>(select t.id from achievements t where t.code = 'ELITE')</text:p>
          </table:table-cell>
          <table:table-cell/>
          <table:table-cell table:formula="of:=&quot;(&quot;&amp;[.A17]&amp;&quot;,'&quot;&amp;[.B17]&amp;&quot;',&quot;&amp;[.C17]&amp;&quot;,&quot;&amp;[.K17]&amp;&quot;,0,CURDATE(),CURDATE())&quot;&amp;IF([.$A19]&gt;0;&quot;,&quot;;&quot;;&quot;)" office:value-type="string" office:string-value="(14,'ME',300,(select t.id from achievements t where t.code = 'ELITE'),0,CURDATE(),CURDATE())," calcext:value-type="string">
            <text:p>(14,'ME',300,(select t.id from achievements t where t.code = 'ELITE'),0,CURDATE(),CURDATE()),</text:p>
          </table:table-cell>
          <table:table-cell table:formula="of:=&quot;    i18n_short_&quot;&amp;[.$B17]&amp;&quot;: &quot;&amp;CHAR(34)&amp;[.G17]&amp;CHAR(34)&amp;CHAR(13)&amp;CHAR(10)&amp;&quot;    i18n_description_&quot;&amp;[.$B17]&amp;&quot;: &quot;&amp;CHAR(34)&amp;[.E17]&amp;CHAR(34)&amp;CHAR(13)&amp;CHAR(10)&amp;&quot;    i18n_alternate_&quot;&amp;[.$B17]&amp;&quot;: &quot;&amp;CHAR(34)&amp;[.I17]&amp;CHAR(34)" office:value-type="string" office:string-value="    i18n_short_ME: &quot;MAS ELI&quot;&#13;&#10;    i18n_description_ME: &quot;MASTER ELITE&quot;&#13;&#10;    i18n_alternate_ME: &quot;Si raggiunge solo ottenendo un punteggio superiore ai 900 punti FIN o avendo un punteggio medio di oltre 850 punti&quot;" calcext:value-type="string">
            <text:p><text:s text:c="4"/>i18n_short_ME: "MAS ELI"<text:line-break/> <text:s text:c="3"/>i18n_description_ME: "MASTER ELITE"<text:line-break/> <text:s text:c="3"/>i18n_alternate_ME: "Si raggiunge solo ottenendo un punteggio superiore ai 900 punti FIN o avendo un punteggio medio di oltre 850 punti"</text:p>
          </table:table-cell>
          <table:table-cell table:formula="of:=&quot;    i18n_short_&quot;&amp;[.$B17]&amp;&quot;: &quot;&amp;CHAR(34)&amp;[.H17]&amp;CHAR(34)&amp;CHAR(13)&amp;CHAR(10)&amp;&quot;    i18n_description_&quot;&amp;[.$B17]&amp;&quot;: &quot;&amp;CHAR(34)&amp;[.F17]&amp;CHAR(34)&amp;CHAR(13)&amp;CHAR(10)&amp;&quot;    i18n_alternate_&quot;&amp;[.$B17]&amp;&quot;: &quot;&amp;CHAR(34)&amp;[.J17]&amp;CHAR(34)" office:value-type="string" office:string-value="    i18n_short_ME: &quot;ELI MAS&quot;&#13;&#10;    i18n_description_ME: &quot;ELITE MASTER&quot;&#13;&#10;    i18n_alternate_ME: &quot;At least 900 standard points or 850 medium standard points&quot;" calcext:value-type="string">
            <text:p><text:s text:c="4"/>i18n_short_ME: "ELI MAS"<text:line-break/> <text:s text:c="3"/>i18n_description_ME: "ELITE MASTER"<text:line-break/> <text:s text:c="3"/>i18n_alternate_ME: "At least 900 standard points or 850 medium standard points"</text:p>
          </table:table-cell>
          <table:table-cell table:number-columns-repeated="1007"/>
        </table:table-row>
        <table:table-row table:style-name="ro2">
          <table:table-cell table:formula="of:=ROW([.A18])-3" office:value-type="float" office:value="15" calcext:value-type="float">
            <text:p>15</text:p>
          </table:table-cell>
          <table:table-cell office:value-type="string" calcext:value-type="string">
            <text:p>EV</text:p>
          </table:table-cell>
          <table:table-cell office:value-type="float" office:value="350" calcext:value-type="float">
            <text:p>350</text:p>
          </table:table-cell>
          <table:table-cell office:value-type="string" calcext:value-type="string">
            <text:p>ELIVET</text:p>
          </table:table-cell>
          <table:table-cell office:value-type="string" calcext:value-type="string">
            <text:p>MASTER VETERANO ELITE</text:p>
          </table:table-cell>
          <table:table-cell office:value-type="string" calcext:value-type="string">
            <text:p>ELITE VETERAN MASTER</text:p>
          </table:table-cell>
          <table:table-cell office:value-type="string" calcext:value-type="string">
            <text:p>MAS VET ELI</text:p>
          </table:table-cell>
          <table:table-cell office:value-type="string" calcext:value-type="string">
            <text:p>ELI VET MAS</text:p>
          </table:table-cell>
          <table:table-cell office:value-type="string" calcext:value-type="string">
            <text:p>Si raggiunge solo ottenendo un punteggio superiore ai 900 punti FIN o avendo un punteggio medio di oltre 850 punti e 2 ironmaster e 15 stagioni e 150 meeting</text:p>
          </table:table-cell>
          <table:table-cell office:value-type="string" calcext:value-type="string">
            <text:p>At least 900 standard points or 850 medium standard points and 2 ironmasters and 150 meetings and 15 seasons</text:p>
          </table:table-cell>
          <table:table-cell table:formula="of:=&quot;(select t.id from &quot;&amp;[.$D$2]&amp;&quot; t where t.&quot;&amp;[.$D$3]&amp;&quot; = '&quot;&amp;[.$D18]&amp;&quot;')&quot;" office:value-type="string" office:string-value="(select t.id from achievements t where t.code = 'ELIVET')" calcext:value-type="string">
            <text:p>(select t.id from achievements t where t.code = 'ELIVET')</text:p>
          </table:table-cell>
          <table:table-cell/>
          <table:table-cell table:formula="of:=&quot;(&quot;&amp;[.A18]&amp;&quot;,'&quot;&amp;[.B18]&amp;&quot;',&quot;&amp;[.C18]&amp;&quot;,&quot;&amp;[.K18]&amp;&quot;,0,CURDATE(),CURDATE())&quot;&amp;IF([.$A20]&gt;0;&quot;,&quot;;&quot;;&quot;)" office:value-type="string" office:string-value="(15,'EV',350,(select t.id from achievements t where t.code = 'ELIVET'),0,CURDATE(),CURDATE())," calcext:value-type="string">
            <text:p>(15,'EV',350,(select t.id from achievements t where t.code = 'ELIVET'),0,CURDATE(),CURDATE()),</text:p>
          </table:table-cell>
          <table:table-cell table:formula="of:=&quot;    i18n_short_&quot;&amp;[.$B18]&amp;&quot;: &quot;&amp;CHAR(34)&amp;[.G18]&amp;CHAR(34)&amp;CHAR(13)&amp;CHAR(10)&amp;&quot;    i18n_description_&quot;&amp;[.$B18]&amp;&quot;: &quot;&amp;CHAR(34)&amp;[.E18]&amp;CHAR(34)&amp;CHAR(13)&amp;CHAR(10)&amp;&quot;    i18n_alternate_&quot;&amp;[.$B18]&amp;&quot;: &quot;&amp;CHAR(34)&amp;[.I18]&amp;CHAR(34)" office:value-type="string" office:string-value="    i18n_short_EV: &quot;MAS VET ELI&quot;&#13;&#10;    i18n_description_EV: &quot;MASTER VETERANO ELITE&quot;&#13;&#10;    i18n_alternate_EV: &quot;Si raggiunge solo ottenendo un punteggio superiore ai 900 punti FIN o avendo un punteggio medio di oltre 850 punti e 2 ironmaster e 15 stagioni e 150 meeting&quot;" calcext:value-type="string">
            <text:p><text:s text:c="4"/>i18n_short_EV: "MAS VET ELI"<text:line-break/> <text:s text:c="3"/>i18n_description_EV: "MASTER VETERANO ELITE"<text:line-break/> <text:s text:c="3"/>i18n_alternate_EV: "Si raggiunge solo ottenendo un punteggio superiore ai 900 punti FIN o avendo un punteggio medio di oltre 850 punti e 2 ironmaster e 15 stagioni e 150 meeting"</text:p>
          </table:table-cell>
          <table:table-cell table:formula="of:=&quot;    i18n_short_&quot;&amp;[.$B18]&amp;&quot;: &quot;&amp;CHAR(34)&amp;[.H18]&amp;CHAR(34)&amp;CHAR(13)&amp;CHAR(10)&amp;&quot;    i18n_description_&quot;&amp;[.$B18]&amp;&quot;: &quot;&amp;CHAR(34)&amp;[.F18]&amp;CHAR(34)&amp;CHAR(13)&amp;CHAR(10)&amp;&quot;    i18n_alternate_&quot;&amp;[.$B18]&amp;&quot;: &quot;&amp;CHAR(34)&amp;[.J18]&amp;CHAR(34)" office:value-type="string" office:string-value="    i18n_short_EV: &quot;ELI VET MAS&quot;&#13;&#10;    i18n_description_EV: &quot;ELITE VETERAN MASTER&quot;&#13;&#10;    i18n_alternate_EV: &quot;At least 900 standard points or 850 medium standard points and 2 ironmasters and 150 meetings and 15 seasons&quot;" calcext:value-type="string">
            <text:p><text:s text:c="4"/>i18n_short_EV: "ELI VET MAS"<text:line-break/> <text:s text:c="3"/>i18n_description_EV: "ELITE VETERAN MASTER"<text:line-break/> <text:s text:c="3"/>i18n_alternate_EV: "At least 900 standard points or 850 medium standard points and 2 ironmasters and 150 meetings and 15 seasons"</text:p>
          </table:table-cell>
          <table:table-cell table:number-columns-repeated="1007"/>
        </table:table-row>
        <table:table-row table:style-name="ro2">
          <table:table-cell table:formula="of:=ROW([.A19])-3" office:value-type="float" office:value="16" calcext:value-type="float">
            <text:p>16</text:p>
          </table:table-cell>
          <table:table-cell office:value-type="string" calcext:value-type="string">
            <text:p>MT</text:p>
          </table:table-cell>
          <table:table-cell office:value-type="float" office:value="400" calcext:value-type="float">
            <text:p>400</text:p>
          </table:table-cell>
          <table:table-cell office:value-type="string" calcext:value-type="string">
            <text:p>TOP</text:p>
          </table:table-cell>
          <table:table-cell office:value-type="string" calcext:value-type="string">
            <text:p>MASTER TOP</text:p>
          </table:table-cell>
          <table:table-cell office:value-type="string" calcext:value-type="string">
            <text:p>TOP MASTER</text:p>
          </table:table-cell>
          <table:table-cell office:value-type="string" calcext:value-type="string">
            <text:p>MAS TOP</text:p>
          </table:table-cell>
          <table:table-cell office:value-type="string" calcext:value-type="string">
            <text:p>TOP MAS</text:p>
          </table:table-cell>
          <table:table-cell office:value-type="string" calcext:value-type="string">
            <text:p>Si raggiunge solo ottenendo un punteggio superiore ai 1000 punti FIN</text:p>
          </table:table-cell>
          <table:table-cell office:value-type="string" calcext:value-type="string">
            <text:p>At least 1000 standard points</text:p>
          </table:table-cell>
          <table:table-cell table:formula="of:=&quot;(select t.id from &quot;&amp;[.$D$2]&amp;&quot; t where t.&quot;&amp;[.$D$3]&amp;&quot; = '&quot;&amp;[.$D19]&amp;&quot;')&quot;" office:value-type="string" office:string-value="(select t.id from achievements t where t.code = 'TOP')" calcext:value-type="string">
            <text:p>(select t.id from achievements t where t.code = 'TOP')</text:p>
          </table:table-cell>
          <table:table-cell/>
          <table:table-cell table:formula="of:=&quot;(&quot;&amp;[.A19]&amp;&quot;,'&quot;&amp;[.B19]&amp;&quot;',&quot;&amp;[.C19]&amp;&quot;,&quot;&amp;[.K19]&amp;&quot;,0,CURDATE(),CURDATE())&quot;&amp;IF([.$A22]&gt;0;&quot;,&quot;;&quot;;&quot;)" office:value-type="string" office:string-value="(16,'MT',400,(select t.id from achievements t where t.code = 'TOP'),0,CURDATE(),CURDATE())," calcext:value-type="string">
            <text:p>(16,'MT',400,(select t.id from achievements t where t.code = 'TOP'),0,CURDATE(),CURDATE()),</text:p>
          </table:table-cell>
          <table:table-cell table:formula="of:=&quot;    i18n_short_&quot;&amp;[.$B19]&amp;&quot;: &quot;&amp;CHAR(34)&amp;[.G19]&amp;CHAR(34)&amp;CHAR(13)&amp;CHAR(10)&amp;&quot;    i18n_description_&quot;&amp;[.$B19]&amp;&quot;: &quot;&amp;CHAR(34)&amp;[.E19]&amp;CHAR(34)&amp;CHAR(13)&amp;CHAR(10)&amp;&quot;    i18n_alternate_&quot;&amp;[.$B19]&amp;&quot;: &quot;&amp;CHAR(34)&amp;[.I19]&amp;CHAR(34)" office:value-type="string" office:string-value="    i18n_short_MT: &quot;MAS TOP&quot;&#13;&#10;    i18n_description_MT: &quot;MASTER TOP&quot;&#13;&#10;    i18n_alternate_MT: &quot;Si raggiunge solo ottenendo un punteggio superiore ai 1000 punti FIN&quot;" calcext:value-type="string">
            <text:p><text:s text:c="4"/>i18n_short_MT: "MAS TOP"<text:line-break/> <text:s text:c="3"/>i18n_description_MT: "MASTER TOP"<text:line-break/> <text:s text:c="3"/>i18n_alternate_MT: "Si raggiunge solo ottenendo un punteggio superiore ai 1000 punti FIN"</text:p>
          </table:table-cell>
          <table:table-cell table:formula="of:=&quot;    i18n_short_&quot;&amp;[.$B19]&amp;&quot;: &quot;&amp;CHAR(34)&amp;[.H19]&amp;CHAR(34)&amp;CHAR(13)&amp;CHAR(10)&amp;&quot;    i18n_description_&quot;&amp;[.$B19]&amp;&quot;: &quot;&amp;CHAR(34)&amp;[.F19]&amp;CHAR(34)&amp;CHAR(13)&amp;CHAR(10)&amp;&quot;    i18n_alternate_&quot;&amp;[.$B19]&amp;&quot;: &quot;&amp;CHAR(34)&amp;[.J19]&amp;CHAR(34)" office:value-type="string" office:string-value="    i18n_short_MT: &quot;TOP MAS&quot;&#13;&#10;    i18n_description_MT: &quot;TOP MASTER&quot;&#13;&#10;    i18n_alternate_MT: &quot;At least 1000 standard points&quot;" calcext:value-type="string">
            <text:p><text:s text:c="4"/>i18n_short_MT: "TOP MAS"<text:line-break/> <text:s text:c="3"/>i18n_description_MT: "TOP MASTER"<text:line-break/> <text:s text:c="3"/>i18n_alternate_MT: "At least 1000 standard points"</text:p>
          </table:table-cell>
          <table:table-cell table:number-columns-repeated="1007"/>
        </table:table-row>
        <table:table-row table:style-name="ro2">
          <table:table-cell table:formula="of:=ROW([.A20])-3" office:value-type="float" office:value="17" calcext:value-type="float">
            <text:p>17</text:p>
          </table:table-cell>
          <table:table-cell office:value-type="string" calcext:value-type="string">
            <text:p>TV</text:p>
          </table:table-cell>
          <table:table-cell office:value-type="float" office:value="450" calcext:value-type="float">
            <text:p>450</text:p>
          </table:table-cell>
          <table:table-cell office:value-type="string" calcext:value-type="string">
            <text:p>TOPVET</text:p>
          </table:table-cell>
          <table:table-cell office:value-type="string" calcext:value-type="string">
            <text:p>MASTER VETERANO TOP</text:p>
          </table:table-cell>
          <table:table-cell office:value-type="string" calcext:value-type="string">
            <text:p>TOP VETERAN MASTER</text:p>
          </table:table-cell>
          <table:table-cell office:value-type="string" calcext:value-type="string">
            <text:p>MAS VET TOP</text:p>
          </table:table-cell>
          <table:table-cell office:value-type="string" calcext:value-type="string">
            <text:p>TOP VET MAS</text:p>
          </table:table-cell>
          <table:table-cell office:value-type="string" calcext:value-type="string">
            <text:p>Si raggiunge solo ottenendo un punteggio superiore ai 1000 punti FINi e 2 ironmaster e 15 stagioni e 150 meeting</text:p>
          </table:table-cell>
          <table:table-cell office:value-type="string" calcext:value-type="string">
            <text:p>At least 1000 standard points and 2 ironmasters and 150 meetings and 15 seasons</text:p>
          </table:table-cell>
          <table:table-cell table:formula="of:=&quot;(select t.id from &quot;&amp;[.$D$2]&amp;&quot; t where t.&quot;&amp;[.$D$3]&amp;&quot; = '&quot;&amp;[.$D20]&amp;&quot;')&quot;" office:value-type="string" office:string-value="(select t.id from achievements t where t.code = 'TOPVET')" calcext:value-type="string">
            <text:p>(select t.id from achievements t where t.code = 'TOPVET')</text:p>
          </table:table-cell>
          <table:table-cell/>
          <table:table-cell table:formula="of:=&quot;(&quot;&amp;[.A20]&amp;&quot;,'&quot;&amp;[.B20]&amp;&quot;',&quot;&amp;[.C20]&amp;&quot;,&quot;&amp;[.K20]&amp;&quot;,0,CURDATE(),CURDATE())&quot;&amp;IF([.$A22]&gt;0;&quot;,&quot;;&quot;;&quot;)" office:value-type="string" office:string-value="(17,'TV',450,(select t.id from achievements t where t.code = 'TOPVET'),0,CURDATE(),CURDATE())," calcext:value-type="string">
            <text:p>(17,'TV',450,(select t.id from achievements t where t.code = 'TOPVET'),0,CURDATE(),CURDATE()),</text:p>
          </table:table-cell>
          <table:table-cell table:formula="of:=&quot;    i18n_short_&quot;&amp;[.$B20]&amp;&quot;: &quot;&amp;CHAR(34)&amp;[.G20]&amp;CHAR(34)&amp;CHAR(13)&amp;CHAR(10)&amp;&quot;    i18n_description_&quot;&amp;[.$B20]&amp;&quot;: &quot;&amp;CHAR(34)&amp;[.E20]&amp;CHAR(34)&amp;CHAR(13)&amp;CHAR(10)&amp;&quot;    i18n_alternate_&quot;&amp;[.$B20]&amp;&quot;: &quot;&amp;CHAR(34)&amp;[.I20]&amp;CHAR(34)" office:value-type="string" office:string-value="    i18n_short_TV: &quot;MAS VET TOP&quot;&#13;&#10;    i18n_description_TV: &quot;MASTER VETERANO TOP&quot;&#13;&#10;    i18n_alternate_TV: &quot;Si raggiunge solo ottenendo un punteggio superiore ai 1000 punti FINi e 2 ironmaster e 15 stagioni e 150 meeting&quot;" calcext:value-type="string">
            <text:p><text:s text:c="4"/>i18n_short_TV: "MAS VET TOP"<text:line-break/> <text:s text:c="3"/>i18n_description_TV: "MASTER VETERANO TOP"<text:line-break/> <text:s text:c="3"/>i18n_alternate_TV: "Si raggiunge solo ottenendo un punteggio superiore ai 1000 punti FINi e 2 ironmaster e 15 stagioni e 150 meeting"</text:p>
          </table:table-cell>
          <table:table-cell table:formula="of:=&quot;    i18n_short_&quot;&amp;[.$B20]&amp;&quot;: &quot;&amp;CHAR(34)&amp;[.H20]&amp;CHAR(34)&amp;CHAR(13)&amp;CHAR(10)&amp;&quot;    i18n_description_&quot;&amp;[.$B20]&amp;&quot;: &quot;&amp;CHAR(34)&amp;[.F20]&amp;CHAR(34)&amp;CHAR(13)&amp;CHAR(10)&amp;&quot;    i18n_alternate_&quot;&amp;[.$B20]&amp;&quot;: &quot;&amp;CHAR(34)&amp;[.J20]&amp;CHAR(34)" office:value-type="string" office:string-value="    i18n_short_TV: &quot;TOP VET MAS&quot;&#13;&#10;    i18n_description_TV: &quot;TOP VETERAN MASTER&quot;&#13;&#10;    i18n_alternate_TV: &quot;At least 1000 standard points and 2 ironmasters and 150 meetings and 15 seasons&quot;" calcext:value-type="string">
            <text:p><text:s text:c="4"/>i18n_short_TV: "TOP VET MAS"<text:line-break/> <text:s text:c="3"/>i18n_description_TV: "TOP VETERAN MASTER"<text:line-break/> <text:s text:c="3"/>i18n_alternate_TV: "At least 1000 standard points and 2 ironmasters and 150 meetings and 15 seasons"</text:p>
          </table:table-cell>
          <table:table-cell table:number-columns-repeated="1007"/>
        </table:table-row>
        <table:table-row table:style-name="ro2">
          <table:table-cell table:formula="of:=ROW([.A21])-3" office:value-type="float" office:value="18" calcext:value-type="float">
            <text:p>18</text:p>
          </table:table-cell>
          <table:table-cell office:value-type="string" calcext:value-type="string">
            <text:p>AG</text:p>
          </table:table-cell>
          <table:table-cell office:value-type="float" office:value="500" calcext:value-type="float">
            <text:p>500</text:p>
          </table:table-cell>
          <table:table-cell/>
          <table:table-cell office:value-type="string" calcext:value-type="string">
            <text:p>AGONISTA</text:p>
          </table:table-cell>
          <table:table-cell office:value-type="string" calcext:value-type="string">
            <text:p>ATHLETE</text:p>
          </table:table-cell>
          <table:table-cell office:value-type="string" calcext:value-type="string">
            <text:p>AGO</text:p>
          </table:table-cell>
          <table:table-cell office:value-type="string" calcext:value-type="string">
            <text:p>ATL</text:p>
          </table:table-cell>
          <table:table-cell office:value-type="string" calcext:value-type="string">
            <text:p>Tesserato agonista di categoria inferiore agli assoluti</text:p>
          </table:table-cell>
          <table:table-cell office:value-type="string" calcext:value-type="string">
            <text:p>Pro young swimmer</text:p>
          </table:table-cell>
          <table:table-cell table:formula="of:=&quot;(select t.id from &quot;&amp;[.$D$2]&amp;&quot; t where t.&quot;&amp;[.$D$3]&amp;&quot; = '&quot;&amp;[.$D21]&amp;&quot;')&quot;" office:value-type="string" office:string-value="(select t.id from achievements t where t.code = '')" calcext:value-type="string">
            <text:p>(select t.id from achievements t where t.code = '')</text:p>
          </table:table-cell>
          <table:table-cell/>
          <table:table-cell table:formula="of:=&quot;(&quot;&amp;[.A21]&amp;&quot;,'&quot;&amp;[.B21]&amp;&quot;',&quot;&amp;[.C21]&amp;&quot;,&quot;&amp;[.K21]&amp;&quot;,0,CURDATE(),CURDATE())&quot;&amp;IF([.$A22]&gt;0;&quot;,&quot;;&quot;;&quot;)" office:value-type="string" office:string-value="(18,'AG',500,(select t.id from achievements t where t.code = ''),0,CURDATE(),CURDATE())," calcext:value-type="string">
            <text:p>(18,'AG',500,(select t.id from achievements t where t.code = ''),0,CURDATE(),CURDATE()),</text:p>
          </table:table-cell>
          <table:table-cell table:formula="of:=&quot;    i18n_short_&quot;&amp;[.$B21]&amp;&quot;: &quot;&amp;CHAR(34)&amp;[.G21]&amp;CHAR(34)&amp;CHAR(13)&amp;CHAR(10)&amp;&quot;    i18n_description_&quot;&amp;[.$B21]&amp;&quot;: &quot;&amp;CHAR(34)&amp;[.E21]&amp;CHAR(34)&amp;CHAR(13)&amp;CHAR(10)&amp;&quot;    i18n_alternate_&quot;&amp;[.$B21]&amp;&quot;: &quot;&amp;CHAR(34)&amp;[.I21]&amp;CHAR(34)" office:value-type="string" office:string-value="    i18n_short_AG: &quot;AGO&quot;&#13;&#10;    i18n_description_AG: &quot;AGONISTA&quot;&#13;&#10;    i18n_alternate_AG: &quot;Tesserato agonista di categoria inferiore agli assoluti&quot;" calcext:value-type="string">
            <text:p><text:s text:c="4"/>i18n_short_AG: "AGO"<text:line-break/> <text:s text:c="3"/>i18n_description_AG: "AGONISTA"<text:line-break/> <text:s text:c="3"/>i18n_alternate_AG: "Tesserato agonista di categoria inferiore agli assoluti"</text:p>
          </table:table-cell>
          <table:table-cell table:formula="of:=&quot;    i18n_short_&quot;&amp;[.$B21]&amp;&quot;: &quot;&amp;CHAR(34)&amp;[.H21]&amp;CHAR(34)&amp;CHAR(13)&amp;CHAR(10)&amp;&quot;    i18n_description_&quot;&amp;[.$B21]&amp;&quot;: &quot;&amp;CHAR(34)&amp;[.F21]&amp;CHAR(34)&amp;CHAR(13)&amp;CHAR(10)&amp;&quot;    i18n_alternate_&quot;&amp;[.$B21]&amp;&quot;: &quot;&amp;CHAR(34)&amp;[.J21]&amp;CHAR(34)" office:value-type="string" office:string-value="    i18n_short_AG: &quot;ATL&quot;&#13;&#10;    i18n_description_AG: &quot;ATHLETE&quot;&#13;&#10;    i18n_alternate_AG: &quot;Pro young swimmer&quot;" calcext:value-type="string">
            <text:p><text:s text:c="4"/>i18n_short_AG: "ATL"<text:line-break/> <text:s text:c="3"/>i18n_description_AG: "ATHLETE"<text:line-break/> <text:s text:c="3"/>i18n_alternate_AG: "Pro young swimmer"</text:p>
          </table:table-cell>
          <table:table-cell table:number-columns-repeated="1007"/>
        </table:table-row>
        <table:table-row table:style-name="ro2">
          <table:table-cell table:formula="of:=ROW([.A22])-3" office:value-type="float" office:value="19" calcext:value-type="float">
            <text:p>19</text:p>
          </table:table-cell>
          <table:table-cell office:value-type="string" calcext:value-type="string">
            <text:p>AA</text:p>
          </table:table-cell>
          <table:table-cell office:value-type="float" office:value="550" calcext:value-type="float">
            <text:p>550</text:p>
          </table:table-cell>
          <table:table-cell/>
          <table:table-cell office:value-type="string" calcext:value-type="string">
            <text:p>AGONISTA ADULTO</text:p>
          </table:table-cell>
          <table:table-cell office:value-type="string" calcext:value-type="string">
            <text:p>SENIOR ATHLETE</text:p>
          </table:table-cell>
          <table:table-cell office:value-type="string" calcext:value-type="string">
            <text:p>ATL SEN</text:p>
          </table:table-cell>
          <table:table-cell office:value-type="string" calcext:value-type="string">
            <text:p>SEN ATL</text:p>
          </table:table-cell>
          <table:table-cell office:value-type="string" calcext:value-type="string">
            <text:p>Tesserato agonista di catoegoria assoluti</text:p>
          </table:table-cell>
          <table:table-cell office:value-type="string" calcext:value-type="string">
            <text:p>Pro adult swimmer</text:p>
          </table:table-cell>
          <table:table-cell table:formula="of:=&quot;(select t.id from &quot;&amp;[.$D$2]&amp;&quot; t where t.&quot;&amp;[.$D$3]&amp;&quot; = '&quot;&amp;[.$D22]&amp;&quot;')&quot;" office:value-type="string" office:string-value="(select t.id from achievements t where t.code = '')" calcext:value-type="string">
            <text:p>(select t.id from achievements t where t.code = '')</text:p>
          </table:table-cell>
          <table:table-cell/>
          <table:table-cell table:formula="of:=&quot;(&quot;&amp;[.A22]&amp;&quot;,'&quot;&amp;[.B22]&amp;&quot;',&quot;&amp;[.C22]&amp;&quot;,&quot;&amp;[.K22]&amp;&quot;,0,CURDATE(),CURDATE())&quot;&amp;IF([.$A24]&gt;0;&quot;,&quot;;&quot;;&quot;)" office:value-type="string" office:string-value="(19,'AA',550,(select t.id from achievements t where t.code = ''),0,CURDATE(),CURDATE());" calcext:value-type="string">
            <text:p>(19,'AA',550,(select t.id from achievements t where t.code = ''),0,CURDATE(),CURDATE());</text:p>
          </table:table-cell>
          <table:table-cell table:formula="of:=&quot;    i18n_short_&quot;&amp;[.$B22]&amp;&quot;: &quot;&amp;CHAR(34)&amp;[.G22]&amp;CHAR(34)&amp;CHAR(13)&amp;CHAR(10)&amp;&quot;    i18n_description_&quot;&amp;[.$B22]&amp;&quot;: &quot;&amp;CHAR(34)&amp;[.E22]&amp;CHAR(34)&amp;CHAR(13)&amp;CHAR(10)&amp;&quot;    i18n_alternate_&quot;&amp;[.$B22]&amp;&quot;: &quot;&amp;CHAR(34)&amp;[.I22]&amp;CHAR(34)" office:value-type="string" office:string-value="    i18n_short_AA: &quot;ATL SEN&quot;&#13;&#10;    i18n_description_AA: &quot;AGONISTA ADULTO&quot;&#13;&#10;    i18n_alternate_AA: &quot;Tesserato agonista di catoegoria assoluti&quot;" calcext:value-type="string">
            <text:p><text:s text:c="4"/>i18n_short_AA: "ATL SEN"<text:line-break/> <text:s text:c="3"/>i18n_description_AA: "AGONISTA ADULTO"<text:line-break/> <text:s text:c="3"/>i18n_alternate_AA: "Tesserato agonista di catoegoria assoluti"</text:p>
          </table:table-cell>
          <table:table-cell table:formula="of:=&quot;    i18n_short_&quot;&amp;[.$B22]&amp;&quot;: &quot;&amp;CHAR(34)&amp;[.H22]&amp;CHAR(34)&amp;CHAR(13)&amp;CHAR(10)&amp;&quot;    i18n_description_&quot;&amp;[.$B22]&amp;&quot;: &quot;&amp;CHAR(34)&amp;[.F22]&amp;CHAR(34)&amp;CHAR(13)&amp;CHAR(10)&amp;&quot;    i18n_alternate_&quot;&amp;[.$B22]&amp;&quot;: &quot;&amp;CHAR(34)&amp;[.J22]&amp;CHAR(34)" office:value-type="string" office:string-value="    i18n_short_AA: &quot;SEN ATL&quot;&#13;&#10;    i18n_description_AA: &quot;SENIOR ATHLETE&quot;&#13;&#10;    i18n_alternate_AA: &quot;Pro adult swimmer&quot;" calcext:value-type="string">
            <text:p><text:s text:c="4"/>i18n_short_AA: "SEN ATL"<text:line-break/> <text:s text:c="3"/>i18n_description_AA: "SENIOR ATHLETE"<text:line-break/> <text:s text:c="3"/>i18n_alternate_AA: "Pro adult swimmer"</text:p>
          </table:table-cell>
          <table:table-cell table:number-columns-repeated="1007"/>
        </table:table-row>
      </table:table>
      <table:table table:name="'file:///G:/Goggles/Dati/generali/Dati_tipologiche_generali.ods'#Dati_standard" table:print="false" table:style-name="ta_extref">
        <table:table-source xlink:type="simple" xlink:href="../Dati_tipologiche_generali.ods" table:table-name="Dati_standard" table:filter-name="calc8" table:mode="copy-results-only"/>
        <table:table-column table:number-columns-repeated="4"/>
        <table:table-row table:number-rows-repeated="117">
          <table:table-cell table:number-columns-repeated="4"/>
        </table:table-row>
        <table:table-row>
          <table:table-cell/>
          <table:table-cell office:value-type="string">
            <text:p>AAMG</text:p>
          </table:table-cell>
          <table:table-cell/>
          <table:table-cell office:value-type="string">
            <text:p>GOGGLERS AMICI</text:p>
          </table:table-cell>
        </table:table-row>
        <table:table-row>
          <table:table-cell/>
          <table:table-cell office:value-type="string">
            <text:p>ADNG</text:p>
          </table:table-cell>
          <table:table-cell/>
          <table:table-cell office:value-type="string">
            <text:p>DISTANZA TOTALE NUOTATA IN GARA</text:p>
          </table:table-cell>
        </table:table-row>
        <table:table-row>
          <table:table-cell/>
          <table:table-cell office:value-type="string">
            <text:p>AMPF</text:p>
          </table:table-cell>
          <table:table-cell/>
          <table:table-cell office:value-type="string">
            <text:p>MASSIMO PUNTEGGIO FIN</text:p>
          </table:table-cell>
        </table:table-row>
        <table:table-row>
          <table:table-cell/>
          <table:table-cell office:value-type="string">
            <text:p>ANGD</text:p>
          </table:table-cell>
          <table:table-cell/>
          <table:table-cell office:value-type="string">
            <text:p>NUMERO MEETING DISPUTATI</text:p>
          </table:table-cell>
        </table:table-row>
        <table:table-row>
          <table:table-cell/>
          <table:table-cell office:value-type="string">
            <text:p>ATNG</text:p>
          </table:table-cell>
          <table:table-cell/>
          <table:table-cell office:value-type="string">
            <text:p>TEMPO TOTALE NUOTATO IN GARA</text:p>
          </table:table-cell>
        </table:table-row>
        <table:table-row>
          <table:table-cell/>
          <table:table-cell office:value-type="string">
            <text:p>ATSV</text:p>
          </table:table-cell>
          <table:table-cell/>
          <table:table-cell office:value-type="string">
            <text:p>TUTTE LE SPECIALITA' IN CORTA E LUNGA</text:p>
          </table:table-cell>
        </table:table-row>
        <table:table-row>
          <table:table-cell/>
          <table:table-cell office:value-type="string">
            <text:p>ASTA</text:p>
          </table:table-cell>
          <table:table-cell/>
          <table:table-cell office:value-type="string">
            <text:p>NUMERO STAGIONI</text:p>
          </table:table-cell>
        </table:table-row>
        <table:table-row>
          <table:table-cell/>
          <table:table-cell office:value-type="string">
            <text:p>ASQU</text:p>
          </table:table-cell>
          <table:table-cell/>
          <table:table-cell office:value-type="string">
            <text:p>NUMERO SQUALIFICHE</text:p>
          </table:table-cell>
        </table:table-row>
        <table:table-row>
          <table:table-cell/>
          <table:table-cell office:value-type="string">
            <text:p>AORO</text:p>
          </table:table-cell>
          <table:table-cell/>
          <table:table-cell office:value-type="string">
            <text:p>NUMERO MEDAGLIE D'ORO</text:p>
          </table:table-cell>
        </table:table-row>
        <table:table-row>
          <table:table-cell/>
          <table:table-cell office:value-type="string">
            <text:p>AMED</text:p>
          </table:table-cell>
          <table:table-cell/>
          <table:table-cell office:value-type="string">
            <text:p>NUMERO MEDAGLIE</text:p>
          </table:table-cell>
        </table:table-row>
        <table:table-row>
          <table:table-cell/>
          <table:table-cell office:value-type="string">
            <text:p>AKMA</text:p>
          </table:table-cell>
          <table:table-cell/>
          <table:table-cell office:value-type="string">
            <text:p>KM ALLENAMENTO TOTALI</text:p>
          </table:table-cell>
        </table:table-row>
        <table:table-row>
          <table:table-cell/>
          <table:table-cell office:value-type="string">
            <text:p>AKMF</text:p>
          </table:table-cell>
          <table:table-cell/>
          <table:table-cell office:value-type="string">
            <text:p>KM DELFINO TOTALI</text:p>
          </table:table-cell>
        </table:table-row>
        <table:table-row>
          <table:table-cell/>
          <table:table-cell office:value-type="string">
            <text:p>AKMG</text:p>
          </table:table-cell>
          <table:table-cell/>
          <table:table-cell office:value-type="string">
            <text:p>KM GAMBE TOTALI</text:p>
          </table:table-cell>
        </table:table-row>
        <table:table-row>
          <table:table-cell/>
          <table:table-cell office:value-type="string">
            <text:p>SIRN</text:p>
          </table:table-cell>
          <table:table-cell/>
          <table:table-cell office:value-type="string">
            <text:p>IRONMASTER COMPLETATO</text:p>
          </table:table-cell>
        </table:table-row>
        <table:table-row>
          <table:table-cell/>
          <table:table-cell office:value-type="string">
            <text:p>SKMA</text:p>
          </table:table-cell>
          <table:table-cell/>
          <table:table-cell office:value-type="string">
            <text:p>KM ALLENAMENTO STAGIONALI</text:p>
          </table:table-cell>
        </table:table-row>
        <table:table-row>
          <table:table-cell/>
          <table:table-cell office:value-type="string">
            <text:p>SKMF</text:p>
          </table:table-cell>
          <table:table-cell/>
          <table:table-cell office:value-type="string">
            <text:p>KM DELFINO STAGIONALI</text:p>
          </table:table-cell>
        </table:table-row>
        <table:table-row>
          <table:table-cell/>
          <table:table-cell office:value-type="string">
            <text:p>SKMG</text:p>
          </table:table-cell>
          <table:table-cell/>
          <table:table-cell office:value-type="string">
            <text:p>KM GAMBE STAGIONALI</text:p>
          </table:table-cell>
        </table:table-row>
        <table:table-row>
          <table:table-cell/>
          <table:table-cell office:value-type="string">
            <text:p>SMDF</text:p>
          </table:table-cell>
          <table:table-cell/>
          <table:table-cell office:value-type="string">
            <text:p>MEDIA PUNTI FIN DI UNA STAGIONE</text:p>
          </table:table-cell>
        </table:table-row>
        <table:table-row>
          <table:table-cell/>
          <table:table-cell office:value-type="string">
            <text:p>SPBS</text:p>
          </table:table-cell>
          <table:table-cell/>
          <table:table-cell office:value-type="string">
            <text:p>PERSONAL BESTS REALIZZATI IN UNA STAGIONE</text:p>
          </table:table-cell>
        </table:table-row>
      </table:table>
      <table:named-expressions/>
      <table:database-ranges>
        <table:database-range table:name="__Anonymous_Sheet_DB__0" table:target-range-address="achievements.B5:achievements.C8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number:text>-</number:text>
      <loext:fill-character> </loext:fill-character>
      <number:number number:decimal-places="2" number:min-integer-digits="1" number:grouping="true"/>
      <number:text> </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L. </number:text>
      <number:number number:decimal-places="0" number:min-integer-digits="1" number:grouping="true"/>
    </number:number-style>
    <number:number-style style:name="N138">
      <number:text>-L. </number:text>
      <number:number number:decimal-places="0" number:min-integer-digits="1" number:grouping="true"/>
      <style:map style:condition="value()&gt;=0" style:apply-style-name="N138P0"/>
    </number:number-style>
    <number:number-style style:name="N139P0" style:volatile="true">
      <number:text>L. </number:text>
      <number:number number:decimal-places="0" number:min-integer-digits="1" number:grouping="true"/>
    </number:number-style>
    <number:number-style style:name="N139">
      <style:text-properties fo:color="#ff0000"/>
      <number:text>-L. </number:text>
      <number:number number:decimal-places="0" number:min-integer-digits="1" number:grouping="true"/>
      <style:map style:condition="value()&gt;=0" style:apply-style-name="N139P0"/>
    </number:number-style>
    <number:number-style style:name="N141P0" style:volatile="true">
      <number:text>L. </number:text>
      <number:number number:decimal-places="2" number:min-integer-digits="1" number:grouping="true"/>
    </number:number-style>
    <number:number-style style:name="N141">
      <number:text>-L. </number:text>
      <number:number number:decimal-places="2" number:min-integer-digits="1" number:grouping="true"/>
      <style:map style:condition="value()&gt;=0" style:apply-style-name="N141P0"/>
    </number:number-style>
    <number:number-style style:name="N142P0" style:volatile="true">
      <number:text>L. </number:text>
      <number:number number:decimal-places="2" number:min-integer-digits="1" number:grouping="true"/>
    </number:number-style>
    <number:number-style style:name="N142">
      <style:text-properties fo:color="#ff0000"/>
      <number:text>-L. </number:text>
      <number:number number:decimal-places="2" number:min-integer-digits="1" number:grouping="true"/>
      <style:map style:condition="value()&gt;=0" style:apply-style-name="N142P0"/>
    </number:number-style>
    <number:number-style style:name="N146P0" style:volatile="true">
      <number:text> L. </number:text>
      <loext:fill-character> </loext:fill-character>
      <number:number number:decimal-places="0" number:min-integer-digits="1" number:grouping="true"/>
      <number:text> </number:text>
    </number:number-style>
    <number:number-style style:name="N146P1" style:volatile="true">
      <number:text>-L. </number:text>
      <loext:fill-character> </loext:fill-character>
      <number:number number:decimal-places="0" number:min-integer-digits="1" number:grouping="true"/>
      <number:text> </number:text>
    </number:number-style>
    <number:number-style style:name="N146P2" style:volatile="true">
      <number:text> L. </number: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L. </number:text>
      <loext:fill-character> </loext:fill-character>
      <number:number number:decimal-places="2" number:min-integer-digits="1" number:grouping="true"/>
      <number:text> </number:text>
    </number:number-style>
    <number:number-style style:name="N150P1" style:volatile="true">
      <number:text>-L. </number:text>
      <loext:fill-character> </loext:fill-character>
      <number:number number:decimal-places="2" number:min-integer-digits="1" number:grouping="true"/>
      <number:text> </number:text>
    </number:number-style>
    <number:number-style style:name="N150P2" style:volatile="true">
      <number:text> L. </number:text>
      <loext:fill-character> </loext:fill-character>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number:text>
      <number:number number:decimal-places="0" number:min-integer-digits="1" number:grouping="true"/>
      <number:text> </number:text>
    </number:number-style>
    <number:number-style style:name="N152">
      <number:text>($</number:text>
      <number:number number:decimal-places="0" number:min-integer-digits="1" number:grouping="true"/>
      <number:text>)</number:text>
      <style:map style:condition="value()&gt;=0" style:apply-style-name="N152P0"/>
    </number:number-style>
    <number:number-style style:name="N153P0" style:volatile="true">
      <number:text>$</number:text>
      <number:number number:decimal-places="0" number:min-integer-digits="1" number:grouping="true"/>
      <number:text> </number:text>
    </number:number-style>
    <number:number-style style:name="N153">
      <style:text-properties fo:color="#ff0000"/>
      <number:text>($</number:text>
      <number:number number:decimal-places="0" number:min-integer-digits="1" number:grouping="true"/>
      <number:text>)</number:text>
      <style:map style:condition="value()&gt;=0" style:apply-style-name="N153P0"/>
    </number:number-style>
    <number:number-style style:name="N155P0" style:volatile="true">
      <number:text>$</number:text>
      <number:number number:decimal-places="2" number:min-integer-digits="1" number:grouping="true"/>
      <number:text> </number:text>
    </number:number-style>
    <number:number-style style:name="N155">
      <number:text>($</number:text>
      <number:number number:decimal-places="2" number:min-integer-digits="1" number:grouping="true"/>
      <number:text>)</number:text>
      <style:map style:condition="value()&gt;=0" style:apply-style-name="N155P0"/>
    </number:number-style>
    <number:number-style style:name="N156P0" style:volatile="true">
      <number:text>$</number:text>
      <number:number number:decimal-places="2" number:min-integer-digits="1" number:grouping="true"/>
      <number:text> </number:text>
    </number:number-style>
    <number:number-style style:name="N156">
      <style:text-properties fo:color="#ff0000"/>
      <number:text>($</number:text>
      <number:number number:decimal-places="2" number:min-integer-digits="1" number:grouping="true"/>
      <number:text>)</number:text>
      <style:map style:condition="value()&gt;=0" style:apply-style-name="N156P0"/>
    </number:number-style>
    <number:number-style style:name="N160P0" style:volatile="true">
      <number:text> $</number:text>
      <loext:fill-character> </loext:fill-character>
      <number:number number:decimal-places="0" number:min-integer-digits="1" number:grouping="true"/>
      <number:text> </number:text>
    </number:number-style>
    <number:number-style style:name="N160P1" style:volatile="true">
      <number:text> $</number:text>
      <loext:fill-character> </loext:fill-character>
      <number:text>(</number:text>
      <number:number number:decimal-places="0" number:min-integer-digits="1" number:grouping="true"/>
      <number:text>)</number:text>
    </number:number-style>
    <number:number-style style:name="N160P2" style:volatile="true">
      <number:text> $</number:text>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loext:fill-character> </loext:fill-character>
      <number:number number:decimal-places="0" number:min-integer-digits="1" number:grouping="true"/>
      <number:text> </number:text>
    </number:number-style>
    <number:number-style style:name="N162P1" style:volatile="true">
      <loext:fill-character> </loext:fill-character>
      <number:text>(</number:text>
      <number:number number:decimal-places="0" number:min-integer-digits="1" number:grouping="true"/>
      <number:text>)</number:text>
    </number:number-style>
    <number:number-style style:name="N162P2" style:volatile="true">
      <loext:fill-character> </loext: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loext:fill-character> </loext:fill-character>
      <number:number number:decimal-places="2" number:min-integer-digits="1" number:grouping="true"/>
      <number:text> </number:text>
    </number:number-style>
    <number:number-style style:name="N166P1" style:volatile="true">
      <number:text> $</number:text>
      <loext:fill-character> </loext:fill-character>
      <number:text>(</number:text>
      <number:number number:decimal-places="2" number:min-integer-digits="1" number:grouping="true"/>
      <number:text>)</number:text>
    </number:number-style>
    <number:number-style style:name="N166P2" style:volatile="true">
      <number:text> $</number:text>
      <loext:fill-character> </loext: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text>IR£</number:text>
      <number:number number:decimal-places="0" number:min-integer-digits="1" number:grouping="true"/>
    </number:number-style>
    <number:number-style style:name="N170">
      <number:text>-IR£</number:text>
      <number:number number:decimal-places="0" number:min-integer-digits="1" number:grouping="true"/>
      <style:map style:condition="value()&gt;=0" style:apply-style-name="N170P0"/>
    </number:number-style>
    <number:number-style style:name="N171P0" style:volatile="true">
      <number:text>IR£</number:text>
      <number:number number:decimal-places="0" number:min-integer-digits="1" number:grouping="true"/>
    </number:number-style>
    <number:number-style style:name="N171">
      <style:text-properties fo:color="#ff0000"/>
      <number:text>-IR£</number:text>
      <number:number number:decimal-places="0" number:min-integer-digits="1" number:grouping="true"/>
      <style:map style:condition="value()&gt;=0" style:apply-style-name="N171P0"/>
    </number:number-style>
    <number:number-style style:name="N173P0" style:volatile="true">
      <number:text>IR£</number:text>
      <number:number number:decimal-places="2" number:min-integer-digits="1" number:grouping="true"/>
    </number:number-style>
    <number:number-style style:name="N173">
      <number:text>-IR£</number:text>
      <number:number number:decimal-places="2" number:min-integer-digits="1" number:grouping="true"/>
      <style:map style:condition="value()&gt;=0" style:apply-style-name="N173P0"/>
    </number:number-style>
    <number:number-style style:name="N174P0" style:volatile="true">
      <number:text>IR£</number:text>
      <number:number number:decimal-places="2" number:min-integer-digits="1" number:grouping="true"/>
    </number:number-style>
    <number:number-style style:name="N174">
      <style:text-properties fo:color="#ff0000"/>
      <number:text>-IR£</number:text>
      <number:number number:decimal-places="2" number:min-integer-digits="1" number:grouping="true"/>
      <style:map style:condition="value()&gt;=0" style:apply-style-name="N174P0"/>
    </number:number-style>
    <number:number-style style:name="N178P0" style:volatile="true">
      <number:text> IR£</number:text>
      <loext:fill-character> </loext:fill-character>
      <number:number number:decimal-places="0" number:min-integer-digits="1" number:grouping="true"/>
      <number:text> </number:text>
    </number:number-style>
    <number:number-style style:name="N178P1" style:volatile="true">
      <number:text>-IR£</number:text>
      <loext:fill-character> </loext:fill-character>
      <number:number number:decimal-places="0" number:min-integer-digits="1" number:grouping="true"/>
      <number:text> </number:text>
    </number:number-style>
    <number:number-style style:name="N178P2" style:volatile="true">
      <number:text> IR£</number:text>
      <loext:fill-character> </loext:fill-character>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number:text> IR£</number:text>
      <loext:fill-character> </loext:fill-character>
      <number:number number:decimal-places="2" number:min-integer-digits="1" number:grouping="true"/>
      <number:text> </number:text>
    </number:number-style>
    <number:number-style style:name="N182P1" style:volatile="true">
      <number:text>-IR£</number:text>
      <loext:fill-character> </loext:fill-character>
      <number:number number:decimal-places="2" number:min-integer-digits="1" number:grouping="true"/>
      <number:text> </number:text>
    </number:number-style>
    <number:number-style style:name="N182P2" style:volatile="true">
      <number:text> IR£</number:text>
      <loext:fill-character> </loext:fill-character>
      <number:text>-</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date-style style:name="N10103" number:language="it" number:country="IT">
      <number:day number:style="long"/>
      <number:text>-</number:text>
      <number:month number:textual="true"/>
      <number:text>-</number:text>
      <number:year/>
    </number:date-style>
    <number:date-style style:name="N10104" number:language="it" number:country="IT">
      <number:day number:style="long"/>
      <number:text>-</number:text>
      <number:month number:textual="true"/>
    </number:date-style>
    <number:date-style style:name="N10105" number:language="it" number:country="IT">
      <number:month number:textual="true"/>
      <number:text>-</number:text>
      <number:year/>
    </number:date-style>
    <number:time-style style:name="N10106" number:language="it" number:country="IT">
      <number:hours/>
      <number:text>.</number:text>
      <number:minutes number:style="long"/>
      <number:text> </number:text>
      <number:am-pm/>
    </number:time-style>
    <number:time-style style:name="N10107" number:language="it" number:country="IT">
      <number:hours/>
      <number:text>.</number:text>
      <number:minutes number:style="long"/>
      <number:text>.</number:text>
      <number:seconds number:style="long"/>
      <number:text> </number:text>
      <number:am-pm/>
    </number:time-style>
    <number:time-style style:name="N10108" number:language="it" number:country="IT">
      <number:hours/>
      <number:text>.</number:text>
      <number:minutes number:style="long"/>
    </number:time-style>
    <number:time-style style:name="N10109" number:language="it" number:country="IT">
      <number:hours/>
      <number:text>.</number:text>
      <number:minutes number:style="long"/>
      <number:text>.</number:text>
      <number:seconds number:style="long"/>
    </number:time-style>
    <number:date-style style:name="N10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2P0" style:volatile="true" number:language="it" number:country="IT">
      <number:text>€ </number:text>
      <number:number number:decimal-places="0" number:min-integer-digits="1" number:grouping="true"/>
    </number:number-style>
    <number:number-style style:name="N10112" number:language="it" number:country="IT">
      <number:text>-€ </number:text>
      <number:number number:decimal-places="0" number:min-integer-digits="1" number:grouping="true"/>
      <style:map style:condition="value()&gt;=0" style:apply-style-name="N10112P0"/>
    </number:number-style>
    <number:number-style style:name="N10113P0" style:volatile="true" number:language="it" number:country="IT">
      <number:text>€ </number:text>
      <number:number number:decimal-places="0" number:min-integer-digits="1" number:grouping="true"/>
    </number:number-style>
    <number:number-style style:name="N10113" number:language="it" number:country="IT">
      <style:text-properties fo:color="#ff0000"/>
      <number:text>-€ </number:text>
      <number:number number:decimal-places="0" number:min-integer-digits="1" number:grouping="true"/>
      <style:map style:condition="value()&gt;=0" style:apply-style-name="N10113P0"/>
    </number:number-style>
    <number:number-style style:name="N10115P0" style:volatile="true" number:language="it" number:country="IT">
      <number:text>€ </number:text>
      <number:number number:decimal-places="2" number:min-integer-digits="1" number:grouping="true"/>
    </number:number-style>
    <number:number-style style:name="N10115" number:language="it" number:country="IT">
      <number:text>-€ </number:text>
      <number:number number:decimal-places="2" number:min-integer-digits="1" number:grouping="true"/>
      <style:map style:condition="value()&gt;=0" style:apply-style-name="N10115P0"/>
    </number:number-style>
    <number:number-style style:name="N10116P0" style:volatile="true" number:language="it" number:country="IT">
      <number:text>€ </number:text>
      <number:number number:decimal-places="2" number:min-integer-digits="1" number:grouping="true"/>
    </number:number-style>
    <number:number-style style:name="N10116" number:language="it" number:country="IT">
      <style:text-properties fo:color="#ff0000"/>
      <number:text>-€ </number:text>
      <number:number number:decimal-places="2" number:min-integer-digits="1" number:grouping="true"/>
      <style:map style:condition="value()&gt;=0" style:apply-style-name="N10116P0"/>
    </number:number-style>
    <style:style style:name="Default" style:family="table-cell">
      <style:text-properties style:font-name-asian="Lucida Sans Unicode" style:font-family-asian="'Lucida Sans Unicode'"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rrore" style:family="table-cell" style:parent-style-name="Default">
      <style:text-properties fo: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01:51:49.58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date>2014-03-15T01:53:48.352000000</dc:date>
    <meta:editing-duration>PT4H35M4S</meta:editing-duration>
    <meta:editing-cycles>42</meta:editing-cycles>
    <meta:document-statistic meta:table-count="3" meta:cell-count="1178" meta:object-count="0"/>
  </office:meta>
</office:document-meta>
</file>